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3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17.39cm" svg:height="13.393cm" svg:x="47.122cm" svg:y="1.814cm">
            <draw:object draw:notify-on-update-of-ranges="Sheet1.M7:Sheet1.M38 Sheet1.N6:Sheet1.N6 Sheet1.N7:Sheet1.N38 Sheet1.O6:Sheet1.O6 Sheet1.O7:Sheet1.O38 Sheet1.P6:Sheet1.P6 Sheet1.P7:Sheet1.P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6.668cm" svg:y="19.717cm">
            <draw:object draw:notify-on-update-of-ranges="Sheet1.H48:Sheet1.H73 Sheet1.I47:Sheet1.I47 Sheet1.I48:Sheet1.I73 Sheet1.J47:Sheet1.J47 Sheet1.J48:Sheet1.J73 Sheet1.K47:Sheet1.K47 Sheet1.K48:Sheet1.K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539cm" svg:height="13.382cm" svg:x="64.255cm" svg:y="2.038cm">
            <draw:object draw:notify-on-update-of-ranges="Sheet1.M82:Sheet1.M103 Sheet1.N81:Sheet1.N81 Sheet1.N82:Sheet1.N103 Sheet1.O81:Sheet1.O81 Sheet1.O82:Sheet1.O103 Sheet1.P81:Sheet1.P81 Sheet1.P82:Sheet1.P10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db.list.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P_E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MJ3h</text:p>
          </table:table-cell>
          <table:table-cell table:formula="of:=[.I7]*100" office:value-type="float" office:value="3.63636363636" calcext:value-type="float">
            <text:p>3,6363636364</text:p>
          </table:table-cell>
          <table:table-cell table:formula="of:=[.J7]*100" office:value-type="float" office:value="16.3636363636" calcext:value-type="float">
            <text:p>16,3636363636</text:p>
          </table:table-cell>
          <table:table-cell table:formula="of:=[.K7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09090909091" calcext:value-type="float">
            <text:p>0,3090909091</text:p>
          </table:table-cell>
          <table:table-cell/>
          <table:table-cell office:value-type="string" calcext:value-type="string">
            <text:p>CP_SJKG</text:p>
          </table:table-cell>
          <table:table-cell table:formula="of:=[.I8]*100" office:value-type="float" office:value="5.45454545455" calcext:value-type="float">
            <text:p>5,4545454546</text:p>
          </table:table-cell>
          <table:table-cell table:formula="of:=[.J8]*100" office:value-type="float" office:value="16.3636363636" calcext:value-type="float">
            <text:p>16,3636363636</text:p>
          </table:table-cell>
          <table:table-cell table:formula="of:=[.K8]*100" office:value-type="float" office:value="30.9090909091" calcext:value-type="float">
            <text:p>30,9090909091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BT</text:p>
          </table:table-cell>
          <table:table-cell table:formula="of:=[.I9]*100" office:value-type="float" office:value="7.27272727273" calcext:value-type="float">
            <text:p>7,2727272727</text:p>
          </table:table-cell>
          <table:table-cell table:formula="of:=[.J9]*100" office:value-type="float" office:value="16.3636363636" calcext:value-type="float">
            <text:p>16,3636363636</text:p>
          </table:table-cell>
          <table:table-cell table:formula="of:=[.K9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AP_DCOMPLEX</text:p>
          </table:table-cell>
          <table:table-cell table:formula="of:=[.I10]*100" office:value-type="float" office:value="1.81818181818" calcext:value-type="float">
            <text:p>1,8181818182</text:p>
          </table:table-cell>
          <table:table-cell table:formula="of:=[.J10]*100" office:value-type="float" office:value="18.1818181818" calcext:value-type="float">
            <text:p>18,1818181818</text:p>
          </table:table-cell>
          <table:table-cell table:formula="of:=[.K10]*100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SKOa</text:p>
          </table:table-cell>
          <table:table-cell table:formula="of:=[.I11]*100" office:value-type="float" office:value="1.81818181818" calcext:value-type="float">
            <text:p>1,8181818182</text:p>
          </table:table-cell>
          <table:table-cell table:formula="of:=[.J11]*100" office:value-type="float" office:value="18.1818181818" calcext:value-type="float">
            <text:p>18,1818181818</text:p>
          </table:table-cell>
          <table:table-cell table:formula="of:=[.K11]*100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AP_dDFIRE</text:p>
          </table:table-cell>
          <table:table-cell table:formula="of:=[.I12]*100" office:value-type="float" office:value="3.63636363636" calcext:value-type="float">
            <text:p>3,6363636364</text:p>
          </table:table-cell>
          <table:table-cell table:formula="of:=[.J12]*100" office:value-type="float" office:value="20" calcext:value-type="float">
            <text:p>20</text:p>
          </table:table-cell>
          <table:table-cell table:formula="of:=[.K12]*100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TB</text:p>
          </table:table-cell>
          <table:table-cell table:formula="of:=[.I13]*100" office:value-type="float" office:value="5.45454545455" calcext:value-type="float">
            <text:p>5,4545454546</text:p>
          </table:table-cell>
          <table:table-cell table:formula="of:=[.J13]*100" office:value-type="float" office:value="20" calcext:value-type="float">
            <text:p>20</text:p>
          </table:table-cell>
          <table:table-cell table:formula="of:=[.K13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VD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PYDOCK</text:p>
          </table:table-cell>
          <table:table-cell table:formula="of:=[.I14]*100" office:value-type="float" office:value="7.27272727273" calcext:value-type="float">
            <text:p>7,2727272727</text:p>
          </table:table-cell>
          <table:table-cell table:formula="of:=[.J14]*100" office:value-type="float" office:value="20" calcext:value-type="float">
            <text:p>20</text:p>
          </table:table-cell>
          <table:table-cell table:formula="of:=[.K14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HLPL</text:p>
          </table:table-cell>
          <table:table-cell table:formula="of:=[.I15]*100" office:value-type="float" office:value="5.45454545455" calcext:value-type="float">
            <text:p>5,4545454546</text:p>
          </table:table-cell>
          <table:table-cell table:formula="of:=[.J15]*100" office:value-type="float" office:value="20" calcext:value-type="float">
            <text:p>20</text:p>
          </table:table-cell>
          <table:table-cell table:formula="of:=[.K15]*100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BFKV</text:p>
          </table:table-cell>
          <table:table-cell table:formula="of:=[.I16]*100" office:value-type="float" office:value="7.27272727273" calcext:value-type="float">
            <text:p>7,2727272727</text:p>
          </table:table-cell>
          <table:table-cell table:formula="of:=[.J16]*100" office:value-type="float" office:value="25.4545454545" calcext:value-type="float">
            <text:p>25,4545454545</text:p>
          </table:table-cell>
          <table:table-cell table:formula="of:=[.K16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G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BL</text:p>
          </table:table-cell>
          <table:table-cell table:formula="of:=[.I18]*100" office:value-type="float" office:value="3.63636363636" calcext:value-type="float">
            <text:p>3,6363636364</text:p>
          </table:table-cell>
          <table:table-cell table:formula="of:=[.J18]*100" office:value-type="float" office:value="12.7272727273" calcext:value-type="float">
            <text:p>12,7272727273</text:p>
          </table:table-cell>
          <table:table-cell table:formula="of:=[.K18]*100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FKV</text:p>
          </table:table-cell>
          <table:table-cell table:formula="of:=[.I19]*100" office:value-type="float" office:value="3.63636363636" calcext:value-type="float">
            <text:p>3,6363636364</text:p>
          </table:table-cell>
          <table:table-cell table:formula="of:=[.J19]*100" office:value-type="float" office:value="12.7272727273" calcext:value-type="float">
            <text:p>12,7272727273</text:p>
          </table:table-cell>
          <table:table-cell table:formula="of:=[.K19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CP_TB</text:p>
          </table:table-cell>
          <table:table-cell table:formula="of:=[.I20]*100" office:value-type="float" office:value="3.63636363636" calcext:value-type="float">
            <text:p>3,6363636364</text:p>
          </table:table-cell>
          <table:table-cell table:formula="of:=[.J20]*100" office:value-type="float" office:value="20" calcext:value-type="float">
            <text:p>20</text:p>
          </table:table-cell>
          <table:table-cell table:formula="of:=[.K20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/>
          <table:table-cell office:value-type="string" calcext:value-type="string">
            <text:p>Z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ZDOCK</text:p>
          </table:table-cell>
          <table:table-cell table:formula="of:=[.I21]*100" office:value-type="float" office:value="5.45454545455" calcext:value-type="float">
            <text:p>5,4545454546</text:p>
          </table:table-cell>
          <table:table-cell table:formula="of:=[.J21]*100" office:value-type="float" office:value="20" calcext:value-type="float">
            <text:p>20</text:p>
          </table:table-cell>
          <table:table-cell table:formula="of:=[.K21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CP_HLPL</text:p>
          </table:table-cell>
          <table:table-cell table:formula="of:=[.I22]*100" office:value-type="float" office:value="3.63636363636" calcext:value-type="float">
            <text:p>3,6363636364</text:p>
          </table:table-cell>
          <table:table-cell table:formula="of:=[.J22]*100" office:value-type="float" office:value="20" calcext:value-type="float">
            <text:p>20</text:p>
          </table:table-cell>
          <table:table-cell table:formula="of:=[.K22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AP_T2</text:p>
          </table:table-cell>
          <table:table-cell table:formula="of:=[.I23]*100" office:value-type="float" office:value="7.27272727273" calcext:value-type="float">
            <text:p>7,2727272727</text:p>
          </table:table-cell>
          <table:table-cell table:formula="of:=[.J23]*100" office:value-type="float" office:value="20" calcext:value-type="float">
            <text:p>20</text:p>
          </table:table-cell>
          <table:table-cell table:formula="of:=[.K23]*10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AP_T1</text:p>
          </table:table-cell>
          <table:table-cell table:formula="of:=[.I24]*100" office:value-type="float" office:value="10.9090909091" calcext:value-type="float">
            <text:p>10,9090909091</text:p>
          </table:table-cell>
          <table:table-cell table:formula="of:=[.J24]*100" office:value-type="float" office:value="20" calcext:value-type="float">
            <text:p>20</text:p>
          </table:table-cell>
          <table:table-cell table:formula="of:=[.K24]*100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09090909091" calcext:value-type="float">
            <text:p>0,3090909091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PYDOCK</text:p>
          </table:table-cell>
          <table:table-cell table:formula="of:=[.I25]*100" office:value-type="float" office:value="12.7272727273" calcext:value-type="float">
            <text:p>12,7272727273</text:p>
          </table:table-cell>
          <table:table-cell table:formula="of:=[.J25]*100" office:value-type="float" office:value="21.8181818182" calcext:value-type="float">
            <text:p>21,8181818182</text:p>
          </table:table-cell>
          <table:table-cell table:formula="of:=[.K25]*100" office:value-type="float" office:value="30.9090909091" calcext:value-type="float">
            <text:p>30,9090909091</text:p>
          </table:table-cell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ELE</text:p>
          </table:table-cell>
          <table:table-cell table:formula="of:=[.I26]*100" office:value-type="float" office:value="10.9090909091" calcext:value-type="float">
            <text:p>10,9090909091</text:p>
          </table:table-cell>
          <table:table-cell table:formula="of:=[.J26]*100" office:value-type="float" office:value="21.8181818182" calcext:value-type="float">
            <text:p>21,8181818182</text:p>
          </table:table-cell>
          <table:table-cell table:formula="of:=[.K26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CP_BT</text:p>
          </table:table-cell>
          <table:table-cell table:formula="of:=[.I27]*100" office:value-type="float" office:value="12.7272727273" calcext:value-type="float">
            <text:p>12,7272727273</text:p>
          </table:table-cell>
          <table:table-cell table:formula="of:=[.J27]*100" office:value-type="float" office:value="21.8181818182" calcext:value-type="float">
            <text:p>21,8181818182</text:p>
          </table:table-cell>
          <table:table-cell table:formula="of:=[.K27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527272727273" calcext:value-type="float">
            <text:p>0,5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BT</text:p>
          </table:table-cell>
          <table:table-cell table:formula="of:=[.I29]*100" office:value-type="float" office:value="5.45454545455" calcext:value-type="float">
            <text:p>5,4545454546</text:p>
          </table:table-cell>
          <table:table-cell table:formula="of:=[.J29]*100" office:value-type="float" office:value="20" calcext:value-type="float">
            <text:p>20</text:p>
          </table:table-cell>
          <table:table-cell table:formula="of:=[.K29]*100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CP_VD</text:p>
          </table:table-cell>
          <table:table-cell table:formula="of:=[.I30]*100" office:value-type="float" office:value="7.27272727273" calcext:value-type="float">
            <text:p>7,2727272727</text:p>
          </table:table-cell>
          <table:table-cell table:formula="of:=[.J30]*100" office:value-type="float" office:value="20" calcext:value-type="float">
            <text:p>20</text:p>
          </table:table-cell>
          <table:table-cell table:formula="of:=[.K30]*100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T2</text:p>
          </table:table-cell>
          <table:table-cell table:formula="of:=[.I31]*100" office:value-type="float" office:value="3.63636363636" calcext:value-type="float">
            <text:p>3,6363636364</text:p>
          </table:table-cell>
          <table:table-cell table:formula="of:=[.J31]*100" office:value-type="float" office:value="21.8181818182" calcext:value-type="float">
            <text:p>21,8181818182</text:p>
          </table:table-cell>
          <table:table-cell table:formula="of:=[.K31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E3D_MIN</text:p>
          </table:table-cell>
          <table:table-cell table:formula="of:=[.I32]*100" office:value-type="float" office:value="9.09090909091" calcext:value-type="float">
            <text:p>9,0909090909</text:p>
          </table:table-cell>
          <table:table-cell table:formula="of:=[.J32]*100" office:value-type="float" office:value="21.8181818182" calcext:value-type="float">
            <text:p>21,8181818182</text:p>
          </table:table-cell>
          <table:table-cell table:formula="of:=[.K32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BFKV</text:p>
          </table:table-cell>
          <table:table-cell table:formula="of:=[.I33]*100" office:value-type="float" office:value="5.45454545455" calcext:value-type="float">
            <text:p>5,4545454546</text:p>
          </table:table-cell>
          <table:table-cell table:formula="of:=[.J33]*100" office:value-type="float" office:value="23.6363636364" calcext:value-type="float">
            <text:p>23,6363636364</text:p>
          </table:table-cell>
          <table:table-cell table:formula="of:=[.K33]*100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TSC</text:p>
          </table:table-cell>
          <table:table-cell table:formula="of:=[.I34]*100" office:value-type="float" office:value="7.27272727273" calcext:value-type="float">
            <text:p>7,2727272727</text:p>
          </table:table-cell>
          <table:table-cell table:formula="of:=[.J34]*100" office:value-type="float" office:value="23.6363636364" calcext:value-type="float">
            <text:p>23,6363636364</text:p>
          </table:table-cell>
          <table:table-cell table:formula="of:=[.K34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AP_MPS</text:p>
          </table:table-cell>
          <table:table-cell table:formula="of:=[.I35]*100" office:value-type="float" office:value="7.27272727273" calcext:value-type="float">
            <text:p>7,2727272727</text:p>
          </table:table-cell>
          <table:table-cell table:formula="of:=[.J35]*100" office:value-type="float" office:value="23.6363636364" calcext:value-type="float">
            <text:p>23,6363636364</text:p>
          </table:table-cell>
          <table:table-cell table:formula="of:=[.K35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TB</text:p>
          </table:table-cell>
          <table:table-cell table:formula="of:=[.I36]*100" office:value-type="float" office:value="10.9090909091" calcext:value-type="float">
            <text:p>10,9090909091</text:p>
          </table:table-cell>
          <table:table-cell table:formula="of:=[.J36]*100" office:value-type="float" office:value="23.6363636364" calcext:value-type="float">
            <text:p>23,6363636364</text:p>
          </table:table-cell>
          <table:table-cell table:formula="of:=[.K36]*10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618181818182" calcext:value-type="float">
            <text:p>0,6181818182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SDOCK</text:p>
          </table:table-cell>
          <table:table-cell table:formula="of:=[.I37]*100" office:value-type="float" office:value="12.7272727273" calcext:value-type="float">
            <text:p>12,7272727273</text:p>
          </table:table-cell>
          <table:table-cell table:formula="of:=[.J37]*100" office:value-type="float" office:value="23.6363636364" calcext:value-type="float">
            <text:p>23,6363636364</text:p>
          </table:table-cell>
          <table:table-cell table:formula="of:=[.K37]*100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HLPL</text:p>
          </table:table-cell>
          <table:table-cell table:formula="of:=[.I38]*100" office:value-type="float" office:value="5.45454545455" calcext:value-type="float">
            <text:p>5,4545454546</text:p>
          </table:table-cell>
          <table:table-cell table:formula="of:=[.J38]*100" office:value-type="float" office:value="25.4545454545" calcext:value-type="float">
            <text:p>25,4545454545</text:p>
          </table:table-cell>
          <table:table-cell table:formula="of:=[.K38]*100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527272727273" calcext:value-type="float">
            <text:p>0,5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581818181818" calcext:value-type="float">
            <text:p>0,58181818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63636363636" calcext:value-type="float">
            <text:p>0,5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63636363636" calcext:value-type="float">
            <text:p>0,5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27272727273" calcext:value-type="float">
            <text:p>0,5272727273</text:p>
          </table:table-cell>
          <table:table-cell table:number-columns-repeated="3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36363636364" calcext:value-type="float">
            <text:p>0,6363636364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90909090909" calcext:value-type="float">
            <text:p>0,6909090909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2"/>
          <table:table-cell office:value-type="string" calcext:value-type="string">
            <text:p>zdock3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18181818182" calcext:value-type="float">
            <text:p>0,6181818182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54545454545" calcext:value-type="float">
            <text:p>0,6545454545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18181818182" calcext:value-type="float">
            <text:p>0,618181818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36363636364" calcext:value-type="float">
            <text:p>0,6363636364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654545454545" calcext:value-type="float">
            <text:p>0,6545454545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54545454545" calcext:value-type="float">
            <text:p>0,6545454545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81818181818" calcext:value-type="float">
            <text:p>0,58181818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18181818182" calcext:value-type="float">
            <text:p>0,6181818182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90909090909" calcext:value-type="float">
            <text:p>0,6909090909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54545454545" calcext:value-type="float">
            <text:p>0,6545454545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581818181818" calcext:value-type="float">
            <text:p>0,5818181818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563636363636" calcext:value-type="float">
            <text:p>0,5636363636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27272727273" calcext:value-type="float">
            <text:p>0,5272727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DOCK3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72727272727" calcext:value-type="float">
            <text:p>0,6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54545454545" calcext:value-type="float">
            <text:p>0,6545454545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pdb.list.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ock</text:p>
          </table:table-cell>
          <table:table-cell table:number-columns-repeated="7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DECK</text:p>
          </table:table-cell>
          <table:table-cell table:formula="of:=[.I82]*100" office:value-type="float" office:value="1.81818181818" calcext:value-type="float">
            <text:p>1,8181818182</text:p>
          </table:table-cell>
          <table:table-cell table:formula="of:=[.J82]*100" office:value-type="float" office:value="7.27272727273" calcext:value-type="float">
            <text:p>7,2727272727</text:p>
          </table:table-cell>
          <table:table-cell table:formula="of:=[.K82]*100" office:value-type="float" office:value="23.6363636364" calcext:value-type="float">
            <text:p>23,6363636364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RMFCA</text:p>
          </table:table-cell>
          <table:table-cell table:formula="of:=[.I83]*100" office:value-type="float" office:value="1.81818181818" calcext:value-type="float">
            <text:p>1,8181818182</text:p>
          </table:table-cell>
          <table:table-cell table:formula="of:=[.J83]*100" office:value-type="float" office:value="10.9090909091" calcext:value-type="float">
            <text:p>10,9090909091</text:p>
          </table:table-cell>
          <table:table-cell table:formula="of:=[.K83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TSC</text:p>
          </table:table-cell>
          <table:table-cell table:formula="of:=[.I84]*100" office:value-type="float" office:value="5.45454545455" calcext:value-type="float">
            <text:p>5,4545454546</text:p>
          </table:table-cell>
          <table:table-cell table:formula="of:=[.J84]*100" office:value-type="float" office:value="12.7272727273" calcext:value-type="float">
            <text:p>12,7272727273</text:p>
          </table:table-cell>
          <table:table-cell table:formula="of:=[.K84]*100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table:number-columns-repeated="2"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AP_PISA</text:p>
          </table:table-cell>
          <table:table-cell table:formula="of:=[.I85]*100" office:value-type="float" office:value="1.81818181818" calcext:value-type="float">
            <text:p>1,8181818182</text:p>
          </table:table-cell>
          <table:table-cell table:formula="of:=[.J85]*100" office:value-type="float" office:value="16.3636363636" calcext:value-type="float">
            <text:p>16,3636363636</text:p>
          </table:table-cell>
          <table:table-cell table:formula="of:=[.K85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TB</text:p>
          </table:table-cell>
          <table:table-cell table:formula="of:=[.I86]*100" office:value-type="float" office:value="5.45454545455" calcext:value-type="float">
            <text:p>5,4545454546</text:p>
          </table:table-cell>
          <table:table-cell table:formula="of:=[.J86]*100" office:value-type="float" office:value="20" calcext:value-type="float">
            <text:p>20</text:p>
          </table:table-cell>
          <table:table-cell table:formula="of:=[.K86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Py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Pydock</text:p>
          </table:table-cell>
          <table:table-cell table:formula="of:=[.I87]*100" office:value-type="float" office:value="7.27272727273" calcext:value-type="float">
            <text:p>7,2727272727</text:p>
          </table:table-cell>
          <table:table-cell table:formula="of:=[.J87]*100" office:value-type="float" office:value="20" calcext:value-type="float">
            <text:p>20</text:p>
          </table:table-cell>
          <table:table-cell table:formula="of:=[.K87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 office:value-type="string" calcext:value-type="string">
            <text:p>Ftdock</text:p>
          </table:table-cell>
          <table:table-cell office:value-type="string" calcext:value-type="string">
            <text:p>CP_HLPL</text:p>
          </table:table-cell>
          <table:table-cell table:formula="of:=[.I88]*100" office:value-type="float" office:value="5.45454545455" calcext:value-type="float">
            <text:p>5,4545454546</text:p>
          </table:table-cell>
          <table:table-cell table:formula="of:=[.J88]*100" office:value-type="float" office:value="20" calcext:value-type="float">
            <text:p>20</text:p>
          </table:table-cell>
          <table:table-cell table:formula="of:=[.K88]*100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" calcext:value-type="float">
            <text:p>0,4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AP_PISA</text:p>
          </table:table-cell>
          <table:table-cell table:formula="of:=[.I90]*100" office:value-type="float" office:value="5.45454545455" calcext:value-type="float">
            <text:p>5,4545454546</text:p>
          </table:table-cell>
          <table:table-cell table:formula="of:=[.J90]*100" office:value-type="float" office:value="14.5454545455" calcext:value-type="float">
            <text:p>14,5454545455</text:p>
          </table:table-cell>
          <table:table-cell table:formula="of:=[.K90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CP_TSC</text:p>
          </table:table-cell>
          <table:table-cell table:formula="of:=[.I91]*100" office:value-type="float" office:value="5.45454545455" calcext:value-type="float">
            <text:p>5,4545454546</text:p>
          </table:table-cell>
          <table:table-cell table:formula="of:=[.J91]*100" office:value-type="float" office:value="16.3636363636" calcext:value-type="float">
            <text:p>16,3636363636</text:p>
          </table:table-cell>
          <table:table-cell table:formula="of:=[.K91]*100" office:value-type="float" office:value="29.0909090909" calcext:value-type="float">
            <text:p>29,0909090909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Z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 office:value-type="string" calcext:value-type="string">
            <text:p>Zdock</text:p>
          </table:table-cell>
          <table:table-cell table:formula="of:=[.I92]*100" office:value-type="float" office:value="5.45454545455" calcext:value-type="float">
            <text:p>5,4545454546</text:p>
          </table:table-cell>
          <table:table-cell table:formula="of:=[.J92]*100" office:value-type="float" office:value="20" calcext:value-type="float">
            <text:p>20</text:p>
          </table:table-cell>
          <table:table-cell table:formula="of:=[.K92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CP_HLPL</text:p>
          </table:table-cell>
          <table:table-cell table:formula="of:=[.I93]*100" office:value-type="float" office:value="3.63636363636" calcext:value-type="float">
            <text:p>3,6363636364</text:p>
          </table:table-cell>
          <table:table-cell table:formula="of:=[.J93]*100" office:value-type="float" office:value="20" calcext:value-type="float">
            <text:p>20</text:p>
          </table:table-cell>
          <table:table-cell table:formula="of:=[.K93]*100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AP_T2</text:p>
          </table:table-cell>
          <table:table-cell table:formula="of:=[.I94]*100" office:value-type="float" office:value="7.27272727273" calcext:value-type="float">
            <text:p>7,2727272727</text:p>
          </table:table-cell>
          <table:table-cell table:formula="of:=[.J94]*100" office:value-type="float" office:value="20" calcext:value-type="float">
            <text:p>20</text:p>
          </table:table-cell>
          <table:table-cell table:formula="of:=[.K94]*10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AP_T1</text:p>
          </table:table-cell>
          <table:table-cell table:formula="of:=[.I95]*100" office:value-type="float" office:value="10.9090909091" calcext:value-type="float">
            <text:p>10,9090909091</text:p>
          </table:table-cell>
          <table:table-cell table:formula="of:=[.J95]*100" office:value-type="float" office:value="20" calcext:value-type="float">
            <text:p>20</text:p>
          </table:table-cell>
          <table:table-cell table:formula="of:=[.K95]*100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AP_T1</text:p>
          </table:table-cell>
          <table:table-cell table:formula="of:=[.I97]*100" office:value-type="float" office:value="5.45454545455" calcext:value-type="float">
            <text:p>5,4545454546</text:p>
          </table:table-cell>
          <table:table-cell table:formula="of:=[.J97]*100" office:value-type="float" office:value="16.3636363636" calcext:value-type="float">
            <text:p>16,3636363636</text:p>
          </table:table-cell>
          <table:table-cell table:formula="of:=[.K97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Qp</text:p>
          </table:table-cell>
          <table:table-cell table:formula="of:=[.I98]*100" office:value-type="float" office:value="9.09090909091" calcext:value-type="float">
            <text:p>9,0909090909</text:p>
          </table:table-cell>
          <table:table-cell table:formula="of:=[.J98]*100" office:value-type="float" office:value="16.3636363636" calcext:value-type="float">
            <text:p>16,3636363636</text:p>
          </table:table-cell>
          <table:table-cell table:formula="of:=[.K98]*100" office:value-type="float" office:value="50.9090909091" calcext:value-type="float">
            <text:p>50,9090909091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AP_PISA</text:p>
          </table:table-cell>
          <table:table-cell table:formula="of:=[.I99]*100" office:value-type="float" office:value="9.09090909091" calcext:value-type="float">
            <text:p>9,0909090909</text:p>
          </table:table-cell>
          <table:table-cell table:formula="of:=[.J99]*100" office:value-type="float" office:value="18.1818181818" calcext:value-type="float">
            <text:p>18,1818181818</text:p>
          </table:table-cell>
          <table:table-cell table:formula="of:=[.K99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AP_T2</text:p>
          </table:table-cell>
          <table:table-cell table:formula="of:=[.I100]*100" office:value-type="float" office:value="3.63636363636" calcext:value-type="float">
            <text:p>3,6363636364</text:p>
          </table:table-cell>
          <table:table-cell table:formula="of:=[.J100]*100" office:value-type="float" office:value="21.8181818182" calcext:value-type="float">
            <text:p>21,8181818182</text:p>
          </table:table-cell>
          <table:table-cell table:formula="of:=[.K100]*100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TSC</text:p>
          </table:table-cell>
          <table:table-cell table:formula="of:=[.I101]*100" office:value-type="float" office:value="7.27272727273" calcext:value-type="float">
            <text:p>7,2727272727</text:p>
          </table:table-cell>
          <table:table-cell table:formula="of:=[.J101]*100" office:value-type="float" office:value="23.6363636364" calcext:value-type="float">
            <text:p>23,6363636364</text:p>
          </table:table-cell>
          <table:table-cell table:formula="of:=[.K101]*100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 office:value-type="string" calcext:value-type="string">
            <text:p>Sdock</text:p>
          </table:table-cell>
          <table:table-cell table:formula="of:=[.I102]*100" office:value-type="float" office:value="12.7272727273" calcext:value-type="float">
            <text:p>12,7272727273</text:p>
          </table:table-cell>
          <table:table-cell table:formula="of:=[.J102]*100" office:value-type="float" office:value="23.6363636364" calcext:value-type="float">
            <text:p>23,6363636364</text:p>
          </table:table-cell>
          <table:table-cell table:formula="of:=[.K102]*100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HLPL</text:p>
          </table:table-cell>
          <table:table-cell table:formula="of:=[.I103]*100" office:value-type="float" office:value="5.45454545455" calcext:value-type="float">
            <text:p>5,4545454546</text:p>
          </table:table-cell>
          <table:table-cell table:formula="of:=[.J103]*100" office:value-type="float" office:value="25.4545454545" calcext:value-type="float">
            <text:p>25,4545454545</text:p>
          </table:table-cell>
          <table:table-cell table:formula="of:=[.K103]*100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" calcext:value-type="float">
            <text:p>0,2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690909090909" calcext:value-type="float">
            <text:p>0,6909090909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" calcext:value-type="float">
            <text:p>0,6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72727272727" calcext:value-type="float">
            <text:p>0,6727272727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 office:value-type="float" office:value="0.654545454545" calcext:value-type="float">
            <text:p>0,6545454545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>
            <text:p>/gpfs/scratch/bsc54/bsc54563/Analisys_MI_BM4_byRMSD_Zdock/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pdb.list.BM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4" calcext:value-type="float">
            <text:p>0,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SKOa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DOPE_HR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PAIR_CB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LOCAL_CB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SBM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DOPE</text:p>
          </table:table-cell>
          <table:table-cell table:number-columns-repeated="2"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PAIR_CB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Qm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TE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ZS3DC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DFIRE2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GOAP_DF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SJKG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GK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LOCAL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PAIR_MIN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LOCAL_C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PNST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PPER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DARS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18181818182" calcext:value-type="float">
            <text:p>0,4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S3DC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9090909091" calcext:value-type="float">
            <text:p>0,5090909091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VD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E3D_MIN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B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45454545455" calcext:value-type="float">
            <text:p>0,3454545455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BFKV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" calcext:value-type="float">
            <text:p>0,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P_dDFIRE</text:p>
          </table:table-cell>
          <table:table-cell table:number-columns-repeated="2"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UR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3h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RMFCEN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6" calcext:value-type="float">
            <text:p>0,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27272727273" calcext:value-type="float">
            <text:p>0,3272727273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" calcext:value-type="float">
            <text:p>0,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527272727273" calcext:value-type="float">
            <text:p>0,5272727273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2727272727" calcext:value-type="float">
            <text:p>0,4727272727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581818181818" calcext:value-type="float">
            <text:p>0,5818181818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L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office:value-type="float" office:value="0.563636363636" calcext:value-type="float">
            <text:p>0,5636363636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618181818182" calcext:value-type="float">
            <text:p>0,6181818182</text:p>
          </table:table-cell>
          <table:table-cell office:value-type="float" office:value="0.709090909091" calcext:value-type="float">
            <text:p>0,7090909091</text:p>
          </table:table-cell>
          <table:table-cell table:number-columns-repeated="10"/>
        </table:table-row>
        <table:table-row table:style-name="ro2">
          <table:table-cell table:number-columns-repeated="16"/>
        </table:table-row>
      </table:table>
      <table:table table:name="jsut_top100" table:style-name="ta1">
        <table:shapes>
          <draw:frame draw:z-index="0" draw:style-name="gr1" svg:width="15.997cm" svg:height="16.289cm" svg:x="9.251cm" svg:y="16.424cm">
            <draw:object draw:notify-on-update-of-ranges="jsut_top100.F3:jsut_top100.F37 jsut_top100.G2:jsut_top100.G2 jsut_top100.G3:jsut_top100.G37 jsut_top100.H2:jsut_top100.H2 jsut_top100.H3:jsut_top100.H37 jsut_top100.I2:jsut_top100.I2 jsut_top100.I3:jsut_top100.I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5.997cm" svg:height="16.237cm" svg:x="25.33cm" svg:y="16.451cm">
            <draw:object draw:notify-on-update-of-ranges="jsut_top100.P3:jsut_top100.P28 jsut_top100.Q2:jsut_top100.Q2 jsut_top100.Q3:jsut_top100.Q28 jsut_top100.R2:jsut_top100.R2 jsut_top100.R3:jsut_top100.R28 jsut_top100.S2:jsut_top100.S2 jsut_top100.S3:jsut_top100.S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2">
          <table:table-cell table:number-columns-repeated="19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 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 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2">
          <table:table-cell office:value-type="string" calcext:value-type="string">
            <text:p>CP_SKOIP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SKOIP</text:p>
          </table:table-cell>
          <table:table-cell table:formula="of:=[.B3]*100" office:value-type="float" office:value="5.11363636364" calcext:value-type="float">
            <text:p>5,1136363636</text:p>
          </table:table-cell>
          <table:table-cell table:formula="of:=[.C3]*100" office:value-type="float" office:value="13.6363636364" calcext:value-type="float">
            <text:p>13,6363636364</text:p>
          </table:table-cell>
          <table:table-cell table:formula="of:=[.D3]*100" office:value-type="float" office:value="39.7727272727" calcext:value-type="float">
            <text:p>39,7727272727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SKOIP</text:p>
          </table:table-cell>
          <table:table-cell table:formula="of:=[.L3]*100" office:value-type="float" office:value="1.81818181818" calcext:value-type="float">
            <text:p>1,8181818182</text:p>
          </table:table-cell>
          <table:table-cell table:formula="of:=[.M3]*100" office:value-type="float" office:value="12.7272727273" calcext:value-type="float">
            <text:p>12,7272727273</text:p>
          </table:table-cell>
          <table:table-cell table:formula="of:=[.N3]*100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HLPL</text:p>
          </table:table-cell>
          <table:table-cell table:formula="of:=[.B4]*100" office:value-type="float" office:value="7.38636363636" calcext:value-type="float">
            <text:p>7,3863636364</text:p>
          </table:table-cell>
          <table:table-cell table:formula="of:=[.C4]*100" office:value-type="float" office:value="16.4772727273" calcext:value-type="float">
            <text:p>16,4772727273</text:p>
          </table:table-cell>
          <table:table-cell table:formula="of:=[.D4]*100" office:value-type="float" office:value="39.7727272727" calcext:value-type="float">
            <text:p>39,7727272727</text:p>
          </table:table-cell>
          <table:table-cell/>
          <table:table-cell office:value-type="string" calcext:value-type="string">
            <text:p>PYDOCK3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</text:p>
          </table:table-cell>
          <table:table-cell table:formula="of:=[.L4]*100" office:value-type="float" office:value="7.27272727273" calcext:value-type="float">
            <text:p>7,2727272727</text:p>
          </table:table-cell>
          <table:table-cell table:formula="of:=[.M4]*100" office:value-type="float" office:value="20" calcext:value-type="float">
            <text:p>20</text:p>
          </table:table-cell>
          <table:table-cell table:formula="of:=[.N4]*100" office:value-type="float" office:value="41.8181818182" calcext:value-type="float">
            <text:p>41,8181818182</text:p>
          </table:table-cell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AP_PISA</text:p>
          </table:table-cell>
          <table:table-cell table:formula="of:=[.B5]*100" office:value-type="float" office:value="6.81818181818" calcext:value-type="float">
            <text:p>6,8181818182</text:p>
          </table:table-cell>
          <table:table-cell table:formula="of:=[.C5]*100" office:value-type="float" office:value="19.8863636364" calcext:value-type="float">
            <text:p>19,8863636364</text:p>
          </table:table-cell>
          <table:table-cell table:formula="of:=[.D5]*100" office:value-type="float" office:value="39.7727272727" calcext:value-type="float">
            <text:p>39,7727272727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TSC</text:p>
          </table:table-cell>
          <table:table-cell table:formula="of:=[.L5]*100" office:value-type="float" office:value="5.45454545455" calcext:value-type="float">
            <text:p>5,4545454546</text:p>
          </table:table-cell>
          <table:table-cell table:formula="of:=[.M5]*100" office:value-type="float" office:value="12.7272727273" calcext:value-type="float">
            <text:p>12,7272727273</text:p>
          </table:table-cell>
          <table:table-cell table:formula="of:=[.N5]*100" office:value-type="float" office:value="43.6363636364" calcext:value-type="float">
            <text:p>43,6363636364</text:p>
          </table:table-cell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PYDOCK</text:p>
          </table:table-cell>
          <table:table-cell table:formula="of:=[.B6]*100" office:value-type="float" office:value="5.68181818182" calcext:value-type="float">
            <text:p>5,6818181818</text:p>
          </table:table-cell>
          <table:table-cell table:formula="of:=[.C6]*100" office:value-type="float" office:value="18.1818181818" calcext:value-type="float">
            <text:p>18,1818181818</text:p>
          </table:table-cell>
          <table:table-cell table:formula="of:=[.D6]*100" office:value-type="float" office:value="40.3409090909" calcext:value-type="float">
            <text:p>40,3409090909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HLPL</text:p>
          </table:table-cell>
          <table:table-cell table:formula="of:=[.L6]*100" office:value-type="float" office:value="5.45454545455" calcext:value-type="float">
            <text:p>5,4545454546</text:p>
          </table:table-cell>
          <table:table-cell table:formula="of:=[.M6]*100" office:value-type="float" office:value="20" calcext:value-type="float">
            <text:p>20</text:p>
          </table:table-cell>
          <table:table-cell table:formula="of:=[.N6]*100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CP_TB</text:p>
          </table:table-cell>
          <table:table-cell table:formula="of:=[.B7]*100" office:value-type="float" office:value="2.27272727273" calcext:value-type="float">
            <text:p>2,2727272727</text:p>
          </table:table-cell>
          <table:table-cell table:formula="of:=[.C7]*100" office:value-type="float" office:value="17.6136363636" calcext:value-type="float">
            <text:p>17,6136363636</text:p>
          </table:table-cell>
          <table:table-cell table:formula="of:=[.D7]*100" office:value-type="float" office:value="41.4772727273" calcext:value-type="float">
            <text:p>41,4772727273</text:p>
          </table:table-cell>
          <table:table-cell table:number-columns-repeated="7"/>
          <table:table-cell table:formula="of:=[.L7]*100" office:value-type="float" office:value="0" calcext:value-type="float">
            <text:p>0</text:p>
          </table:table-cell>
          <table:table-cell table:formula="of:=[.M7]*100" office:value-type="float" office:value="0" calcext:value-type="float">
            <text:p>0</text:p>
          </table:table-cell>
          <table:table-cell table:formula="of:=[.N7]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CP_TSC</text:p>
          </table:table-cell>
          <table:table-cell table:formula="of:=[.B8]*100" office:value-type="float" office:value="6.81818181818" calcext:value-type="float">
            <text:p>6,8181818182</text:p>
          </table:table-cell>
          <table:table-cell table:formula="of:=[.C8]*100" office:value-type="float" office:value="18.1818181818" calcext:value-type="float">
            <text:p>18,1818181818</text:p>
          </table:table-cell>
          <table:table-cell table:formula="of:=[.D8]*100" office:value-type="float" office:value="42.6136363636" calcext:value-type="float">
            <text:p>42,6136363636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VDW</text:p>
          </table:table-cell>
          <table:table-cell table:formula="of:=[.L8]*100" office:value-type="float" office:value="0" calcext:value-type="float">
            <text:p>0</text:p>
          </table:table-cell>
          <table:table-cell table:formula="of:=[.M8]*100" office:value-type="float" office:value="7.27272727273" calcext:value-type="float">
            <text:p>7,2727272727</text:p>
          </table:table-cell>
          <table:table-cell table:formula="of:=[.N8]*100" office:value-type="float" office:value="36.3636363636" calcext:value-type="float">
            <text:p>36,3636363636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CP_BFKV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FKV</text:p>
          </table:table-cell>
          <table:table-cell table:formula="of:=[.L9]*100" office:value-type="float" office:value="3.63636363636" calcext:value-type="float">
            <text:p>3,6363636364</text:p>
          </table:table-cell>
          <table:table-cell table:formula="of:=[.M9]*100" office:value-type="float" office:value="12.7272727273" calcext:value-type="float">
            <text:p>12,7272727273</text:p>
          </table:table-cell>
          <table:table-cell table:formula="of:=[.N9]*100" office:value-type="float" office:value="36.3636363636" calcext:value-type="float">
            <text:p>36,3636363636</text:p>
          </table:table-cell>
        </table:table-row>
        <table:table-row table:style-name="ro3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ZDOCk</text:p>
          </table:table-cell>
          <table:table-cell table:formula="of:=[.B10]*100" office:value-type="float" office:value="12.5" calcext:value-type="float">
            <text:p>12,5</text:p>
          </table:table-cell>
          <table:table-cell table:formula="of:=[.C10]*100" office:value-type="float" office:value="26.1363636364" calcext:value-type="float">
            <text:p>26,1363636364</text:p>
          </table:table-cell>
          <table:table-cell table:formula="of:=[.D10]*100" office:value-type="float" office:value="47.1590909091" calcext:value-type="float">
            <text:p>47,1590909091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AP_DCOMPLEX</text:p>
          </table:table-cell>
          <table:table-cell table:formula="of:=[.L10]*100" office:value-type="float" office:value="5.45454545455" calcext:value-type="float">
            <text:p>5,4545454546</text:p>
          </table:table-cell>
          <table:table-cell table:formula="of:=[.M10]*100" office:value-type="float" office:value="12.7272727273" calcext:value-type="float">
            <text:p>12,7272727273</text:p>
          </table:table-cell>
          <table:table-cell table:formula="of:=[.N10]*100" office:value-type="float" office:value="36.3636363636" calcext:value-type="float">
            <text:p>36,3636363636</text:p>
          </table:table-cell>
        </table:table-row>
        <table:table-row table:style-name="ro2">
          <table:table-cell office:value-type="string" calcext:value-type="string">
            <text:p>CP_ELOCAL_MIN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office:value-type="string" calcext:value-type="string">
            <text:p>CP_ELOCAL_MIN</text:p>
          </table:table-cell>
          <table:table-cell table:formula="of:=[.B11]*100" office:value-type="float" office:value="5.68181818182" calcext:value-type="float">
            <text:p>5,6818181818</text:p>
          </table:table-cell>
          <table:table-cell table:formula="of:=[.C11]*100" office:value-type="float" office:value="18.1818181818" calcext:value-type="float">
            <text:p>18,1818181818</text:p>
          </table:table-cell>
          <table:table-cell table:formula="of:=[.D11]*100" office:value-type="float" office:value="47.7272727273" calcext:value-type="float">
            <text:p>47,7272727273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TB</text:p>
          </table:table-cell>
          <table:table-cell table:formula="of:=[.L11]*100" office:value-type="float" office:value="3.63636363636" calcext:value-type="float">
            <text:p>3,6363636364</text:p>
          </table:table-cell>
          <table:table-cell table:formula="of:=[.M11]*100" office:value-type="float" office:value="20" calcext:value-type="float">
            <text:p>20</text:p>
          </table:table-cell>
          <table:table-cell table:formula="of:=[.N11]*100" office:value-type="float" office:value="36.3636363636" calcext:value-type="float">
            <text:p>36,3636363636</text:p>
          </table:table-cell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office:value-type="string" calcext:value-type="string">
            <text:p>CP_TB</text:p>
          </table:table-cell>
          <table:table-cell table:formula="of:=[.B12]*100" office:value-type="float" office:value="5.11363636364" calcext:value-type="float">
            <text:p>5,1136363636</text:p>
          </table:table-cell>
          <table:table-cell table:formula="of:=[.C12]*100" office:value-type="float" office:value="21.5909090909" calcext:value-type="float">
            <text:p>21,5909090909</text:p>
          </table:table-cell>
          <table:table-cell table:formula="of:=[.D12]*100" office:value-type="float" office:value="47.7272727273" calcext:value-type="float">
            <text:p>47,7272727273</text:p>
          </table:table-cell>
          <table:table-cell/>
          <table:table-cell office:value-type="string" calcext:value-type="string">
            <text:p>Z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ZDOCK</text:p>
          </table:table-cell>
          <table:table-cell table:formula="of:=[.L12]*100" office:value-type="float" office:value="5.45454545455" calcext:value-type="float">
            <text:p>5,4545454546</text:p>
          </table:table-cell>
          <table:table-cell table:formula="of:=[.M12]*100" office:value-type="float" office:value="20" calcext:value-type="float">
            <text:p>20</text:p>
          </table:table-cell>
          <table:table-cell table:formula="of:=[.N12]*100" office:value-type="float" office:value="36.3636363636" calcext:value-type="float">
            <text:p>36,3636363636</text:p>
          </table:table-cell>
        </table:table-row>
        <table:table-row table:style-name="ro2">
          <table:table-cell office:value-type="string" calcext:value-type="string">
            <text:p>MJPL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office:value-type="string" calcext:value-type="string">
            <text:p>CP_MJPL</text:p>
          </table:table-cell>
          <table:table-cell table:formula="of:=[.B13]*100" office:value-type="float" office:value="7.95454545455" calcext:value-type="float">
            <text:p>7,9545454546</text:p>
          </table:table-cell>
          <table:table-cell table:formula="of:=[.C13]*100" office:value-type="float" office:value="23.2954545455" calcext:value-type="float">
            <text:p>23,2954545455</text:p>
          </table:table-cell>
          <table:table-cell table:formula="of:=[.D13]*100" office:value-type="float" office:value="47.7272727273" calcext:value-type="float">
            <text:p>47,7272727273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ELE</text:p>
          </table:table-cell>
          <table:table-cell table:formula="of:=[.L13]*100" office:value-type="float" office:value="10.9090909091" calcext:value-type="float">
            <text:p>10,9090909091</text:p>
          </table:table-cell>
          <table:table-cell table:formula="of:=[.M13]*100" office:value-type="float" office:value="21.8181818182" calcext:value-type="float">
            <text:p>21,8181818182</text:p>
          </table:table-cell>
          <table:table-cell table:formula="of:=[.N13]*100" office:value-type="float" office:value="36.3636363636" calcext:value-type="float">
            <text:p>36,3636363636</text:p>
          </table:table-cell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RMFCEN1</text:p>
          </table:table-cell>
          <table:table-cell table:formula="of:=[.B14]*100" office:value-type="float" office:value="6.81818181818" calcext:value-type="float">
            <text:p>6,8181818182</text:p>
          </table:table-cell>
          <table:table-cell table:formula="of:=[.C14]*100" office:value-type="float" office:value="20.4545454545" calcext:value-type="float">
            <text:p>20,4545454545</text:p>
          </table:table-cell>
          <table:table-cell table:formula="of:=[.D14]*100" office:value-type="float" office:value="50.5681818182" calcext:value-type="float">
            <text:p>50,5681818182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BT</text:p>
          </table:table-cell>
          <table:table-cell table:formula="of:=[.L14]*100" office:value-type="float" office:value="12.7272727273" calcext:value-type="float">
            <text:p>12,7272727273</text:p>
          </table:table-cell>
          <table:table-cell table:formula="of:=[.M14]*100" office:value-type="float" office:value="21.8181818182" calcext:value-type="float">
            <text:p>21,8181818182</text:p>
          </table:table-cell>
          <table:table-cell table:formula="of:=[.N14]*100" office:value-type="float" office:value="36.3636363636" calcext:value-type="float">
            <text:p>36,3636363636</text:p>
          </table:table-cell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AP_DCOMPLEX</text:p>
          </table:table-cell>
          <table:table-cell table:formula="of:=[.B15]*100" office:value-type="float" office:value="10.7954545455" calcext:value-type="float">
            <text:p>10,7954545455</text:p>
          </table:table-cell>
          <table:table-cell table:formula="of:=[.C15]*100" office:value-type="float" office:value="23.2954545455" calcext:value-type="float">
            <text:p>23,2954545455</text:p>
          </table:table-cell>
          <table:table-cell table:formula="of:=[.D15]*100" office:value-type="float" office:value="50.5681818182" calcext:value-type="float">
            <text:p>50,568181818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PISA</text:p>
          </table:table-cell>
          <table:table-cell table:formula="of:=[.L15]*100" office:value-type="float" office:value="5.45454545455" calcext:value-type="float">
            <text:p>5,4545454546</text:p>
          </table:table-cell>
          <table:table-cell table:formula="of:=[.M15]*100" office:value-type="float" office:value="14.5454545455" calcext:value-type="float">
            <text:p>14,5454545455</text:p>
          </table:table-cell>
          <table:table-cell table:formula="of:=[.N15]*100" office:value-type="float" office:value="38.1818181818" calcext:value-type="float">
            <text:p>38,1818181818</text:p>
          </table:table-cell>
        </table:table-row>
        <table:table-row table:style-name="ro3">
          <table:table-cell office:value-type="string" calcext:value-type="string">
            <text:p>CP_RMFCEN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RMFCEN2</text:p>
          </table:table-cell>
          <table:table-cell table:formula="of:=[.B16]*100" office:value-type="float" office:value="6.81818181818" calcext:value-type="float">
            <text:p>6,8181818182</text:p>
          </table:table-cell>
          <table:table-cell table:formula="of:=[.C16]*100" office:value-type="float" office:value="19.3181818182" calcext:value-type="float">
            <text:p>19,3181818182</text:p>
          </table:table-cell>
          <table:table-cell table:formula="of:=[.D16]*100" office:value-type="float" office:value="51.1363636364" calcext:value-type="float">
            <text:p>51,1363636364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Qp</text:p>
          </table:table-cell>
          <table:table-cell table:formula="of:=[.L16]*100" office:value-type="float" office:value="3.63636363636" calcext:value-type="float">
            <text:p>3,6363636364</text:p>
          </table:table-cell>
          <table:table-cell table:formula="of:=[.M16]*100" office:value-type="float" office:value="16.3636363636" calcext:value-type="float">
            <text:p>16,3636363636</text:p>
          </table:table-cell>
          <table:table-cell table:formula="of:=[.N16]*100" office:value-type="float" office:value="38.1818181818" calcext:value-type="float">
            <text:p>38,1818181818</text:p>
          </table:table-cell>
        </table:table-row>
        <table:table-row table:style-name="ro2">
          <table:table-cell office:value-type="string" calcext:value-type="string">
            <text:p>MJ2h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MJ2h</text:p>
          </table:table-cell>
          <table:table-cell table:formula="of:=[.B17]*100" office:value-type="float" office:value="8.52272727273" calcext:value-type="float">
            <text:p>8,5227272727</text:p>
          </table:table-cell>
          <table:table-cell table:formula="of:=[.C17]*100" office:value-type="float" office:value="21.5909090909" calcext:value-type="float">
            <text:p>21,5909090909</text:p>
          </table:table-cell>
          <table:table-cell table:formula="of:=[.D17]*100" office:value-type="float" office:value="51.1363636364" calcext:value-type="float">
            <text:p>51,136363636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HLPL</text:p>
          </table:table-cell>
          <table:table-cell table:formula="of:=[.L17]*100" office:value-type="float" office:value="3.63636363636" calcext:value-type="float">
            <text:p>3,6363636364</text:p>
          </table:table-cell>
          <table:table-cell table:formula="of:=[.M17]*100" office:value-type="float" office:value="20" calcext:value-type="float">
            <text:p>20</text:p>
          </table:table-cell>
          <table:table-cell table:formula="of:=[.N17]*100" office:value-type="float" office:value="38.1818181818" calcext:value-type="float">
            <text:p>38,1818181818</text:p>
          </table:table-cell>
        </table:table-row>
        <table:table-row table:style-name="ro3">
          <table:table-cell office:value-type="string" calcext:value-type="string">
            <text:p>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Qp</text:p>
          </table:table-cell>
          <table:table-cell table:formula="of:=[.B18]*100" office:value-type="float" office:value="8.52272727273" calcext:value-type="float">
            <text:p>8,5227272727</text:p>
          </table:table-cell>
          <table:table-cell table:formula="of:=[.C18]*100" office:value-type="float" office:value="23.8636363636" calcext:value-type="float">
            <text:p>23,8636363636</text:p>
          </table:table-cell>
          <table:table-cell table:formula="of:=[.D18]*100" office:value-type="float" office:value="51.1363636364" calcext:value-type="float">
            <text:p>51,1363636364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calRW</text:p>
          </table:table-cell>
          <table:table-cell table:formula="of:=[.L18]*100" office:value-type="float" office:value="1.81818181818" calcext:value-type="float">
            <text:p>1,8181818182</text:p>
          </table:table-cell>
          <table:table-cell table:formula="of:=[.M18]*100" office:value-type="float" office:value="10.9090909091" calcext:value-type="float">
            <text:p>10,9090909091</text:p>
          </table:table-cell>
          <table:table-cell table:formula="of:=[.N18]*100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HLPL</text:p>
          </table:table-cell>
          <table:table-cell table:formula="of:=[.B19]*100" office:value-type="float" office:value="9.09090909091" calcext:value-type="float">
            <text:p>9,0909090909</text:p>
          </table:table-cell>
          <table:table-cell table:formula="of:=[.C19]*100" office:value-type="float" office:value="25" calcext:value-type="float">
            <text:p>25</text:p>
          </table:table-cell>
          <table:table-cell table:formula="of:=[.D19]*100" office:value-type="float" office:value="51.1363636364" calcext:value-type="float">
            <text:p>51,1363636364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T2</text:p>
          </table:table-cell>
          <table:table-cell table:formula="of:=[.L19]*100" office:value-type="float" office:value="7.27272727273" calcext:value-type="float">
            <text:p>7,2727272727</text:p>
          </table:table-cell>
          <table:table-cell table:formula="of:=[.M19]*100" office:value-type="float" office:value="20" calcext:value-type="float">
            <text:p>20</text:p>
          </table:table-cell>
          <table:table-cell table:formula="of:=[.N19]*100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CP_TS</text:p>
          </table:table-cell>
          <table:table-cell table:formula="of:=[.B20]*100" office:value-type="float" office:value="5.68181818182" calcext:value-type="float">
            <text:p>5,6818181818</text:p>
          </table:table-cell>
          <table:table-cell table:formula="of:=[.C20]*100" office:value-type="float" office:value="19.3181818182" calcext:value-type="float">
            <text:p>19,3181818182</text:p>
          </table:table-cell>
          <table:table-cell table:formula="of:=[.D20]*100" office:value-type="float" office:value="51.7045454545" calcext:value-type="float">
            <text:p>51,7045454545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T1</text:p>
          </table:table-cell>
          <table:table-cell table:formula="of:=[.L20]*100" office:value-type="float" office:value="10.9090909091" calcext:value-type="float">
            <text:p>10,9090909091</text:p>
          </table:table-cell>
          <table:table-cell table:formula="of:=[.M20]*100" office:value-type="float" office:value="20" calcext:value-type="float">
            <text:p>20</text:p>
          </table:table-cell>
          <table:table-cell table:formula="of:=[.N20]*100" office:value-type="float" office:value="43.6363636364" calcext:value-type="float">
            <text:p>43,6363636364</text:p>
          </table:table-cell>
        </table:table-row>
        <table:table-row table:style-name="ro3"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string" calcext:value-type="string">
            <text:p>AP_T1</text:p>
          </table:table-cell>
          <table:table-cell table:formula="of:=[.B21]*100" office:value-type="float" office:value="7.95454545455" calcext:value-type="float">
            <text:p>7,9545454546</text:p>
          </table:table-cell>
          <table:table-cell table:formula="of:=[.C21]*100" office:value-type="float" office:value="27.2727272727" calcext:value-type="float">
            <text:p>27,2727272727</text:p>
          </table:table-cell>
          <table:table-cell table:formula="of:=[.D21]*100" office:value-type="float" office:value="52.2727272727" calcext:value-type="float">
            <text:p>52,2727272727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AP_calRWp</text:p>
          </table:table-cell>
          <table:table-cell table:formula="of:=[.L21]*100" office:value-type="float" office:value="3.63636363636" calcext:value-type="float">
            <text:p>3,6363636364</text:p>
          </table:table-cell>
          <table:table-cell table:formula="of:=[.M21]*100" office:value-type="float" office:value="16.3636363636" calcext:value-type="float">
            <text:p>16,3636363636</text:p>
          </table:table-cell>
          <table:table-cell table:formula="of:=[.N21]*100" office:value-type="float" office:value="49.0909090909" calcext:value-type="float">
            <text:p>49,0909090909</text:p>
          </table:table-cell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T2</text:p>
          </table:table-cell>
          <table:table-cell table:formula="of:=[.B22]*100" office:value-type="float" office:value="6.25" calcext:value-type="float">
            <text:p>6,25</text:p>
          </table:table-cell>
          <table:table-cell table:formula="of:=[.C22]*100" office:value-type="float" office:value="26.7045454545" calcext:value-type="float">
            <text:p>26,7045454545</text:p>
          </table:table-cell>
          <table:table-cell table:formula="of:=[.D22]*100" office:value-type="float" office:value="55.1136363636" calcext:value-type="float">
            <text:p>55,1136363636</text:p>
          </table:table-cell>
          <table:table-cell table:number-columns-repeated="7"/>
          <table:table-cell table:formula="of:=[.L22]*100" office:value-type="float" office:value="0" calcext:value-type="float">
            <text:p>0</text:p>
          </table:table-cell>
          <table:table-cell table:formula="of:=[.M22]*100" office:value-type="float" office:value="0" calcext:value-type="float">
            <text:p>0</text:p>
          </table:table-cell>
          <table:table-cell table:formula="of:=[.N22]*10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string" calcext:value-type="string">
            <text:p>CP_TSC</text:p>
          </table:table-cell>
          <table:table-cell table:formula="of:=[.B23]*100" office:value-type="float" office:value="6.25" calcext:value-type="float">
            <text:p>6,25</text:p>
          </table:table-cell>
          <table:table-cell table:formula="of:=[.C23]*100" office:value-type="float" office:value="29.5454545455" calcext:value-type="float">
            <text:p>29,5454545455</text:p>
          </table:table-cell>
          <table:table-cell table:formula="of:=[.D23]*100" office:value-type="float" office:value="55.6818181818" calcext:value-type="float">
            <text:p>55,6818181818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SDOCk</text:p>
          </table:table-cell>
          <table:table-cell table:formula="of:=[.L23]*100" office:value-type="float" office:value="12.7272727273" calcext:value-type="float">
            <text:p>12,7272727273</text:p>
          </table:table-cell>
          <table:table-cell table:formula="of:=[.M23]*100" office:value-type="float" office:value="23.6363636364" calcext:value-type="float">
            <text:p>23,6363636364</text:p>
          </table:table-cell>
          <table:table-cell table:formula="of:=[.N23]*100" office:value-type="float" office:value="47.2727272727" calcext:value-type="float">
            <text:p>47,2727272727</text:p>
          </table:table-cell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73863636364" calcext:value-type="float">
            <text:p>0,5738636364</text:p>
          </table:table-cell>
          <table:table-cell/>
          <table:table-cell office:value-type="string" calcext:value-type="string">
            <text:p>AP_calRWp</text:p>
          </table:table-cell>
          <table:table-cell table:formula="of:=[.B24]*100" office:value-type="float" office:value="3.97727272727" calcext:value-type="float">
            <text:p>3,9772727273</text:p>
          </table:table-cell>
          <table:table-cell table:formula="of:=[.C24]*100" office:value-type="float" office:value="23.2954545455" calcext:value-type="float">
            <text:p>23,2954545455</text:p>
          </table:table-cell>
          <table:table-cell table:formula="of:=[.D24]*100" office:value-type="float" office:value="57.3863636364" calcext:value-type="float">
            <text:p>57,386363636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HLPL</text:p>
          </table:table-cell>
          <table:table-cell table:formula="of:=[.L24]*100" office:value-type="float" office:value="5.45454545455" calcext:value-type="float">
            <text:p>5,4545454546</text:p>
          </table:table-cell>
          <table:table-cell table:formula="of:=[.M24]*100" office:value-type="float" office:value="25.4545454545" calcext:value-type="float">
            <text:p>25,4545454545</text:p>
          </table:table-cell>
          <table:table-cell table:formula="of:=[.N24]*100" office:value-type="float" office:value="47.2727272727" calcext:value-type="float">
            <text:p>47,2727272727</text:p>
          </table:table-cell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string" calcext:value-type="string">
            <text:p>AP_calRW</text:p>
          </table:table-cell>
          <table:table-cell table:formula="of:=[.B25]*100" office:value-type="float" office:value="2.84090909091" calcext:value-type="float">
            <text:p>2,8409090909</text:p>
          </table:table-cell>
          <table:table-cell table:formula="of:=[.C25]*100" office:value-type="float" office:value="17.6136363636" calcext:value-type="float">
            <text:p>17,6136363636</text:p>
          </table:table-cell>
          <table:table-cell table:formula="of:=[.D25]*100" office:value-type="float" office:value="57.9545454545" calcext:value-type="float">
            <text:p>57,9545454545</text:p>
          </table:table-cell>
          <table:table-cell/>
          <table:table-cell office:value-type="string" calcext:value-type="string">
            <text:p>CP_SKOIP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SKOIP</text:p>
          </table:table-cell>
          <table:table-cell table:formula="of:=[.L25]*100" office:value-type="float" office:value="3.63636363636" calcext:value-type="float">
            <text:p>3,6363636364</text:p>
          </table:table-cell>
          <table:table-cell table:formula="of:=[.M25]*100" office:value-type="float" office:value="14.5454545455" calcext:value-type="float">
            <text:p>14,5454545455</text:p>
          </table:table-cell>
          <table:table-cell table:formula="of:=[.N25]*100" office:value-type="float" office:value="49.0909090909" calcext:value-type="float">
            <text:p>49,0909090909</text:p>
          </table:table-cell>
        </table:table-row>
        <table:table-row table:style-name="ro3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AP_PISA</text:p>
          </table:table-cell>
          <table:table-cell table:formula="of:=[.B26]*100" office:value-type="float" office:value="15.3409090909" calcext:value-type="float">
            <text:p>15,3409090909</text:p>
          </table:table-cell>
          <table:table-cell table:formula="of:=[.C26]*100" office:value-type="float" office:value="34.0909090909" calcext:value-type="float">
            <text:p>34,0909090909</text:p>
          </table:table-cell>
          <table:table-cell table:formula="of:=[.D26]*100" office:value-type="float" office:value="58.5227272727" calcext:value-type="float">
            <text:p>58,522727272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CP_Qp</text:p>
          </table:table-cell>
          <table:table-cell table:formula="of:=[.L26]*100" office:value-type="float" office:value="9.09090909091" calcext:value-type="float">
            <text:p>9,0909090909</text:p>
          </table:table-cell>
          <table:table-cell table:formula="of:=[.M26]*100" office:value-type="float" office:value="16.3636363636" calcext:value-type="float">
            <text:p>16,3636363636</text:p>
          </table:table-cell>
          <table:table-cell table:formula="of:=[.N26]*100" office:value-type="float" office:value="50.9090909091" calcext:value-type="float">
            <text:p>50,9090909091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AP_calRWp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AP_calRWp</text:p>
          </table:table-cell>
          <table:table-cell table:formula="of:=[.L27]*100" office:value-type="float" office:value="1.81818181818" calcext:value-type="float">
            <text:p>1,8181818182</text:p>
          </table:table-cell>
          <table:table-cell table:formula="of:=[.M27]*100" office:value-type="float" office:value="20" calcext:value-type="float">
            <text:p>20</text:p>
          </table:table-cell>
          <table:table-cell table:formula="of:=[.N27]*100" office:value-type="float" office:value="50.9090909091" calcext:value-type="float">
            <text:p>50,9090909091</text:p>
          </table:table-cell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CP_TB</text:p>
          </table:table-cell>
          <table:table-cell table:formula="of:=[.B28]*100" office:value-type="float" office:value="9.09090909091" calcext:value-type="float">
            <text:p>9,0909090909</text:p>
          </table:table-cell>
          <table:table-cell table:formula="of:=[.C28]*100" office:value-type="float" office:value="23.8636363636" calcext:value-type="float">
            <text:p>23,8636363636</text:p>
          </table:table-cell>
          <table:table-cell table:formula="of:=[.D28]*100" office:value-type="float" office:value="49.4318181818" calcext:value-type="float">
            <text:p>49,4318181818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527272727273" calcext:value-type="float">
            <text:p>0,5272727273</text:p>
          </table:table-cell>
          <table:table-cell/>
          <table:table-cell office:value-type="string" calcext:value-type="string">
            <text:p>AP_calRW</text:p>
          </table:table-cell>
          <table:table-cell table:formula="of:=[.L28]*100" office:value-type="float" office:value="0" calcext:value-type="float">
            <text:p>0</text:p>
          </table:table-cell>
          <table:table-cell table:formula="of:=[.M28]*100" office:value-type="float" office:value="16.3636363636" calcext:value-type="float">
            <text:p>16,3636363636</text:p>
          </table:table-cell>
          <table:table-cell table:formula="of:=[.N28]*100" office:value-type="float" office:value="52.7272727273" calcext:value-type="float">
            <text:p>52,7272727273</text:p>
          </table:table-cell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SDOCK</text:p>
          </table:table-cell>
          <table:table-cell table:formula="of:=[.B29]*100" office:value-type="float" office:value="12.5" calcext:value-type="float">
            <text:p>12,5</text:p>
          </table:table-cell>
          <table:table-cell table:formula="of:=[.C29]*100" office:value-type="float" office:value="26.1363636364" calcext:value-type="float">
            <text:p>26,1363636364</text:p>
          </table:table-cell>
          <table:table-cell table:formula="of:=[.D29]*100" office:value-type="float" office:value="49.4318181818" calcext:value-type="float">
            <text:p>49,43181818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MJ2h</text:p>
          </table:table-cell>
          <table:table-cell table:formula="of:=[.B30]*100" office:value-type="float" office:value="7.95454545455" calcext:value-type="float">
            <text:p>7,9545454546</text:p>
          </table:table-cell>
          <table:table-cell table:formula="of:=[.C30]*100" office:value-type="float" office:value="23.8636363636" calcext:value-type="float">
            <text:p>23,8636363636</text:p>
          </table:table-cell>
          <table:table-cell table:formula="of:=[.D30]*100" office:value-type="float" office:value="50" calcext:value-type="float">
            <text:p>5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HLPL</text:p>
          </table:table-cell>
          <table:table-cell table:formula="of:=[.B31]*100" office:value-type="float" office:value="10.2272727273" calcext:value-type="float">
            <text:p>10,2272727273</text:p>
          </table:table-cell>
          <table:table-cell table:formula="of:=[.C31]*100" office:value-type="float" office:value="27.2727272727" calcext:value-type="float">
            <text:p>27,2727272727</text:p>
          </table:table-cell>
          <table:table-cell table:formula="of:=[.D31]*100" office:value-type="float" office:value="50.5681818182" calcext:value-type="float">
            <text:p>50,568181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Qp</text:p>
          </table:table-cell>
          <table:table-cell table:formula="of:=[.B32]*100" office:value-type="float" office:value="7.95454545455" calcext:value-type="float">
            <text:p>7,9545454546</text:p>
          </table:table-cell>
          <table:table-cell table:formula="of:=[.C32]*100" office:value-type="float" office:value="26.1363636364" calcext:value-type="float">
            <text:p>26,1363636364</text:p>
          </table:table-cell>
          <table:table-cell table:formula="of:=[.D32]*100" office:value-type="float" office:value="51.1363636364" calcext:value-type="float">
            <text:p>51,136363636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string" calcext:value-type="string">
            <text:p>AP_calRWp</text:p>
          </table:table-cell>
          <table:table-cell table:formula="of:=[.B33]*100" office:value-type="float" office:value="6.25" calcext:value-type="float">
            <text:p>6,25</text:p>
          </table:table-cell>
          <table:table-cell table:formula="of:=[.C33]*100" office:value-type="float" office:value="25.5681818182" calcext:value-type="float">
            <text:p>25,5681818182</text:p>
          </table:table-cell>
          <table:table-cell table:formula="of:=[.D33]*100" office:value-type="float" office:value="52.8409090909" calcext:value-type="float">
            <text:p>52,840909090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AP_calRW</text:p>
          </table:table-cell>
          <table:table-cell table:formula="of:=[.B34]*100" office:value-type="float" office:value="2.84090909091" calcext:value-type="float">
            <text:p>2,8409090909</text:p>
          </table:table-cell>
          <table:table-cell table:formula="of:=[.C34]*100" office:value-type="float" office:value="25" calcext:value-type="float">
            <text:p>25</text:p>
          </table:table-cell>
          <table:table-cell table:formula="of:=[.D34]*100" office:value-type="float" office:value="53.4090909091" calcext:value-type="float">
            <text:p>53,4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AP_T2</text:p>
          </table:table-cell>
          <table:table-cell table:formula="of:=[.B35]*100" office:value-type="float" office:value="6.81818181818" calcext:value-type="float">
            <text:p>6,8181818182</text:p>
          </table:table-cell>
          <table:table-cell table:formula="of:=[.C35]*100" office:value-type="float" office:value="27.2727272727" calcext:value-type="float">
            <text:p>27,2727272727</text:p>
          </table:table-cell>
          <table:table-cell table:formula="of:=[.D35]*100" office:value-type="float" office:value="53.4090909091" calcext:value-type="float">
            <text:p>53,4090909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PISA</text:p>
          </table:table-cell>
          <table:table-cell table:formula="of:=[.B36]*100" office:value-type="float" office:value="15.3409090909" calcext:value-type="float">
            <text:p>15,3409090909</text:p>
          </table:table-cell>
          <table:table-cell table:formula="of:=[.C36]*100" office:value-type="float" office:value="35.2272727273" calcext:value-type="float">
            <text:p>35,2272727273</text:p>
          </table:table-cell>
          <table:table-cell table:formula="of:=[.D36]*100" office:value-type="float" office:value="55.1136363636" calcext:value-type="float">
            <text:p>55,11363636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CP_TSC</text:p>
          </table:table-cell>
          <table:table-cell table:formula="of:=[.B37]*100" office:value-type="float" office:value="11.3636363636" calcext:value-type="float">
            <text:p>11,3636363636</text:p>
          </table:table-cell>
          <table:table-cell table:formula="of:=[.C37]*100" office:value-type="float" office:value="27.2727272727" calcext:value-type="float">
            <text:p>27,2727272727</text:p>
          </table:table-cell>
          <table:table-cell table:formula="of:=[.D37]*100" office:value-type="float" office:value="58.5227272727" calcext:value-type="float">
            <text:p>58,5227272727</text:p>
          </table:table-cell>
          <table:table-cell table:number-columns-repeated="10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flexibility top10" table:style-name="ta1">
        <table:shapes>
          <draw:frame draw:z-index="0" draw:style-name="gr1" svg:width="21.222cm" svg:height="15.82cm" svg:x="20.354cm" svg:y="14.157cm">
            <draw:object draw:notify-on-update-of-ranges="'flexibility top10'.P5:'flexibility top10'.P24 'flexibility top10'.Q4:'flexibility top10'.Q4 'flexibility top10'.Q5:'flexibility top10'.Q24 'flexibility top10'.R4:'flexibility top10'.R4 'flexibility top10'.R5:'flexibility top10'.R24 'flexibility top10'.S4:'flexibility top10'.S4 'flexibility top10'.S5:'flexibility top10'.S24 'flexibility top10'.T4:'flexibility top10'.T4 'flexibility top10'.T5:'flexibility top10'.T24 'flexibility top10'.U4:'flexibility top10'.U4 'flexibility top10'.U5:'flexibility top10'.U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15.999cm" svg:height="8.999cm" svg:x="81.376cm" svg:y="17.185cm">
            <draw:object draw:notify-on-update-of-ranges="'flexibility top10'.AL4:'flexibility top10'.AL35 'flexibility top10'.AM3:'flexibility top10'.AM3 'flexibility top10'.AM4:'flexibility top10'.AM35 'flexibility top10'.AN3:'flexibility top10'.AN3 'flexibility top10'.AN4:'flexibility top10'.AN35 'flexibility top10'.AO3:'flexibility top10'.AO3 'flexibility top10'.AO4:'flexibility top10'.AO35 'flexibility top10'.AP3:'flexibility top10'.AP3 'flexibility top10'.AP4:'flexibility top10'.AP35 'flexibility top10'.AQ3:'flexibility top10'.AQ3 'flexibility top10'.AQ4:'flexibility top10'.AQ3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43" table:default-cell-style-name="Default"/>
        <table:table-row table:style-name="ro2">
          <table:table-cell table:number-columns-repeated="43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Top1000</text:p>
          </table:table-cell>
          <table:table-cell table:number-columns-repeated="38"/>
        </table:table-row>
        <table:table-row table:style-name="ro4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14285714" calcext:value-type="float">
            <text:p>0,2857142857</text:p>
          </table:table-cell>
          <table:table-cell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pydock</text:p>
          </table:table-cell>
          <table:table-cell table:number-columns-repeated="31"/>
          <table:table-cell office:value-type="string" calcext:value-type="string">
            <text:p>f1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4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8571428571" calcext:value-type="float">
            <text:p>0,4285714286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pydock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9"/>
          <table:table-cell office:value-type="string" calcext:value-type="string">
            <text:p>CP_MJ3h</text:p>
          </table:table-cell>
          <table:table-cell office:value-type="float" office:value="0.1428571429" calcext:value-type="float">
            <text:p>0,1428571429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table:formula="of:=100*[.AF4]" office:value-type="float" office:value="14.28571429" calcext:value-type="float">
            <text:p>14,28571429</text:p>
          </table:table-cell>
          <table:table-cell table:formula="of:=100*[.AG4]" office:value-type="float" office:value="30" calcext:value-type="float">
            <text:p>30</text:p>
          </table:table-cell>
          <table:table-cell table:formula="of:=100*[.AH4]" office:value-type="float" office:value="15.78947368" calcext:value-type="float">
            <text:p>15,78947368</text:p>
          </table:table-cell>
          <table:table-cell table:formula="of:=100*[.AI4]" office:value-type="float" office:value="25" calcext:value-type="float">
            <text:p>25</text:p>
          </table:table-cell>
          <table:table-cell table:formula="of:=100*[.AJ4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J5]*100" office:value-type="float" office:value="42.8571428571" calcext:value-type="float">
            <text:p>42,8571428571</text:p>
          </table:table-cell>
          <table:table-cell table:formula="of:=[.K5]*100" office:value-type="float" office:value="40" calcext:value-type="float">
            <text:p>40</text:p>
          </table:table-cell>
          <table:table-cell table:formula="of:=[.L5]*100" office:value-type="float" office:value="10.5263157895" calcext:value-type="float">
            <text:p>10,5263157895</text:p>
          </table:table-cell>
          <table:table-cell table:formula="of:=[.M5]*100" office:value-type="float" office:value="0" calcext:value-type="float">
            <text:p>0</text:p>
          </table:table-cell>
          <table:table-cell table:formula="of:=[.N5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SJKG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15" calcext:value-type="float">
            <text:p>0,15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</text:p>
          </table:table-cell>
          <table:table-cell table:formula="of:=100*[.AF5]" office:value-type="float" office:value="28.57142857" calcext:value-type="float">
            <text:p>28,57142857</text:p>
          </table:table-cell>
          <table:table-cell table:formula="of:=100*[.AG5]" office:value-type="float" office:value="15" calcext:value-type="float">
            <text:p>15</text:p>
          </table:table-cell>
          <table:table-cell table:formula="of:=100*[.AH5]" office:value-type="float" office:value="15.78947368" calcext:value-type="float">
            <text:p>15,78947368</text:p>
          </table:table-cell>
          <table:table-cell table:formula="of:=100*[.AI5]" office:value-type="float" office:value="25" calcext:value-type="float">
            <text:p>25</text:p>
          </table:table-cell>
          <table:table-cell table:formula="of:=100*[.AJ5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PYDOCK3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[.J6]*100" office:value-type="float" office:value="14.2857142857" calcext:value-type="float">
            <text:p>14,2857142857</text:p>
          </table:table-cell>
          <table:table-cell table:formula="of:=[.K6]*100" office:value-type="float" office:value="40" calcext:value-type="float">
            <text:p>40</text:p>
          </table:table-cell>
          <table:table-cell table:formula="of:=[.L6]*100" office:value-type="float" office:value="15.7894736842" calcext:value-type="float">
            <text:p>15,7894736842</text:p>
          </table:table-cell>
          <table:table-cell table:formula="of:=[.M6]*100" office:value-type="float" office:value="0" calcext:value-type="float">
            <text:p>0</text:p>
          </table:table-cell>
          <table:table-cell table:formula="of:=[.N6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BT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35" calcext:value-type="float">
            <text:p>0,35</text:p>
          </table:table-cell>
          <table:table-cell office:value-type="float" office:value="0.0526315789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table:formula="of:=100*[.AF6]" office:value-type="float" office:value="28.57142857" calcext:value-type="float">
            <text:p>28,57142857</text:p>
          </table:table-cell>
          <table:table-cell table:formula="of:=100*[.AG6]" office:value-type="float" office:value="35" calcext:value-type="float">
            <text:p>35</text:p>
          </table:table-cell>
          <table:table-cell table:formula="of:=100*[.AH6]" office:value-type="float" office:value="5.26315789" calcext:value-type="float">
            <text:p>5,26315789</text:p>
          </table:table-cell>
          <table:table-cell table:formula="of:=100*[.AI6]" office:value-type="float" office:value="25" calcext:value-type="float">
            <text:p>25</text:p>
          </table:table-cell>
          <table:table-cell table:formula="of:=100*[.AJ6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3</text:p>
          </table:table-cell>
          <table:table-cell table:number-columns-repeated="2"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[.J7]*100" office:value-type="float" office:value="14.2857142857" calcext:value-type="float">
            <text:p>14,2857142857</text:p>
          </table:table-cell>
          <table:table-cell table:formula="of:=[.K7]*100" office:value-type="float" office:value="40" calcext:value-type="float">
            <text:p>40</text:p>
          </table:table-cell>
          <table:table-cell table:formula="of:=[.L7]*100" office:value-type="float" office:value="21.0526315789" calcext:value-type="float">
            <text:p>21,0526315789</text:p>
          </table:table-cell>
          <table:table-cell table:formula="of:=[.M7]*100" office:value-type="float" office:value="0" calcext:value-type="float">
            <text:p>0</text:p>
          </table:table-cell>
          <table:table-cell table:formula="of:=[.N7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P_DCOMPLEX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9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COMPLEX</text:p>
          </table:table-cell>
          <table:table-cell table:formula="of:=100*[.AF7]" office:value-type="float" office:value="28.57142857" calcext:value-type="float">
            <text:p>28,57142857</text:p>
          </table:table-cell>
          <table:table-cell table:formula="of:=100*[.AG7]" office:value-type="float" office:value="20" calcext:value-type="float">
            <text:p>20</text:p>
          </table:table-cell>
          <table:table-cell table:formula="of:=100*[.AH7]" office:value-type="float" office:value="10.52631579" calcext:value-type="float">
            <text:p>10,52631579</text:p>
          </table:table-cell>
          <table:table-cell table:formula="of:=100*[.AI7]" office:value-type="float" office:value="25" calcext:value-type="float">
            <text:p>25</text:p>
          </table:table-cell>
          <table:table-cell table:formula="of:=100*[.AJ7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dDFIRE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table:formula="of:=[.J8]*100" office:value-type="float" office:value="28.5714285714" calcext:value-type="float">
            <text:p>28,5714285714</text:p>
          </table:table-cell>
          <table:table-cell table:formula="of:=[.K8]*100" office:value-type="float" office:value="15" calcext:value-type="float">
            <text:p>15</text:p>
          </table:table-cell>
          <table:table-cell table:formula="of:=[.L8]*100" office:value-type="float" office:value="21.0526315789" calcext:value-type="float">
            <text:p>21,0526315789</text:p>
          </table:table-cell>
          <table:table-cell table:formula="of:=[.M8]*100" office:value-type="float" office:value="25" calcext:value-type="float">
            <text:p>25</text:p>
          </table:table-cell>
          <table:table-cell table:formula="of:=[.N8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SKOa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</text:p>
          </table:table-cell>
          <table:table-cell table:formula="of:=100*[.AF8]" office:value-type="float" office:value="28.57142857" calcext:value-type="float">
            <text:p>28,57142857</text:p>
          </table:table-cell>
          <table:table-cell table:formula="of:=100*[.AG8]" office:value-type="float" office:value="30" calcext:value-type="float">
            <text:p>30</text:p>
          </table:table-cell>
          <table:table-cell table:formula="of:=100*[.AH8]" office:value-type="float" office:value="15.78947368" calcext:value-type="float">
            <text:p>15,78947368</text:p>
          </table:table-cell>
          <table:table-cell table:formula="of:=100*[.AI8]" office:value-type="float" office:value="25" calcext:value-type="float">
            <text:p>25</text:p>
          </table:table-cell>
          <table:table-cell table:formula="of:=100*[.AJ8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BFKV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[.J9]*100" office:value-type="float" office:value="42.8571428571" calcext:value-type="float">
            <text:p>42,8571428571</text:p>
          </table:table-cell>
          <table:table-cell table:formula="of:=[.K9]*100" office:value-type="float" office:value="40" calcext:value-type="float">
            <text:p>40</text:p>
          </table:table-cell>
          <table:table-cell table:formula="of:=[.L9]*100" office:value-type="float" office:value="21.0526315789" calcext:value-type="float">
            <text:p>21,0526315789</text:p>
          </table:table-cell>
          <table:table-cell table:formula="of:=[.M9]*100" office:value-type="float" office:value="25" calcext:value-type="float">
            <text:p>25</text:p>
          </table:table-cell>
          <table:table-cell table:formula="of:=[.N9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P_dDFIRE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table:formula="of:=100*[.AF9]" office:value-type="float" office:value="28.57142857" calcext:value-type="float">
            <text:p>28,57142857</text:p>
          </table:table-cell>
          <table:table-cell table:formula="of:=100*[.AG9]" office:value-type="float" office:value="15" calcext:value-type="float">
            <text:p>15</text:p>
          </table:table-cell>
          <table:table-cell table:formula="of:=100*[.AH9]" office:value-type="float" office:value="21.05263158" calcext:value-type="float">
            <text:p>21,05263158</text:p>
          </table:table-cell>
          <table:table-cell table:formula="of:=100*[.AI9]" office:value-type="float" office:value="25" calcext:value-type="float">
            <text:p>25</text:p>
          </table:table-cell>
          <table:table-cell table:formula="of:=100*[.AJ9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pydock</text:p>
          </table:table-cell>
          <table:table-cell table:number-columns-repeated="9"/>
          <table:table-cell table:formula="of:=[.J10]*100" office:value-type="float" office:value="0" calcext:value-type="float">
            <text:p>0</text:p>
          </table:table-cell>
          <table:table-cell table:formula="of:=[.K10]*100" office:value-type="float" office:value="0" calcext:value-type="float">
            <text:p>0</text:p>
          </table:table-cell>
          <table:table-cell table:formula="of:=[.L10]*100" office:value-type="float" office:value="0" calcext:value-type="float">
            <text:p>0</text:p>
          </table:table-cell>
          <table:table-cell table:formula="of:=[.M10]*100" office:value-type="float" office:value="0" calcext:value-type="float">
            <text:p>0</text:p>
          </table:table-cell>
          <table:table-cell table:formula="of:=[.N10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TB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1052631579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AF10]" office:value-type="float" office:value="42.85714286" calcext:value-type="float">
            <text:p>42,85714286</text:p>
          </table:table-cell>
          <table:table-cell table:formula="of:=100*[.AG10]" office:value-type="float" office:value="40" calcext:value-type="float">
            <text:p>40</text:p>
          </table:table-cell>
          <table:table-cell table:formula="of:=100*[.AH10]" office:value-type="float" office:value="10.52631579" calcext:value-type="float">
            <text:p>10,52631579</text:p>
          </table:table-cell>
          <table:table-cell table:formula="of:=100*[.AI10]" office:value-type="float" office:value="0" calcext:value-type="float">
            <text:p>0</text:p>
          </table:table-cell>
          <table:table-cell table:formula="of:=100*[.AJ10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J11]*100" office:value-type="float" office:value="42.8571428571" calcext:value-type="float">
            <text:p>42,8571428571</text:p>
          </table:table-cell>
          <table:table-cell table:formula="of:=[.K11]*100" office:value-type="float" office:value="30" calcext:value-type="float">
            <text:p>30</text:p>
          </table:table-cell>
          <table:table-cell table:formula="of:=[.L11]*100" office:value-type="float" office:value="5.26315789474" calcext:value-type="float">
            <text:p>5,2631578947</text:p>
          </table:table-cell>
          <table:table-cell table:formula="of:=[.M11]*100" office:value-type="float" office:value="0" calcext:value-type="float">
            <text:p>0</text:p>
          </table:table-cell>
          <table:table-cell table:formula="of:=[.N11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PYDOCK_TOT</text:p>
          </table:table-cell>
          <table:table-cell office:value-type="float" office:value="0.1428571429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table:formula="of:=100*[.AF11]" office:value-type="float" office:value="14.28571429" calcext:value-type="float">
            <text:p>14,28571429</text:p>
          </table:table-cell>
          <table:table-cell table:formula="of:=100*[.AG11]" office:value-type="float" office:value="40" calcext:value-type="float">
            <text:p>40</text:p>
          </table:table-cell>
          <table:table-cell table:formula="of:=100*[.AH11]" office:value-type="float" office:value="15.78947368" calcext:value-type="float">
            <text:p>15,78947368</text:p>
          </table:table-cell>
          <table:table-cell table:formula="of:=100*[.AI11]" office:value-type="float" office:value="0" calcext:value-type="float">
            <text:p>0</text:p>
          </table:table-cell>
          <table:table-cell table:formula="of:=100*[.AJ11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[.J12]*100" office:value-type="float" office:value="42.8571428571" calcext:value-type="float">
            <text:p>42,8571428571</text:p>
          </table:table-cell>
          <table:table-cell table:formula="of:=[.K12]*100" office:value-type="float" office:value="25" calcext:value-type="float">
            <text:p>25</text:p>
          </table:table-cell>
          <table:table-cell table:formula="of:=[.L12]*100" office:value-type="float" office:value="10.5263157895" calcext:value-type="float">
            <text:p>10,5263157895</text:p>
          </table:table-cell>
          <table:table-cell table:formula="of:=[.M12]*100" office:value-type="float" office:value="0" calcext:value-type="float">
            <text:p>0</text:p>
          </table:table-cell>
          <table:table-cell table:formula="of:=[.N12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HLPL</text:p>
          </table:table-cell>
          <table:table-cell office:value-type="float" office:value="0.1428571429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8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AF12]" office:value-type="float" office:value="14.28571429" calcext:value-type="float">
            <text:p>14,28571429</text:p>
          </table:table-cell>
          <table:table-cell table:formula="of:=100*[.AG12]" office:value-type="float" office:value="40" calcext:value-type="float">
            <text:p>40</text:p>
          </table:table-cell>
          <table:table-cell table:formula="of:=100*[.AH12]" office:value-type="float" office:value="21.05263158" calcext:value-type="float">
            <text:p>21,05263158</text:p>
          </table:table-cell>
          <table:table-cell table:formula="of:=100*[.AI12]" office:value-type="float" office:value="0" calcext:value-type="float">
            <text:p>0</text:p>
          </table:table-cell>
          <table:table-cell table:formula="of:=100*[.AJ12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dDFIRE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736842105263" calcext:value-type="float">
            <text:p>0,7368421053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zdock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[.J13]*100" office:value-type="float" office:value="28.5714285714" calcext:value-type="float">
            <text:p>28,5714285714</text:p>
          </table:table-cell>
          <table:table-cell table:formula="of:=[.K13]*100" office:value-type="float" office:value="40" calcext:value-type="float">
            <text:p>40</text:p>
          </table:table-cell>
          <table:table-cell table:formula="of:=[.L13]*100" office:value-type="float" office:value="15.7894736842" calcext:value-type="float">
            <text:p>15,7894736842</text:p>
          </table:table-cell>
          <table:table-cell table:formula="of:=[.M13]*100" office:value-type="float" office:value="0" calcext:value-type="float">
            <text:p>0</text:p>
          </table:table-cell>
          <table:table-cell table:formula="of:=[.N13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BFKV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AF13]" office:value-type="float" office:value="42.85714286" calcext:value-type="float">
            <text:p>42,85714286</text:p>
          </table:table-cell>
          <table:table-cell table:formula="of:=100*[.AG13]" office:value-type="float" office:value="40" calcext:value-type="float">
            <text:p>40</text:p>
          </table:table-cell>
          <table:table-cell table:formula="of:=100*[.AH13]" office:value-type="float" office:value="21.05263158" calcext:value-type="float">
            <text:p>21,05263158</text:p>
          </table:table-cell>
          <table:table-cell table:formula="of:=100*[.AI13]" office:value-type="float" office:value="25" calcext:value-type="float">
            <text:p>25</text:p>
          </table:table-cell>
          <table:table-cell table:formula="of:=100*[.AJ1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BFKV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421052631579" calcext:value-type="float">
            <text:p>0,4210526316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J14]*100" office:value-type="float" office:value="28.5714285714" calcext:value-type="float">
            <text:p>28,5714285714</text:p>
          </table:table-cell>
          <table:table-cell table:formula="of:=[.K14]*100" office:value-type="float" office:value="30" calcext:value-type="float">
            <text:p>30</text:p>
          </table:table-cell>
          <table:table-cell table:formula="of:=[.L14]*100" office:value-type="float" office:value="15.7894736842" calcext:value-type="float">
            <text:p>15,7894736842</text:p>
          </table:table-cell>
          <table:table-cell table:formula="of:=[.M14]*100" office:value-type="float" office:value="0" calcext:value-type="float">
            <text:p>0</text:p>
          </table:table-cell>
          <table:table-cell table:formula="of:=[.N14]*100" office:value-type="float" office:value="0" calcext:value-type="float">
            <text:p>0</text:p>
          </table:table-cell>
          <table:table-cell table:number-columns-repeated="18"/>
          <table:table-cell table:formula="of:=100*[.AG14]" office:value-type="float" office:value="0" calcext:value-type="float">
            <text:p>0</text:p>
          </table:table-cell>
          <table:table-cell table:formula="of:=100*[.AH14]" office:value-type="float" office:value="0" calcext:value-type="float">
            <text:p>0</text:p>
          </table:table-cell>
          <table:table-cell table:formula="of:=100*[.AI14]" office:value-type="float" office:value="0" calcext:value-type="float">
            <text:p>0</text:p>
          </table:table-cell>
          <table:table-cell table:formula="of:=100*[.AJ14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736842105263" calcext:value-type="float">
            <text:p>0,7368421053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Pydo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[.J15]*100" office:value-type="float" office:value="28.5714285714" calcext:value-type="float">
            <text:p>28,5714285714</text:p>
          </table:table-cell>
          <table:table-cell table:formula="of:=[.K15]*100" office:value-type="float" office:value="25" calcext:value-type="float">
            <text:p>25</text:p>
          </table:table-cell>
          <table:table-cell table:formula="of:=[.L15]*100" office:value-type="float" office:value="26.3157894737" calcext:value-type="float">
            <text:p>26,3157894737</text:p>
          </table:table-cell>
          <table:table-cell table:formula="of:=[.M15]*100" office:value-type="float" office:value="0" calcext:value-type="float">
            <text:p>0</text:p>
          </table:table-cell>
          <table:table-cell table:formula="of:=[.N15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BL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0526315789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L</text:p>
          </table:table-cell>
          <table:table-cell table:formula="of:=100*[.AF15]" office:value-type="float" office:value="28.57142857" calcext:value-type="float">
            <text:p>28,57142857</text:p>
          </table:table-cell>
          <table:table-cell table:formula="of:=100*[.AG15]" office:value-type="float" office:value="20" calcext:value-type="float">
            <text:p>20</text:p>
          </table:table-cell>
          <table:table-cell table:formula="of:=100*[.AH15]" office:value-type="float" office:value="5.26315789" calcext:value-type="float">
            <text:p>5,26315789</text:p>
          </table:table-cell>
          <table:table-cell table:formula="of:=100*[.AI15]" office:value-type="float" office:value="0" calcext:value-type="float">
            <text:p>0</text:p>
          </table:table-cell>
          <table:table-cell table:formula="of:=100*[.AJ15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684210526316" calcext:value-type="float">
            <text:p>0,6842105263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[.J16]*100" office:value-type="float" office:value="28.5714285714" calcext:value-type="float">
            <text:p>28,5714285714</text:p>
          </table:table-cell>
          <table:table-cell table:formula="of:=[.K16]*100" office:value-type="float" office:value="20" calcext:value-type="float">
            <text:p>20</text:p>
          </table:table-cell>
          <table:table-cell table:formula="of:=[.L16]*100" office:value-type="float" office:value="21.0526315789" calcext:value-type="float">
            <text:p>21,0526315789</text:p>
          </table:table-cell>
          <table:table-cell table:formula="of:=[.M16]*100" office:value-type="float" office:value="25" calcext:value-type="float">
            <text:p>25</text:p>
          </table:table-cell>
          <table:table-cell table:formula="of:=[.N16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BFKV</text:p>
          </table:table-cell>
          <table:table-cell office:value-type="float" office:value="0.1428571429" calcext:value-type="float">
            <text:p>0,14285714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52631579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AF16]" office:value-type="float" office:value="14.28571429" calcext:value-type="float">
            <text:p>14,28571429</text:p>
          </table:table-cell>
          <table:table-cell table:formula="of:=100*[.AG16]" office:value-type="float" office:value="15" calcext:value-type="float">
            <text:p>15</text:p>
          </table:table-cell>
          <table:table-cell table:formula="of:=100*[.AH16]" office:value-type="float" office:value="10.52631579" calcext:value-type="float">
            <text:p>10,52631579</text:p>
          </table:table-cell>
          <table:table-cell table:formula="of:=100*[.AI16]" office:value-type="float" office:value="25" calcext:value-type="float">
            <text:p>25</text:p>
          </table:table-cell>
          <table:table-cell table:formula="of:=100*[.AJ16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3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578947368421" calcext:value-type="float">
            <text:p>0,578947368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table:formula="of:=[.J17]*100" office:value-type="float" office:value="57.1428571429" calcext:value-type="float">
            <text:p>57,1428571429</text:p>
          </table:table-cell>
          <table:table-cell table:formula="of:=[.K17]*100" office:value-type="float" office:value="15" calcext:value-type="float">
            <text:p>15</text:p>
          </table:table-cell>
          <table:table-cell table:formula="of:=[.L17]*100" office:value-type="float" office:value="21.0526315789" calcext:value-type="float">
            <text:p>21,0526315789</text:p>
          </table:table-cell>
          <table:table-cell table:formula="of:=[.M17]*100" office:value-type="float" office:value="25" calcext:value-type="float">
            <text:p>25</text:p>
          </table:table-cell>
          <table:table-cell table:formula="of:=[.N17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TB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AF17]" office:value-type="float" office:value="28.57142857" calcext:value-type="float">
            <text:p>28,57142857</text:p>
          </table:table-cell>
          <table:table-cell table:formula="of:=100*[.AG17]" office:value-type="float" office:value="30" calcext:value-type="float">
            <text:p>30</text:p>
          </table:table-cell>
          <table:table-cell table:formula="of:=100*[.AH17]" office:value-type="float" office:value="15.78947368" calcext:value-type="float">
            <text:p>15,78947368</text:p>
          </table:table-cell>
          <table:table-cell table:formula="of:=100*[.AI17]" office:value-type="float" office:value="0" calcext:value-type="float">
            <text:p>0</text:p>
          </table:table-cell>
          <table:table-cell table:formula="of:=100*[.AJ17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pydock</text:p>
          </table:table-cell>
          <table:table-cell table:number-columns-repeated="23"/>
          <table:table-cell office:value-type="string" calcext:value-type="string">
            <text:p>ZDOCK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100*[.AF18]" office:value-type="float" office:value="28.57142857" calcext:value-type="float">
            <text:p>28,57142857</text:p>
          </table:table-cell>
          <table:table-cell table:formula="of:=100*[.AG18]" office:value-type="float" office:value="40" calcext:value-type="float">
            <text:p>40</text:p>
          </table:table-cell>
          <table:table-cell table:formula="of:=100*[.AH18]" office:value-type="float" office:value="15.78947368" calcext:value-type="float">
            <text:p>15,78947368</text:p>
          </table:table-cell>
          <table:table-cell table:formula="of:=100*[.AI18]" office:value-type="float" office:value="0" calcext:value-type="float">
            <text:p>0</text:p>
          </table:table-cell>
          <table:table-cell table:formula="of:=100*[.AJ18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45" calcext:value-type="float">
            <text:p>0,4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[.J19]*100" office:value-type="float" office:value="57.1428571429" calcext:value-type="float">
            <text:p>57,1428571429</text:p>
          </table:table-cell>
          <table:table-cell table:formula="of:=[.K19]*100" office:value-type="float" office:value="45" calcext:value-type="float">
            <text:p>45</text:p>
          </table:table-cell>
          <table:table-cell table:formula="of:=[.L19]*100" office:value-type="float" office:value="10.5263157895" calcext:value-type="float">
            <text:p>10,5263157895</text:p>
          </table:table-cell>
          <table:table-cell table:formula="of:=[.M19]*100" office:value-type="float" office:value="0" calcext:value-type="float">
            <text:p>0</text:p>
          </table:table-cell>
          <table:table-cell table:formula="of:=[.N19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P_HLPL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AF19]" office:value-type="float" office:value="28.57142857" calcext:value-type="float">
            <text:p>28,57142857</text:p>
          </table:table-cell>
          <table:table-cell table:formula="of:=100*[.AG19]" office:value-type="float" office:value="20" calcext:value-type="float">
            <text:p>20</text:p>
          </table:table-cell>
          <table:table-cell table:formula="of:=100*[.AH19]" office:value-type="float" office:value="21.05263158" calcext:value-type="float">
            <text:p>21,05263158</text:p>
          </table:table-cell>
          <table:table-cell table:formula="of:=100*[.AI19]" office:value-type="float" office:value="25" calcext:value-type="float">
            <text:p>25</text:p>
          </table:table-cell>
          <table:table-cell table:formula="of:=100*[.AJ19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J20]*100" office:value-type="float" office:value="28.5714285714" calcext:value-type="float">
            <text:p>28,5714285714</text:p>
          </table:table-cell>
          <table:table-cell table:formula="of:=[.K20]*100" office:value-type="float" office:value="45" calcext:value-type="float">
            <text:p>45</text:p>
          </table:table-cell>
          <table:table-cell table:formula="of:=[.L20]*100" office:value-type="float" office:value="21.0526315789" calcext:value-type="float">
            <text:p>21,0526315789</text:p>
          </table:table-cell>
          <table:table-cell table:formula="of:=[.M20]*100" office:value-type="float" office:value="25" calcext:value-type="float">
            <text:p>25</text:p>
          </table:table-cell>
          <table:table-cell table:formula="of:=[.N20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P_T2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0526315789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100*[.AF20]" office:value-type="float" office:value="42.85714286" calcext:value-type="float">
            <text:p>42,85714286</text:p>
          </table:table-cell>
          <table:table-cell table:formula="of:=100*[.AG20]" office:value-type="float" office:value="30" calcext:value-type="float">
            <text:p>30</text:p>
          </table:table-cell>
          <table:table-cell table:formula="of:=100*[.AH20]" office:value-type="float" office:value="5.26315789" calcext:value-type="float">
            <text:p>5,26315789</text:p>
          </table:table-cell>
          <table:table-cell table:formula="of:=100*[.AI20]" office:value-type="float" office:value="0" calcext:value-type="float">
            <text:p>0</text:p>
          </table:table-cell>
          <table:table-cell table:formula="of:=100*[.AJ20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J21]*100" office:value-type="float" office:value="28.5714285714" calcext:value-type="float">
            <text:p>28,5714285714</text:p>
          </table:table-cell>
          <table:table-cell table:formula="of:=[.K21]*100" office:value-type="float" office:value="25" calcext:value-type="float">
            <text:p>25</text:p>
          </table:table-cell>
          <table:table-cell table:formula="of:=[.L21]*100" office:value-type="float" office:value="26.3157894737" calcext:value-type="float">
            <text:p>26,3157894737</text:p>
          </table:table-cell>
          <table:table-cell table:formula="of:=[.M21]*100" office:value-type="float" office:value="25" calcext:value-type="float">
            <text:p>25</text:p>
          </table:table-cell>
          <table:table-cell table:formula="of:=[.N21]*100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P_T1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9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100*[.AF21]" office:value-type="float" office:value="42.85714286" calcext:value-type="float">
            <text:p>42,85714286</text:p>
          </table:table-cell>
          <table:table-cell table:formula="of:=100*[.AG21]" office:value-type="float" office:value="25" calcext:value-type="float">
            <text:p>25</text:p>
          </table:table-cell>
          <table:table-cell table:formula="of:=100*[.AH21]" office:value-type="float" office:value="10.52631579" calcext:value-type="float">
            <text:p>10,52631579</text:p>
          </table:table-cell>
          <table:table-cell table:formula="of:=100*[.AI21]" office:value-type="float" office:value="0" calcext:value-type="float">
            <text:p>0</text:p>
          </table:table-cell>
          <table:table-cell table:formula="of:=100*[.AJ21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5" calcext:value-type="float">
            <text:p>0,3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SDOCK</text:p>
          </table:table-cell>
          <table:table-cell table:formula="of:=[.J22]*100" office:value-type="float" office:value="28.5714285714" calcext:value-type="float">
            <text:p>28,5714285714</text:p>
          </table:table-cell>
          <table:table-cell table:formula="of:=[.K22]*100" office:value-type="float" office:value="35" calcext:value-type="float">
            <text:p>35</text:p>
          </table:table-cell>
          <table:table-cell table:formula="of:=[.L22]*100" office:value-type="float" office:value="15.7894736842" calcext:value-type="float">
            <text:p>15,7894736842</text:p>
          </table:table-cell>
          <table:table-cell table:formula="of:=[.M22]*100" office:value-type="float" office:value="0" calcext:value-type="float">
            <text:p>0</text:p>
          </table:table-cell>
          <table:table-cell table:formula="of:=[.N22]*100"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PYDOCK_TOT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" calcext:value-type="float">
            <text:p>0,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table:formula="of:=100*[.AF22]" office:value-type="float" office:value="28.57142857" calcext:value-type="float">
            <text:p>28,57142857</text:p>
          </table:table-cell>
          <table:table-cell table:formula="of:=100*[.AG22]" office:value-type="float" office:value="25" calcext:value-type="float">
            <text:p>25</text:p>
          </table:table-cell>
          <table:table-cell table:formula="of:=100*[.AH22]" office:value-type="float" office:value="26.31578947" calcext:value-type="float">
            <text:p>26,31578947</text:p>
          </table:table-cell>
          <table:table-cell table:formula="of:=100*[.AI22]" office:value-type="float" office:value="0" calcext:value-type="float">
            <text:p>0</text:p>
          </table:table-cell>
          <table:table-cell table:formula="of:=100*[.AJ22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dDF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HLPL</text:p>
          </table:table-cell>
          <table:table-cell table:formula="of:=[.J23]*100" office:value-type="float" office:value="42.8571428571" calcext:value-type="float">
            <text:p>42,8571428571</text:p>
          </table:table-cell>
          <table:table-cell table:formula="of:=[.K23]*100" office:value-type="float" office:value="25" calcext:value-type="float">
            <text:p>25</text:p>
          </table:table-cell>
          <table:table-cell table:formula="of:=[.L23]*100" office:value-type="float" office:value="15.7894736842" calcext:value-type="float">
            <text:p>15,7894736842</text:p>
          </table:table-cell>
          <table:table-cell table:formula="of:=[.M23]*100" office:value-type="float" office:value="0" calcext:value-type="float">
            <text:p>0</text:p>
          </table:table-cell>
          <table:table-cell table:formula="of:=[.N23]*100"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ELE</text:p>
          </table:table-cell>
          <table:table-cell office:value-type="float" office:value="0.5714285714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table:formula="of:=100*[.AF23]" office:value-type="float" office:value="57.14285714" calcext:value-type="float">
            <text:p>57,14285714</text:p>
          </table:table-cell>
          <table:table-cell table:formula="of:=100*[.AG23]" office:value-type="float" office:value="15" calcext:value-type="float">
            <text:p>15</text:p>
          </table:table-cell>
          <table:table-cell table:formula="of:=100*[.AH23]" office:value-type="float" office:value="21.05263158" calcext:value-type="float">
            <text:p>21,05263158</text:p>
          </table:table-cell>
          <table:table-cell table:formula="of:=100*[.AI23]" office:value-type="float" office:value="25" calcext:value-type="float">
            <text:p>25</text:p>
          </table:table-cell>
          <table:table-cell table:formula="of:=100*[.AJ2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BFK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pydock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MPS</text:p>
          </table:table-cell>
          <table:table-cell table:formula="of:=[.J24]*100" office:value-type="float" office:value="42.8571428571" calcext:value-type="float">
            <text:p>42,8571428571</text:p>
          </table:table-cell>
          <table:table-cell table:formula="of:=[.K24]*100" office:value-type="float" office:value="30" calcext:value-type="float">
            <text:p>30</text:p>
          </table:table-cell>
          <table:table-cell table:formula="of:=[.L24]*100" office:value-type="float" office:value="21.0526315789" calcext:value-type="float">
            <text:p>21,0526315789</text:p>
          </table:table-cell>
          <table:table-cell table:formula="of:=[.M24]*100" office:value-type="float" office:value="25" calcext:value-type="float">
            <text:p>25</text:p>
          </table:table-cell>
          <table:table-cell table:formula="of:=[.N24]*100"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CP_BT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table:formula="of:=100*[.AF24]" office:value-type="float" office:value="42.85714286" calcext:value-type="float">
            <text:p>42,85714286</text:p>
          </table:table-cell>
          <table:table-cell table:formula="of:=100*[.AG24]" office:value-type="float" office:value="30" calcext:value-type="float">
            <text:p>30</text:p>
          </table:table-cell>
          <table:table-cell table:formula="of:=100*[.AH24]" office:value-type="float" office:value="15.78947368" calcext:value-type="float">
            <text:p>15,78947368</text:p>
          </table:table-cell>
          <table:table-cell table:formula="of:=100*[.AI24]" office:value-type="float" office:value="0" calcext:value-type="float">
            <text:p>0</text:p>
          </table:table-cell>
          <table:table-cell table:formula="of:=100*[.AJ24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pydock</text:p>
          </table:table-cell>
          <table:table-cell table:number-columns-repeated="31"/>
          <table:table-cell table:formula="of:=100*[.AF25]" office:value-type="float" office:value="0" calcext:value-type="float">
            <text:p>0</text:p>
          </table:table-cell>
          <table:table-cell table:formula="of:=100*[.AG25]" office:value-type="float" office:value="0" calcext:value-type="float">
            <text:p>0</text:p>
          </table:table-cell>
          <table:table-cell table:formula="of:=100*[.AH25]" office:value-type="float" office:value="0" calcext:value-type="float">
            <text:p>0</text:p>
          </table:table-cell>
          <table:table-cell table:formula="of:=100*[.AI25]" office:value-type="float" office:value="0" calcext:value-type="float">
            <text:p>0</text:p>
          </table:table-cell>
          <table:table-cell table:formula="of:=100*[.AJ25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pydock</text:p>
          </table:table-cell>
          <table:table-cell table:number-columns-repeated="23"/>
          <table:table-cell office:value-type="string" calcext:value-type="string">
            <text:p>CP_BT</text:p>
          </table:table-cell>
          <table:table-cell office:value-type="float" office:value="0.5714285714" calcext:value-type="float">
            <text:p>0,5714285714</text:p>
          </table:table-cell>
          <table:table-cell office:value-type="float" office:value="0.2" calcext:value-type="float">
            <text:p>0,2</text:p>
          </table:table-cell>
          <table:table-cell office:value-type="float" office:value="0.1052631579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table:formula="of:=100*[.AF26]" office:value-type="float" office:value="57.14285714" calcext:value-type="float">
            <text:p>57,14285714</text:p>
          </table:table-cell>
          <table:table-cell table:formula="of:=100*[.AG26]" office:value-type="float" office:value="20" calcext:value-type="float">
            <text:p>20</text:p>
          </table:table-cell>
          <table:table-cell table:formula="of:=100*[.AH26]" office:value-type="float" office:value="10.52631579" calcext:value-type="float">
            <text:p>10,52631579</text:p>
          </table:table-cell>
          <table:table-cell table:formula="of:=100*[.AI26]" office:value-type="float" office:value="25" calcext:value-type="float">
            <text:p>25</text:p>
          </table:table-cell>
          <table:table-cell table:formula="of:=100*[.AJ26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pydock</text:p>
          </table:table-cell>
          <table:table-cell table:number-columns-repeated="23"/>
          <table:table-cell office:value-type="string" calcext:value-type="string">
            <text:p>CP_VD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9" calcext:value-type="float">
            <text:p>0,1052631579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VD</text:p>
          </table:table-cell>
          <table:table-cell table:formula="of:=100*[.AF27]" office:value-type="float" office:value="42.85714286" calcext:value-type="float">
            <text:p>42,85714286</text:p>
          </table:table-cell>
          <table:table-cell table:formula="of:=100*[.AG27]" office:value-type="float" office:value="25" calcext:value-type="float">
            <text:p>25</text:p>
          </table:table-cell>
          <table:table-cell table:formula="of:=100*[.AH27]" office:value-type="float" office:value="10.52631579" calcext:value-type="float">
            <text:p>10,52631579</text:p>
          </table:table-cell>
          <table:table-cell table:formula="of:=100*[.AI27]" office:value-type="float" office:value="25" calcext:value-type="float">
            <text:p>25</text:p>
          </table:table-cell>
          <table:table-cell table:formula="of:=100*[.AJ27]" office:value-type="float" office:value="0" calcext:value-type="float">
            <text:p>0</text:p>
          </table:table-cell>
        </table:table-row>
        <table:table-row table:style-name="ro4">
          <table:table-cell table:number-columns-repeated="30"/>
          <table:table-cell office:value-type="string" calcext:value-type="string">
            <text:p>AP_T2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0526315789" calcext:value-type="float">
            <text:p>0,052631578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table:formula="of:=100*[.AF28]" office:value-type="float" office:value="28.57142857" calcext:value-type="float">
            <text:p>28,57142857</text:p>
          </table:table-cell>
          <table:table-cell table:formula="of:=100*[.AG28]" office:value-type="float" office:value="45" calcext:value-type="float">
            <text:p>45</text:p>
          </table:table-cell>
          <table:table-cell table:formula="of:=100*[.AH28]" office:value-type="float" office:value="5.26315789" calcext:value-type="float">
            <text:p>5,26315789</text:p>
          </table:table-cell>
          <table:table-cell table:formula="of:=100*[.AI28]" office:value-type="float" office:value="25" calcext:value-type="float">
            <text:p>25</text:p>
          </table:table-cell>
          <table:table-cell table:formula="of:=100*[.AJ28]" office:value-type="float" office:value="20" calcext:value-type="float">
            <text:p>20</text:p>
          </table:table-cell>
        </table:table-row>
        <table:table-row table:style-name="ro4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Top1000</text:p>
          </table:table-cell>
          <table:table-cell table:number-columns-repeated="25"/>
          <table:table-cell office:value-type="string" calcext:value-type="string">
            <text:p>CP_E3D_MIN</text:p>
          </table:table-cell>
          <table:table-cell office:value-type="float" office:value="0.1428571429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E3D_MIN</text:p>
          </table:table-cell>
          <table:table-cell table:formula="of:=100*[.AF29]" office:value-type="float" office:value="14.28571429" calcext:value-type="float">
            <text:p>14,28571429</text:p>
          </table:table-cell>
          <table:table-cell table:formula="of:=100*[.AG29]" office:value-type="float" office:value="25" calcext:value-type="float">
            <text:p>25</text:p>
          </table:table-cell>
          <table:table-cell table:formula="of:=100*[.AH29]" office:value-type="float" office:value="15.78947368" calcext:value-type="float">
            <text:p>15,78947368</text:p>
          </table:table-cell>
          <table:table-cell table:formula="of:=100*[.AI29]" office:value-type="float" office:value="25" calcext:value-type="float">
            <text:p>25</text:p>
          </table:table-cell>
          <table:table-cell table:formula="of:=100*[.AJ29]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"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CP_BFKV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BFKV</text:p>
          </table:table-cell>
          <table:table-cell table:formula="of:=100*[.AF30]" office:value-type="float" office:value="42.85714286" calcext:value-type="float">
            <text:p>42,85714286</text:p>
          </table:table-cell>
          <table:table-cell table:formula="of:=100*[.AG30]" office:value-type="float" office:value="30" calcext:value-type="float">
            <text:p>30</text:p>
          </table:table-cell>
          <table:table-cell table:formula="of:=100*[.AH30]" office:value-type="float" office:value="21.05263158" calcext:value-type="float">
            <text:p>21,05263158</text:p>
          </table:table-cell>
          <table:table-cell table:formula="of:=100*[.AI30]" office:value-type="float" office:value="25" calcext:value-type="float">
            <text:p>25</text:p>
          </table:table-cell>
          <table:table-cell table:formula="of:=100*[.AJ30]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CP_TSC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35" calcext:value-type="float">
            <text:p>0,35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table:formula="of:=100*[.AF31]" office:value-type="float" office:value="28.57142857" calcext:value-type="float">
            <text:p>28,57142857</text:p>
          </table:table-cell>
          <table:table-cell table:formula="of:=100*[.AG31]" office:value-type="float" office:value="35" calcext:value-type="float">
            <text:p>35</text:p>
          </table:table-cell>
          <table:table-cell table:formula="of:=100*[.AH31]" office:value-type="float" office:value="15.78947368" calcext:value-type="float">
            <text:p>15,78947368</text:p>
          </table:table-cell>
          <table:table-cell table:formula="of:=100*[.AI31]" office:value-type="float" office:value="0" calcext:value-type="float">
            <text:p>0</text:p>
          </table:table-cell>
          <table:table-cell table:formula="of:=100*[.AJ31]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AP_MPS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MPS</text:p>
          </table:table-cell>
          <table:table-cell table:formula="of:=100*[.AF32]" office:value-type="float" office:value="28.57142857" calcext:value-type="float">
            <text:p>28,57142857</text:p>
          </table:table-cell>
          <table:table-cell table:formula="of:=100*[.AG32]" office:value-type="float" office:value="25" calcext:value-type="float">
            <text:p>25</text:p>
          </table:table-cell>
          <table:table-cell table:formula="of:=100*[.AH32]" office:value-type="float" office:value="26.31578947" calcext:value-type="float">
            <text:p>26,31578947</text:p>
          </table:table-cell>
          <table:table-cell table:formula="of:=100*[.AI32]" office:value-type="float" office:value="25" calcext:value-type="float">
            <text:p>25</text:p>
          </table:table-cell>
          <table:table-cell table:formula="of:=100*[.AJ32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CP_TB</text:p>
          </table:table-cell>
          <table:table-cell office:value-type="float" office:value="0.5714285714" calcext:value-type="float">
            <text:p>0,5714285714</text:p>
          </table:table-cell>
          <table:table-cell office:value-type="float" office:value="0.45" calcext:value-type="float">
            <text:p>0,45</text:p>
          </table:table-cell>
          <table:table-cell office:value-type="float" office:value="0.1052631579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AF33]" office:value-type="float" office:value="57.14285714" calcext:value-type="float">
            <text:p>57,14285714</text:p>
          </table:table-cell>
          <table:table-cell table:formula="of:=100*[.AG33]" office:value-type="float" office:value="45" calcext:value-type="float">
            <text:p>45</text:p>
          </table:table-cell>
          <table:table-cell table:formula="of:=100*[.AH33]" office:value-type="float" office:value="10.52631579" calcext:value-type="float">
            <text:p>10,52631579</text:p>
          </table:table-cell>
          <table:table-cell table:formula="of:=100*[.AI33]" office:value-type="float" office:value="0" calcext:value-type="float">
            <text:p>0</text:p>
          </table:table-cell>
          <table:table-cell table:formula="of:=100*[.AJ3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SDOCK</text:p>
          </table:table-cell>
          <table:table-cell office:value-type="float" office:value="0.4285714286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SDOCK</text:p>
          </table:table-cell>
          <table:table-cell table:formula="of:=100*[.AF34]" office:value-type="float" office:value="42.85714286" calcext:value-type="float">
            <text:p>42,85714286</text:p>
          </table:table-cell>
          <table:table-cell table:formula="of:=100*[.AG34]" office:value-type="float" office:value="25" calcext:value-type="float">
            <text:p>25</text:p>
          </table:table-cell>
          <table:table-cell table:formula="of:=100*[.AH34]" office:value-type="float" office:value="15.78947368" calcext:value-type="float">
            <text:p>15,78947368</text:p>
          </table:table-cell>
          <table:table-cell table:formula="of:=100*[.AI34]" office:value-type="float" office:value="0" calcext:value-type="float">
            <text:p>0</text:p>
          </table:table-cell>
          <table:table-cell table:formula="of:=100*[.AJ34]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ELE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"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22"/>
          <table:table-cell office:value-type="string" calcext:value-type="string">
            <text:p>CP_HLPL</text:p>
          </table:table-cell>
          <table:table-cell office:value-type="float" office:value="0.2857142857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2105263158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AF35]" office:value-type="float" office:value="28.57142857" calcext:value-type="float">
            <text:p>28,57142857</text:p>
          </table:table-cell>
          <table:table-cell table:formula="of:=100*[.AG35]" office:value-type="float" office:value="45" calcext:value-type="float">
            <text:p>45</text:p>
          </table:table-cell>
          <table:table-cell table:formula="of:=100*[.AH35]" office:value-type="float" office:value="21.05263158" calcext:value-type="float">
            <text:p>21,05263158</text:p>
          </table:table-cell>
          <table:table-cell table:formula="of:=100*[.AI35]" office:value-type="float" office:value="25" calcext:value-type="float">
            <text:p>25</text:p>
          </table:table-cell>
          <table:table-cell table:formula="of:=100*[.AJ35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0.55" calcext:value-type="float">
            <text:p>0,55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Pydock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E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421052631579" calcext:value-type="float">
            <text:p>0,4210526316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AP_T2</text:p>
          </table:table-cell>
          <table:table-cell table:number-columns-repeated="2" office:value-type="float" office:value="0.0526315789474" calcext:value-type="float">
            <text:p>0,0526315789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Pydock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ELE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473684210526" calcext:value-type="float">
            <text:p>0,4736842105</text:p>
          </table:table-cell>
          <table:table-cell office:value-type="float" office:value="0.631578947368" calcext:value-type="float">
            <text:p>0,6315789474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T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zdoc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Pyd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T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T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zdock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Pydo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E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zdock</text:p>
          </table:table-cell>
          <table:table-cell table:number-columns-repeated="35"/>
        </table:table-row>
        <table:table-row table:style-name="ro2">
          <table:table-cell table:number-columns-repeated="43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Top1000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2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3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SC</text:p>
          </table:table-cell>
          <table:table-cell table:number-columns-repeated="2"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2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SDOCK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" office:value-type="float" office:value="0.714285714286" calcext:value-type="float">
            <text:p>0,7142857143</text:p>
          </table:table-cell>
          <table:table-cell office:value-type="string" calcext:value-type="string">
            <text:p>flex1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.05" calcext:value-type="float">
            <text:p>0,05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SDOCK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2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736842105263" calcext:value-type="float">
            <text:p>0,7368421053</text:p>
          </table:table-cell>
          <table:table-cell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421052631579" calcext:value-type="float">
            <text:p>0,4210526316</text:p>
          </table:table-cell>
          <table:table-cell office:value-type="float" office:value="0.736842105263" calcext:value-type="float">
            <text:p>0,7368421053</text:p>
          </table:table-cell>
          <table:table-cell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526315789474" calcext:value-type="float">
            <text:p>0,5263157895</text:p>
          </table:table-cell>
          <table:table-cell table:number-columns-repeated="2"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736842105263" calcext:value-type="float">
            <text:p>0,7368421053</text:p>
          </table:table-cell>
          <table:table-cell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684210526316" calcext:value-type="float">
            <text:p>0,6842105263</text:p>
          </table:table-cell>
          <table:table-cell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SDOCK</text:p>
          </table:table-cell>
          <table:table-cell office:value-type="float" office:value="0.105263157895" calcext:value-type="float">
            <text:p>0,1052631579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421052631579" calcext:value-type="float">
            <text:p>0,4210526316</text:p>
          </table:table-cell>
          <table:table-cell office:value-type="float" office:value="0.684210526316" calcext:value-type="float">
            <text:p>0,6842105263</text:p>
          </table:table-cell>
          <table:table-cell office:value-type="float" office:value="0.789473684211" calcext:value-type="float">
            <text:p>0,7894736842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S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SD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lex4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AP_MP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HL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SDOCK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lex5</text:p>
          </table:table-cell>
          <table:table-cell office:value-type="string" calcext:value-type="string">
            <text:p>sdock</text:p>
          </table:table-cell>
          <table:table-cell table:number-columns-repeated="35"/>
        </table:table-row>
        <table:table-row table:style-name="ro2" table:number-rows-repeated="1048474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affinity binders" table:style-name="ta1">
        <table:shapes>
          <draw:frame draw:z-index="0" draw:style-name="gr1" svg:width="20.866cm" svg:height="12.155cm" svg:x="27.301cm" svg:y="10.889cm">
            <draw:object draw:notify-on-update-of-ranges="'affinity binders'.S4:'affinity binders'.S23 'affinity binders'.T3:'affinity binders'.T3 'affinity binders'.T4:'affinity binders'.T23 'affinity binders'.U3:'affinity binders'.U3 'affinity binders'.U4:'affinity binders'.U23 'affinity binders'.V3:'affinity binders'.V3 'affinity binders'.V4:'affinity binders'.V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1" svg:width="15.999cm" svg:height="8.999cm" svg:x="46.713cm" svg:y="0.973cm">
            <draw:object draw:notify-on-update-of-ranges="'affinity binders'.AB4:'affinity binders'.AB35 'affinity binders'.AC3:'affinity binders'.AC3 'affinity binders'.AC4:'affinity binders'.AC35 'affinity binders'.AD3:'affinity binders'.AD3 'affinity binders'.AD4:'affinity binders'.AD3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4" table:default-cell-style-name="Default"/>
        <table:table-row table:style-name="ro3">
          <table:table-cell office:value-type="string" calcext:value-type="string">
            <text:p>/gpfs/scratch/bsc54/bsc54563/Analisys_MI_BM4_byRMSD_Zdock/</text:p>
          </table:table-cell>
          <table:table-cell table:number-columns-repeated="4"/>
          <table:table-cell office:value-type="string" calcext:value-type="string">
            <text:p>pdb.list.mediumbinders.BM5</text:p>
          </table:table-cell>
          <table:table-cell table:number-columns-repeated="3"/>
          <table:table-cell office:value-type="string" calcext:value-type="string">
            <text:p>pydock</text:p>
          </table:table-cell>
          <table:table-cell table:number-columns-repeated="20"/>
        </table:table-row>
        <table:table-row table:style-name="ro2">
          <table:table-cell table:number-columns-repeated="30"/>
        </table:table-row>
        <table:table-row table:style-name="ro4">
          <table:table-cell office:value-type="string" calcext:value-type="string">
            <text:p>pdb.list.mediumbinders.BM5</text:p>
          </table:table-cell>
          <table:table-cell table:number-columns-repeated="4"/>
          <table:table-cell office:value-type="string" calcext:value-type="string">
            <text:p>AP_MPS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2"/>
          <table:table-cell office:value-type="string" calcext:value-type="string">
            <text:p>pdb.list.mediumbinders.BM5</text:p>
          </table:table-cell>
          <table:table-cell table:number-columns-repeated="9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CP_BL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6"/>
          <table:table-cell office:value-type="string" calcext:value-type="string">
            <text:p>CP_TB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O4]*100" office:value-type="float" office:value="66.6666666667" calcext:value-type="float">
            <text:p>66,6666666667</text:p>
          </table:table-cell>
          <table:table-cell table:formula="of:=[.P4]*100" office:value-type="float" office:value="17.6470588235" calcext:value-type="float">
            <text:p>17,6470588235</text:p>
          </table:table-cell>
          <table:table-cell table:formula="of:=[.Q4]*100" office:value-type="float" office:value="0" calcext:value-type="float">
            <text:p>0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CP_MJ3h</text:p>
          </table:table-cell>
          <table:table-cell table:formula="of:=100*[.Y4]" office:value-type="float" office:value="33.33333333" calcext:value-type="float">
            <text:p>33,33333333</text:p>
          </table:table-cell>
          <table:table-cell table:formula="of:=100*[.Z4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AP_calRWp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111111111111" calcext:value-type="float">
            <text:p>0,1111111111</text:p>
          </table:table-cell>
          <table:table-cell/>
          <table:table-cell office:value-type="string" calcext:value-type="string">
            <text:p>CP_HLPL</text:p>
          </table:table-cell>
          <table:table-cell table:formula="of:=[.O5]*100" office:value-type="float" office:value="55.5555555556" calcext:value-type="float">
            <text:p>55,5555555556</text:p>
          </table:table-cell>
          <table:table-cell table:formula="of:=[.P5]*100" office:value-type="float" office:value="11.7647058824" calcext:value-type="float">
            <text:p>11,7647058824</text:p>
          </table:table-cell>
          <table:table-cell table:formula="of:=[.Q5]*100" office:value-type="float" office:value="11.1111111111" calcext:value-type="float">
            <text:p>11,1111111111</text:p>
          </table:table-cell>
          <table:table-cell/>
          <table:table-cell office:value-type="string" calcext:value-type="string">
            <text:p>CP_SJKG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0810810811" calcext:value-type="float">
            <text:p>0,0810810811</text:p>
          </table:table-cell>
          <table:table-cell/>
          <table:table-cell office:value-type="string" calcext:value-type="string">
            <text:p>CP_SJKG</text:p>
          </table:table-cell>
          <table:table-cell table:formula="of:=100*[.Y5]" office:value-type="float" office:value="55.55555556" calcext:value-type="float">
            <text:p>55,55555556</text:p>
          </table:table-cell>
          <table:table-cell table:formula="of:=100*[.Z5]" office:value-type="float" office:value="8.10810811" calcext:value-type="float">
            <text:p>8,10810811</text:p>
          </table:table-cell>
        </table:table-row>
        <table:table-row table:style-name="ro4">
          <table:table-cell office:value-type="string" calcext:value-type="string">
            <text:p>CP_BL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3"/>
          <table:table-cell office:value-type="string" calcext:value-type="string">
            <text:p>CP_TSC</text:p>
          </table:table-cell>
          <table:table-cell office:value-type="float" office:value="0.294117647059" calcext:value-type="float">
            <text:p>0,2941176471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PYDOCK</text:p>
          </table:table-cell>
          <table:table-cell table:formula="of:=[.O6]*100" office:value-type="float" office:value="22.2222222222" calcext:value-type="float">
            <text:p>22,2222222222</text:p>
          </table:table-cell>
          <table:table-cell table:formula="of:=[.P6]*100" office:value-type="float" office:value="11.7647058824" calcext:value-type="float">
            <text:p>11,7647058824</text:p>
          </table:table-cell>
          <table:table-cell table:formula="of:=[.Q6]*100" office:value-type="float" office:value="22.2222222222" calcext:value-type="float">
            <text:p>22,2222222222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4444444444" calcext:value-type="float">
            <text:p>0,4444444444</text:p>
          </table:table-cell>
          <table:table-cell office:value-type="float" office:value="0.1351351351" calcext:value-type="float">
            <text:p>0,1351351351</text:p>
          </table:table-cell>
          <table:table-cell/>
          <table:table-cell office:value-type="string" calcext:value-type="string">
            <text:p>CP_BT</text:p>
          </table:table-cell>
          <table:table-cell table:formula="of:=100*[.Y6]" office:value-type="float" office:value="44.44444444" calcext:value-type="float">
            <text:p>44,44444444</text:p>
          </table:table-cell>
          <table:table-cell table:formula="of:=100*[.Z6]" office:value-type="float" office:value="13.51351351" calcext:value-type="float">
            <text:p>13,51351351</text:p>
          </table:table-cell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BFKV</text:p>
          </table:table-cell>
          <table:table-cell table:formula="of:=[.O7]*100" office:value-type="float" office:value="66.6666666667" calcext:value-type="float">
            <text:p>66,6666666667</text:p>
          </table:table-cell>
          <table:table-cell table:formula="of:=[.P7]*100" office:value-type="float" office:value="23.5294117647" calcext:value-type="float">
            <text:p>23,5294117647</text:p>
          </table:table-cell>
          <table:table-cell table:formula="of:=[.Q7]*100" office:value-type="float" office:value="22.2222222222" calcext:value-type="float">
            <text:p>22,2222222222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4444444444" calcext:value-type="float">
            <text:p>0,4444444444</text:p>
          </table:table-cell>
          <table:table-cell office:value-type="float" office:value="0.1081081081" calcext:value-type="float">
            <text:p>0,1081081081</text:p>
          </table:table-cell>
          <table:table-cell/>
          <table:table-cell office:value-type="string" calcext:value-type="string">
            <text:p>AP_DCOMPLEX</text:p>
          </table:table-cell>
          <table:table-cell table:formula="of:=100*[.Y7]" office:value-type="float" office:value="44.44444444" calcext:value-type="float">
            <text:p>44,44444444</text:p>
          </table:table-cell>
          <table:table-cell table:formula="of:=100*[.Z7]" office:value-type="float" office:value="10.81081081" calcext:value-type="float">
            <text:p>10,81081081</text:p>
          </table:table-cell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3"/>
          <table:table-cell office:value-type="string" calcext:value-type="string">
            <text:p>CP_GKS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588235294118" calcext:value-type="float">
            <text:p>0,0588235294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AP_dDFIRE</text:p>
          </table:table-cell>
          <table:table-cell table:formula="of:=[.O8]*100" office:value-type="float" office:value="33.3333333333" calcext:value-type="float">
            <text:p>33,3333333333</text:p>
          </table:table-cell>
          <table:table-cell table:formula="of:=[.P8]*100" office:value-type="float" office:value="5.88235294118" calcext:value-type="float">
            <text:p>5,8823529412</text:p>
          </table:table-cell>
          <table:table-cell table:formula="of:=[.Q8]*100" office:value-type="float" office:value="33.3333333333" calcext:value-type="float">
            <text:p>33,3333333333</text:p>
          </table:table-cell>
          <table:table-cell/>
          <table:table-cell office:value-type="string" calcext:value-type="string">
            <text:p>CP_SKOa</text:p>
          </table:table-cell>
          <table:table-cell office:value-type="float" office:value="0.4444444444" calcext:value-type="float">
            <text:p>0,4444444444</text:p>
          </table:table-cell>
          <table:table-cell office:value-type="float" office:value="0.0810810811" calcext:value-type="float">
            <text:p>0,0810810811</text:p>
          </table:table-cell>
          <table:table-cell/>
          <table:table-cell office:value-type="string" calcext:value-type="string">
            <text:p>CP_SKOa</text:p>
          </table:table-cell>
          <table:table-cell table:formula="of:=100*[.Y8]" office:value-type="float" office:value="44.44444444" calcext:value-type="float">
            <text:p>44,44444444</text:p>
          </table:table-cell>
          <table:table-cell table:formula="of:=100*[.Z8]" office:value-type="float" office:value="8.10810811" calcext:value-type="float">
            <text:p>8,10810811</text:p>
          </table:table-cell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3"/>
          <table:table-cell office:value-type="string" calcext:value-type="string">
            <text:p>CP_MS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12"/>
          <table:table-cell office:value-type="string" calcext:value-type="string">
            <text:p>AP_dDFIRE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1351351351" calcext:value-type="float">
            <text:p>0,1351351351</text:p>
          </table:table-cell>
          <table:table-cell/>
          <table:table-cell office:value-type="string" calcext:value-type="string">
            <text:p>AP_dDFIRE</text:p>
          </table:table-cell>
          <table:table-cell table:formula="of:=100*[.Y9]" office:value-type="float" office:value="33.33333333" calcext:value-type="float">
            <text:p>33,33333333</text:p>
          </table:table-cell>
          <table:table-cell table:formula="of:=100*[.Z9]" office:value-type="float" office:value="13.51351351" calcext:value-type="float">
            <text:p>13,51351351</text:p>
          </table:table-cell>
        </table:table-row>
        <table:table-row table:style-name="ro4">
          <table:table-cell office:value-type="string" calcext:value-type="string">
            <text:p>CP_BT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CP_Qp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zdock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[.O10]*100" office:value-type="float" office:value="33.3333333333" calcext:value-type="float">
            <text:p>33,3333333333</text:p>
          </table:table-cell>
          <table:table-cell table:formula="of:=[.P10]*100" office:value-type="float" office:value="23.5294117647" calcext:value-type="float">
            <text:p>23,5294117647</text:p>
          </table:table-cell>
          <table:table-cell table:formula="of:=[.Q10]*100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6666666667" calcext:value-type="float">
            <text:p>0,6666666667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CP_TB</text:p>
          </table:table-cell>
          <table:table-cell table:formula="of:=100*[.Y10]" office:value-type="float" office:value="66.66666667" calcext:value-type="float">
            <text:p>66,66666667</text:p>
          </table:table-cell>
          <table:table-cell table:formula="of:=100*[.Z10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O11]*100" office:value-type="float" office:value="44.4444444444" calcext:value-type="float">
            <text:p>44,4444444444</text:p>
          </table:table-cell>
          <table:table-cell table:formula="of:=[.P11]*100" office:value-type="float" office:value="23.5294117647" calcext:value-type="float">
            <text:p>23,5294117647</text:p>
          </table:table-cell>
          <table:table-cell table:formula="of:=[.Q11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222222222" calcext:value-type="float">
            <text:p>0,2222222222</text:p>
          </table:table-cell>
          <table:table-cell office:value-type="float" office:value="0.1351351351" calcext:value-type="float">
            <text:p>0,1351351351</text:p>
          </table:table-cell>
          <table:table-cell/>
          <table:table-cell office:value-type="string" calcext:value-type="string">
            <text:p>PYDOCK_TOT</text:p>
          </table:table-cell>
          <table:table-cell table:formula="of:=100*[.Y11]" office:value-type="float" office:value="22.22222222" calcext:value-type="float">
            <text:p>22,22222222</text:p>
          </table:table-cell>
          <table:table-cell table:formula="of:=100*[.Z11]" office:value-type="float" office:value="13.51351351" calcext:value-type="float">
            <text:p>13,51351351</text:p>
          </table:table-cell>
        </table:table-row>
        <table:table-row table:style-name="ro4">
          <table:table-cell office:value-type="string" calcext:value-type="string">
            <text:p>CP_Qm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PROPNSTS</text:p>
          </table:table-cell>
          <table:table-cell office:value-type="float" office:value="0.235294117647" calcext:value-type="float">
            <text:p>0,2352941176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111111111111" calcext:value-type="float">
            <text:p>0,1111111111</text:p>
          </table:table-cell>
          <table:table-cell/>
          <table:table-cell office:value-type="string" calcext:value-type="string">
            <text:p>AP_T1</text:p>
          </table:table-cell>
          <table:table-cell table:formula="of:=[.O12]*100" office:value-type="float" office:value="55.5555555556" calcext:value-type="float">
            <text:p>55,5555555556</text:p>
          </table:table-cell>
          <table:table-cell table:formula="of:=[.P12]*100" office:value-type="float" office:value="11.7647058824" calcext:value-type="float">
            <text:p>11,7647058824</text:p>
          </table:table-cell>
          <table:table-cell table:formula="of:=[.Q12]*100" office:value-type="float" office:value="11.1111111111" calcext:value-type="float">
            <text:p>11,1111111111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081081081" calcext:value-type="float">
            <text:p>0,1081081081</text:p>
          </table:table-cell>
          <table:table-cell/>
          <table:table-cell office:value-type="string" calcext:value-type="string">
            <text:p>CP_HLPL</text:p>
          </table:table-cell>
          <table:table-cell table:formula="of:=100*[.Y12]" office:value-type="float" office:value="55.55555556" calcext:value-type="float">
            <text:p>55,55555556</text:p>
          </table:table-cell>
          <table:table-cell table:formula="of:=100*[.Z12]" office:value-type="float" office:value="10.81081081" calcext:value-type="float">
            <text:p>10,81081081</text:p>
          </table:table-cell>
        </table:table-row>
        <table:table-row table:style-name="ro4">
          <table:table-cell office:value-type="string" calcext:value-type="string">
            <text:p>CP_Qp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AP_calRWp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TB</text:p>
          </table:table-cell>
          <table:table-cell table:formula="of:=[.O13]*100" office:value-type="float" office:value="55.5555555556" calcext:value-type="float">
            <text:p>55,5555555556</text:p>
          </table:table-cell>
          <table:table-cell table:formula="of:=[.P13]*100" office:value-type="float" office:value="11.7647058824" calcext:value-type="float">
            <text:p>11,7647058824</text:p>
          </table:table-cell>
          <table:table-cell table:formula="of:=[.Q13]*100" office:value-type="float" office:value="22.2222222222" calcext:value-type="float">
            <text:p>22,2222222222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6666666667" calcext:value-type="float">
            <text:p>0,6666666667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CP_BFKV</text:p>
          </table:table-cell>
          <table:table-cell table:formula="of:=100*[.Y13]" office:value-type="float" office:value="66.66666667" calcext:value-type="float">
            <text:p>66,66666667</text:p>
          </table:table-cell>
          <table:table-cell table:formula="of:=100*[.Z13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SKOa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AP_T2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ELE</text:p>
          </table:table-cell>
          <table:table-cell table:formula="of:=[.O14]*100" office:value-type="float" office:value="66.6666666667" calcext:value-type="float">
            <text:p>66,6666666667</text:p>
          </table:table-cell>
          <table:table-cell table:formula="of:=[.P14]*100" office:value-type="float" office:value="11.7647058824" calcext:value-type="float">
            <text:p>11,7647058824</text:p>
          </table:table-cell>
          <table:table-cell table:formula="of:=[.Q14]*100" office:value-type="float" office:value="22.2222222222" calcext:value-type="float">
            <text:p>22,2222222222</text:p>
          </table:table-cell>
          <table:table-cell table:number-columns-repeated="6"/>
          <table:table-cell table:formula="of:=100*[.Y14]" office:value-type="float" office:value="0" calcext:value-type="float">
            <text:p>0</text:p>
          </table:table-cell>
          <table:table-cell table:formula="of:=100*[.Z14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_TOT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3"/>
          <table:table-cell office:value-type="string" calcext:value-type="string">
            <text:p>CP_BT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HLPL</text:p>
          </table:table-cell>
          <table:table-cell table:formula="of:=[.O15]*100" office:value-type="float" office:value="33.3333333333" calcext:value-type="float">
            <text:p>33,3333333333</text:p>
          </table:table-cell>
          <table:table-cell table:formula="of:=[.P15]*100" office:value-type="float" office:value="17.6470588235" calcext:value-type="float">
            <text:p>17,6470588235</text:p>
          </table:table-cell>
          <table:table-cell table:formula="of:=[.Q15]*100" office:value-type="float" office:value="33.3333333333" calcext:value-type="float">
            <text:p>33,3333333333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1111111111" calcext:value-type="float">
            <text:p>0,1111111111</text:p>
          </table:table-cell>
          <table:table-cell office:value-type="float" office:value="0.2432432432" calcext:value-type="float">
            <text:p>0,2432432432</text:p>
          </table:table-cell>
          <table:table-cell/>
          <table:table-cell office:value-type="string" calcext:value-type="string">
            <text:p>CP_BL</text:p>
          </table:table-cell>
          <table:table-cell table:formula="of:=100*[.Y15]" office:value-type="float" office:value="11.11111111" calcext:value-type="float">
            <text:p>11,11111111</text:p>
          </table:table-cell>
          <table:table-cell table:formula="of:=100*[.Z15]" office:value-type="float" office:value="24.32432432" calcext:value-type="float">
            <text:p>24,32432432</text:p>
          </table:table-cell>
        </table:table-row>
        <table:table-row table:style-name="ro4">
          <table:table-cell office:value-type="string" calcext:value-type="string">
            <text:p>AP_calRW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3D_MIN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555555555556" calcext:value-type="float">
            <text:p>0,5555555556</text:p>
          </table:table-cell>
          <table:table-cell/>
          <table:table-cell office:value-type="string" calcext:value-type="string">
            <text:p>PYDOCK</text:p>
          </table:table-cell>
          <table:table-cell table:formula="of:=[.O16]*100" office:value-type="float" office:value="22.2222222222" calcext:value-type="float">
            <text:p>22,2222222222</text:p>
          </table:table-cell>
          <table:table-cell table:formula="of:=[.P16]*100" office:value-type="float" office:value="17.6470588235" calcext:value-type="float">
            <text:p>17,6470588235</text:p>
          </table:table-cell>
          <table:table-cell table:formula="of:=[.Q16]*100" office:value-type="float" office:value="55.5555555556" calcext:value-type="float">
            <text:p>55,5555555556</text:p>
          </table:table-cell>
          <table:table-cell/>
          <table:table-cell office:value-type="string" calcext:value-type="string">
            <text:p>CP_BFKV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027027027" calcext:value-type="float">
            <text:p>0,027027027</text:p>
          </table:table-cell>
          <table:table-cell/>
          <table:table-cell office:value-type="string" calcext:value-type="string">
            <text:p>CP_BFKV</text:p>
          </table:table-cell>
          <table:table-cell table:formula="of:=100*[.Y16]" office:value-type="float" office:value="33.33333333" calcext:value-type="float">
            <text:p>33,33333333</text:p>
          </table:table-cell>
          <table:table-cell table:formula="of:=100*[.Z16]" office:value-type="float" office:value="2.7027027" calcext:value-type="float">
            <text:p>2,7027027</text:p>
          </table:table-cell>
        </table:table-row>
        <table:table-row table:style-name="ro4">
          <table:table-cell office:value-type="string" calcext:value-type="string">
            <text:p>AP_DAR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LOCAL_MIN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12"/>
          <table:table-cell office:value-type="string" calcext:value-type="string">
            <text:p>CP_TB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0810810811" calcext:value-type="float">
            <text:p>0,0810810811</text:p>
          </table:table-cell>
          <table:table-cell/>
          <table:table-cell office:value-type="string" calcext:value-type="string">
            <text:p>CP_TB</text:p>
          </table:table-cell>
          <table:table-cell table:formula="of:=100*[.Y17]" office:value-type="float" office:value="55.55555556" calcext:value-type="float">
            <text:p>55,55555556</text:p>
          </table:table-cell>
          <table:table-cell table:formula="of:=100*[.Z17]" office:value-type="float" office:value="8.10810811" calcext:value-type="float">
            <text:p>8,10810811</text:p>
          </table:table-cell>
        </table:table-row>
        <table:table-row table:style-name="ro4">
          <table:table-cell office:value-type="string" calcext:value-type="string">
            <text:p>AP_DCOMPLEX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PAIR_MIN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O18]*100" office:value-type="float" office:value="55.5555555556" calcext:value-type="float">
            <text:p>55,5555555556</text:p>
          </table:table-cell>
          <table:table-cell table:formula="of:=[.P18]*100" office:value-type="float" office:value="23.5294117647" calcext:value-type="float">
            <text:p>23,5294117647</text:p>
          </table:table-cell>
          <table:table-cell table:formula="of:=[.Q18]*100"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2162162162" calcext:value-type="float">
            <text:p>0,2162162162</text:p>
          </table:table-cell>
          <table:table-cell/>
          <table:table-cell office:value-type="string" calcext:value-type="string">
            <text:p>ZDOCK</text:p>
          </table:table-cell>
          <table:table-cell table:formula="of:=100*[.Y18]" office:value-type="float" office:value="33.33333333" calcext:value-type="float">
            <text:p>33,33333333</text:p>
          </table:table-cell>
          <table:table-cell table:formula="of:=100*[.Z18]" office:value-type="float" office:value="21.62162162" calcext:value-type="float">
            <text:p>21,62162162</text:p>
          </table:table-cell>
        </table:table-row>
        <table:table-row table:style-name="ro4">
          <table:table-cell office:value-type="string" calcext:value-type="string">
            <text:p>AP_MP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MJ2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111111111111" calcext:value-type="float">
            <text:p>0,1111111111</text:p>
          </table:table-cell>
          <table:table-cell/>
          <table:table-cell office:value-type="string" calcext:value-type="string">
            <text:p>CP_TSC</text:p>
          </table:table-cell>
          <table:table-cell table:formula="of:=[.O19]*100" office:value-type="float" office:value="33.3333333333" calcext:value-type="float">
            <text:p>33,3333333333</text:p>
          </table:table-cell>
          <table:table-cell table:formula="of:=[.P19]*100" office:value-type="float" office:value="29.4117647059" calcext:value-type="float">
            <text:p>29,4117647059</text:p>
          </table:table-cell>
          <table:table-cell table:formula="of:=[.Q19]*100" office:value-type="float" office:value="11.1111111111" calcext:value-type="float">
            <text:p>11,1111111111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CP_HLPL</text:p>
          </table:table-cell>
          <table:table-cell table:formula="of:=100*[.Y19]" office:value-type="float" office:value="33.33333333" calcext:value-type="float">
            <text:p>33,33333333</text:p>
          </table:table-cell>
          <table:table-cell table:formula="of:=100*[.Z19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Qm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111111111111" calcext:value-type="float">
            <text:p>0,1111111111</text:p>
          </table:table-cell>
          <table:table-cell/>
          <table:table-cell office:value-type="string" calcext:value-type="string">
            <text:p>AP_MPS</text:p>
          </table:table-cell>
          <table:table-cell table:formula="of:=[.O20]*100" office:value-type="float" office:value="44.4444444444" calcext:value-type="float">
            <text:p>44,4444444444</text:p>
          </table:table-cell>
          <table:table-cell table:formula="of:=[.P20]*100" office:value-type="float" office:value="29.4117647059" calcext:value-type="float">
            <text:p>29,4117647059</text:p>
          </table:table-cell>
          <table:table-cell table:formula="of:=[.Q20]*100" office:value-type="float" office:value="11.1111111111" calcext:value-type="float">
            <text:p>11,1111111111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4444444444" calcext:value-type="float">
            <text:p>0,4444444444</text:p>
          </table:table-cell>
          <table:table-cell office:value-type="float" office:value="0.2162162162" calcext:value-type="float">
            <text:p>0,2162162162</text:p>
          </table:table-cell>
          <table:table-cell/>
          <table:table-cell office:value-type="string" calcext:value-type="string">
            <text:p>AP_T2</text:p>
          </table:table-cell>
          <table:table-cell table:formula="of:=100*[.Y20]" office:value-type="float" office:value="44.44444444" calcext:value-type="float">
            <text:p>44,44444444</text:p>
          </table:table-cell>
          <table:table-cell table:formula="of:=100*[.Z20]" office:value-type="float" office:value="21.62162162" calcext:value-type="float">
            <text:p>21,62162162</text:p>
          </table:table-cell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RMFCA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SDOCK</text:p>
          </table:table-cell>
          <table:table-cell table:formula="of:=[.O21]*100" office:value-type="float" office:value="33.3333333333" calcext:value-type="float">
            <text:p>33,3333333333</text:p>
          </table:table-cell>
          <table:table-cell table:formula="of:=[.P21]*100" office:value-type="float" office:value="17.6470588235" calcext:value-type="float">
            <text:p>17,6470588235</text:p>
          </table:table-cell>
          <table:table-cell table:formula="of:=[.Q21]*100" office:value-type="float" office:value="22.2222222222" calcext:value-type="float">
            <text:p>22,2222222222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351351351" calcext:value-type="float">
            <text:p>0,1351351351</text:p>
          </table:table-cell>
          <table:table-cell/>
          <table:table-cell office:value-type="string" calcext:value-type="string">
            <text:p>AP_T1</text:p>
          </table:table-cell>
          <table:table-cell table:formula="of:=100*[.Y21]" office:value-type="float" office:value="55.55555556" calcext:value-type="float">
            <text:p>55,55555556</text:p>
          </table:table-cell>
          <table:table-cell table:formula="of:=100*[.Z21]" office:value-type="float" office:value="13.51351351" calcext:value-type="float">
            <text:p>13,51351351</text:p>
          </table:table-cell>
        </table:table-row>
        <table:table-row table:style-name="ro4">
          <table:table-cell office:value-type="string" calcext:value-type="string">
            <text:p>CP_E3D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VD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BFKV</text:p>
          </table:table-cell>
          <table:table-cell table:formula="of:=[.O22]*100" office:value-type="float" office:value="55.5555555556" calcext:value-type="float">
            <text:p>55,5555555556</text:p>
          </table:table-cell>
          <table:table-cell table:formula="of:=[.P22]*100" office:value-type="float" office:value="23.5294117647" calcext:value-type="float">
            <text:p>23,5294117647</text:p>
          </table:table-cell>
          <table:table-cell table:formula="of:=[.Q22]*100" office:value-type="float" office:value="22.2222222222" calcext:value-type="float">
            <text:p>22,2222222222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2222222222" calcext:value-type="float">
            <text:p>0,2222222222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PYDOCK_TOT</text:p>
          </table:table-cell>
          <table:table-cell table:formula="of:=100*[.Y22]" office:value-type="float" office:value="22.22222222" calcext:value-type="float">
            <text:p>22,22222222</text:p>
          </table:table-cell>
          <table:table-cell table:formula="of:=100*[.Z22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CP_ELOCAL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SDOCK</text:p>
          </table:table-cell>
          <table:table-cell office:value-type="float" office:value="0.176470588235" calcext:value-type="float">
            <text:p>0,1764705882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HLPL</text:p>
          </table:table-cell>
          <table:table-cell table:formula="of:=[.O23]*100" office:value-type="float" office:value="33.3333333333" calcext:value-type="float">
            <text:p>33,3333333333</text:p>
          </table:table-cell>
          <table:table-cell table:formula="of:=[.P23]*100" office:value-type="float" office:value="29.4117647059" calcext:value-type="float">
            <text:p>29,4117647059</text:p>
          </table:table-cell>
          <table:table-cell table:formula="of:=[.Q23]*100" office:value-type="float" office:value="33.3333333333" calcext:value-type="float">
            <text:p>33,3333333333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6666666667" calcext:value-type="float">
            <text:p>0,6666666667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ELE</text:p>
          </table:table-cell>
          <table:table-cell table:formula="of:=100*[.Y23]" office:value-type="float" office:value="66.66666667" calcext:value-type="float">
            <text:p>66,66666667</text:p>
          </table:table-cell>
          <table:table-cell table:formula="of:=100*[.Z23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CP_ES3DC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AP_calRW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BT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CP_BT</text:p>
          </table:table-cell>
          <table:table-cell table:formula="of:=100*[.Y24]" office:value-type="float" office:value="55.55555556" calcext:value-type="float">
            <text:p>55,55555556</text:p>
          </table:table-cell>
          <table:table-cell table:formula="of:=100*[.Z24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CP_MJ1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AP_DAR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7"/>
          <table:table-cell table:formula="of:=100*[.Y25]" office:value-type="float" office:value="0" calcext:value-type="float">
            <text:p>0</text:p>
          </table:table-cell>
          <table:table-cell table:formula="of:=100*[.Z25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MJ2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AP_DCOMPLEX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BT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CP_BT</text:p>
          </table:table-cell>
          <table:table-cell table:formula="of:=100*[.Y26]" office:value-type="float" office:value="55.55555556" calcext:value-type="float">
            <text:p>55,55555556</text:p>
          </table:table-cell>
          <table:table-cell table:formula="of:=100*[.Z26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MJ2h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AP_PISA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VD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1351351351" calcext:value-type="float">
            <text:p>0,1351351351</text:p>
          </table:table-cell>
          <table:table-cell/>
          <table:table-cell office:value-type="string" calcext:value-type="string">
            <text:p>CP_VD</text:p>
          </table:table-cell>
          <table:table-cell table:formula="of:=100*[.Y27]" office:value-type="float" office:value="33.33333333" calcext:value-type="float">
            <text:p>33,33333333</text:p>
          </table:table-cell>
          <table:table-cell table:formula="of:=100*[.Z27]" office:value-type="float" office:value="13.51351351" calcext:value-type="float">
            <text:p>13,51351351</text:p>
          </table:table-cell>
        </table:table-row>
        <table:table-row table:style-name="ro4">
          <table:table-cell office:value-type="string" calcext:value-type="string">
            <text:p>CP_MJ3h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AP_T1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AP_T2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2162162162" calcext:value-type="float">
            <text:p>0,2162162162</text:p>
          </table:table-cell>
          <table:table-cell/>
          <table:table-cell office:value-type="string" calcext:value-type="string">
            <text:p>AP_T2</text:p>
          </table:table-cell>
          <table:table-cell table:formula="of:=100*[.Y28]" office:value-type="float" office:value="33.33333333" calcext:value-type="float">
            <text:p>33,33333333</text:p>
          </table:table-cell>
          <table:table-cell table:formula="of:=100*[.Z28]" office:value-type="float" office:value="21.62162162" calcext:value-type="float">
            <text:p>21,62162162</text:p>
          </table:table-cell>
        </table:table-row>
        <table:table-row table:style-name="ro4">
          <table:table-cell office:value-type="string" calcext:value-type="string">
            <text:p>CP_MJPL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3DC_C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E3D_MIN</text:p>
          </table:table-cell>
          <table:table-cell office:value-type="float" office:value="0.1111111111" calcext:value-type="float">
            <text:p>0,1111111111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CP_E3D_MIN</text:p>
          </table:table-cell>
          <table:table-cell table:formula="of:=100*[.Y29]" office:value-type="float" office:value="11.11111111" calcext:value-type="float">
            <text:p>11,11111111</text:p>
          </table:table-cell>
          <table:table-cell table:formula="of:=100*[.Z29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M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PAIR_C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BFKV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CP_BFKV</text:p>
          </table:table-cell>
          <table:table-cell table:formula="of:=100*[.Y30]" office:value-type="float" office:value="55.55555556" calcext:value-type="float">
            <text:p>55,55555556</text:p>
          </table:table-cell>
          <table:table-cell table:formula="of:=100*[.Z30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CP_RMFCA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S3DC_C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TSC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2432432432" calcext:value-type="float">
            <text:p>0,2432432432</text:p>
          </table:table-cell>
          <table:table-cell/>
          <table:table-cell office:value-type="string" calcext:value-type="string">
            <text:p>CP_TSC</text:p>
          </table:table-cell>
          <table:table-cell table:formula="of:=100*[.Y31]" office:value-type="float" office:value="33.33333333" calcext:value-type="float">
            <text:p>33,33333333</text:p>
          </table:table-cell>
          <table:table-cell table:formula="of:=100*[.Z31]" office:value-type="float" office:value="24.32432432" calcext:value-type="float">
            <text:p>24,32432432</text:p>
          </table:table-cell>
        </table:table-row>
        <table:table-row table:style-name="ro4">
          <table:table-cell office:value-type="string" calcext:value-type="string">
            <text:p>CP_RO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ES3DC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AP_MPS</text:p>
          </table:table-cell>
          <table:table-cell office:value-type="float" office:value="0.4444444444" calcext:value-type="float">
            <text:p>0,4444444444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AP_MPS</text:p>
          </table:table-cell>
          <table:table-cell table:formula="of:=100*[.Y32]" office:value-type="float" office:value="44.44444444" calcext:value-type="float">
            <text:p>44,44444444</text:p>
          </table:table-cell>
          <table:table-cell table:formula="of:=100*[.Z32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SKO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MJ1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TB</text:p>
          </table:table-cell>
          <table:table-cell office:value-type="float" office:value="0.5555555556" calcext:value-type="float">
            <text:p>0,5555555556</text:p>
          </table:table-cell>
          <table:table-cell office:value-type="float" office:value="0.1891891892" calcext:value-type="float">
            <text:p>0,1891891892</text:p>
          </table:table-cell>
          <table:table-cell/>
          <table:table-cell office:value-type="string" calcext:value-type="string">
            <text:p>CP_TB</text:p>
          </table:table-cell>
          <table:table-cell table:formula="of:=100*[.Y33]" office:value-type="float" office:value="55.55555556" calcext:value-type="float">
            <text:p>55,55555556</text:p>
          </table:table-cell>
          <table:table-cell table:formula="of:=100*[.Z33]" office:value-type="float" office:value="18.91891892" calcext:value-type="float">
            <text:p>18,91891892</text:p>
          </table:table-cell>
        </table:table-row>
        <table:table-row table:style-name="ro4">
          <table:table-cell office:value-type="string" calcext:value-type="string">
            <text:p>CP_SKOIP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MJ2h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SDOCK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1621621622" calcext:value-type="float">
            <text:p>0,1621621622</text:p>
          </table:table-cell>
          <table:table-cell/>
          <table:table-cell office:value-type="string" calcext:value-type="string">
            <text:p>SDOCK</text:p>
          </table:table-cell>
          <table:table-cell table:formula="of:=100*[.Y34]" office:value-type="float" office:value="33.33333333" calcext:value-type="float">
            <text:p>33,33333333</text:p>
          </table:table-cell>
          <table:table-cell table:formula="of:=100*[.Z34]" office:value-type="float" office:value="16.21621622" calcext:value-type="float">
            <text:p>16,21621622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MJPL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2"/>
          <table:table-cell office:value-type="string" calcext:value-type="string">
            <text:p>CP_HLPL</text:p>
          </table:table-cell>
          <table:table-cell office:value-type="float" office:value="0.3333333333" calcext:value-type="float">
            <text:p>0,3333333333</text:p>
          </table:table-cell>
          <table:table-cell office:value-type="float" office:value="0.2162162162" calcext:value-type="float">
            <text:p>0,2162162162</text:p>
          </table:table-cell>
          <table:table-cell/>
          <table:table-cell office:value-type="string" calcext:value-type="string">
            <text:p>CP_HLPL</text:p>
          </table:table-cell>
          <table:table-cell table:formula="of:=100*[.Y35]" office:value-type="float" office:value="33.33333333" calcext:value-type="float">
            <text:p>33,33333333</text:p>
          </table:table-cell>
          <table:table-cell table:formula="of:=100*[.Z35]" office:value-type="float" office:value="21.62162162" calcext:value-type="float">
            <text:p>21,62162162</text:p>
          </table:table-cell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SJKG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SKOa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VD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SKO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ZLOCAL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SKOIP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ZS3DC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TEl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ELE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TE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IPPER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TS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DW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3"/>
          <table:table-cell office:value-type="string" calcext:value-type="string">
            <text:p>CP_ZPAIR_MIN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S3DC_CB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FIRE2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ELE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DOPE_HR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PYDOCK_TOT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GOAP_ALL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SIPPER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VDW</text:p>
          </table:table-cell>
          <table:table-cell office:value-type="float" office:value="0.117647058824" calcext:value-type="float">
            <text:p>0,1176470588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GOAP_G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AP_DOPE_HR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UR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AP_GOAP_ALL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WENG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AP_GOAP_DF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BFKV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AP_WENG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DECK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E3D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E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ELOCAL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LOCAL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MJ3h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GK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MSBM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SBM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RO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SJKG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TD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TD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3DC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E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LOCAL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LOCAL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ZPAIR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LOCAL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PAIR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PAIR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S3DC_CB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CP_ZS3DC_MIN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SOLV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DESOLV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DA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ODA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PNSTS</text:p>
          </table:table-cell>
          <table:table-cell office:value-type="float" office:value="0.0588235294118" calcext:value-type="float">
            <text:p>0,0588235294</text:p>
          </table:table-cell>
          <table:table-cell table:number-columns-repeated="3"/>
          <table:table-cell office:value-type="string" calcext:value-type="string">
            <text:p>AP_dDFI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OP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DFIR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DOP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RMFCEN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YDOCK_TOT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db.list.strongbinders.BM5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30"/>
        </table:table-row>
        <table:table-row table:style-name="ro3">
          <table:table-cell office:value-type="string" calcext:value-type="string">
            <text:p>/gpfs/scratch/bsc54/bsc54563/Analisys_MI_BM4_byRMSD_Zdock/</text:p>
          </table:table-cell>
          <table:table-cell table:number-columns-repeated="4"/>
          <table:table-cell office:value-type="string" calcext:value-type="string">
            <text:p>CP_BFKV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table:number-columns-repeated="20"/>
        </table:table-row>
        <table:table-row table:style-name="ro2">
          <table:table-cell table:number-columns-repeated="5"/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db.list.strongbinders.BM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pdb.list.strongbinders.BM5</text:p>
          </table:table-cell>
          <table:table-cell office:value-type="string" calcext:value-type="string">
            <text:p>=</text:p>
          </table:table-cell>
          <table:table-cell table:number-columns-repeated="19"/>
        </table:table-row>
        <table:table-row table:style-name="ro2">
          <table:table-cell table:number-columns-repeated="5"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"/>
          <table:table-cell office:value-type="string" calcext:value-type="string">
            <text:p>CP_MJ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CP_SJKG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CP_SKOa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CP_SKOb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VD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ELE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T2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"/>
          <table:table-cell office:value-type="string" calcext:value-type="string">
            <text:p>AP_calRWp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GK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"/>
          <table:table-cell office:value-type="string" calcext:value-type="string">
            <text:p>AP_T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"/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3"/>
          <table:table-cell office:value-type="string" calcext:value-type="string">
            <text:p>CP_ES3DC_MIN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GKS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zdock3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DCOMPLEX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MJ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_MPS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RMFCA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RMFCEN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VD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MJ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SDOCK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AP_DCOMPLEX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dDFIRE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DOPE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GOAP_AL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_CB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PISA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LOCAL_CB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EPAIR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CB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MJP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S3DC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M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MJ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Qm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RMFCEN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TE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JKG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TE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KOa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ZLOCAL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S3DC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ZS3DC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PROPNST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PPER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SIPPER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OP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DA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B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SIPPER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LOCAL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LOCAL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PAIR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S3DC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m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RMFC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KO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RO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SKOIP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Z3DC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PNST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Z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DW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ZS3DC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SOLV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D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DW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db.list.weakbinders.BM5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YDOCK_TOT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GOAP_DF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5"/>
          <table:table-cell office:value-type="string" calcext:value-type="string">
            <text:p>CP_E3D_MIN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/gpfs/scratch/bsc54/bsc54563/Analisys_MI_BM4_byRMSD_Zdock/</text:p>
          </table:table-cell>
          <table:table-cell table:number-columns-repeated="4"/>
          <table:table-cell office:value-type="string" calcext:value-type="string">
            <text:p>CP_MJ2h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table:number-columns-repeated="20"/>
        </table:table-row>
        <table:table-row table:style-name="ro2">
          <table:table-cell table:number-columns-repeated="5"/>
          <table:table-cell office:value-type="string" calcext:value-type="string">
            <text:p>CP_RMFCEN1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db.list.weakbinders.BM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CP_RMFCEN2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"/>
          <table:table-cell office:value-type="string" calcext:value-type="string">
            <text:p>pdb.list.weakbinders.BM5</text:p>
          </table:table-cell>
          <table:table-cell office:value-type="string" calcext:value-type="string">
            <text:p>=</text:p>
          </table:table-cell>
          <table:table-cell table:number-columns-repeated="19"/>
        </table:table-row>
        <table:table-row table:style-name="ro2">
          <table:table-cell table:number-columns-repeated="5"/>
          <table:table-cell office:value-type="string" calcext:value-type="string">
            <text:p>CP_TS</text:p>
          </table:table-cell>
          <table:table-cell office:value-type="float" office:value="0.444444444444" calcext:value-type="float">
            <text:p>0,444444444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YDOCK_TOT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AP_dDFIR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AP_DFIRE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BFKV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AP_PISA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333333333333" calcext:value-type="float">
            <text:p>0,3333333333</text:p>
          </table:table-cell>
          <table:table-cell/>
          <table:table-cell office:value-type="string" calcext:value-type="string">
            <text:p>CP_HLPL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UR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TB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BT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SKOIP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PYDOCK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P_E3D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AP_DCOMPLEX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AP_T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MJ3h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AP_T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MJP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T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zdock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DECK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Pydoc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ELOCAL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HLP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LE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MJP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EL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S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T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DA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Qm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Qp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TSC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DFIRE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SKOa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AP_MPS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GOAP_AL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SKOb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TB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P_GOAP_DF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TD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BFKV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TEl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SDOC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VD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PYDOCK3</text:p>
          </table:table-cell>
          <table:table-cell office:value-type="float" office:value="0.222222222222" calcext:value-type="float">
            <text:p>0,2222222222</text:p>
          </table:table-cell>
          <table:table-cell/>
          <table:table-cell office:value-type="string" calcext:value-type="string">
            <text:p>CP_HLP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P_BFKV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ODA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SDOCK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DA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LOCAL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DOP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LOCAL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GOAP_AL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MP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T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B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Qm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RMFC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MFCEN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ES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JKG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GK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KO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J2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D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PAIR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RO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ZPAIR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SJKG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IPPER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TEs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TSC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PAIR_CB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OP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S3DC_MIN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DOPE_H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SOLV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LE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P_PIS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calRW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DOPE_H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B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T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GK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RMF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V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ZS3DC_MI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YDOCK_TOT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IPPER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 table:number-rows-repeated="1048339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Hoja5" table:style-name="ta1">
        <table:shapes>
          <draw:frame draw:z-index="0" draw:style-name="gr2" draw:text-style-name="P1" svg:width="15.999cm" svg:height="8.999cm" svg:x="35.842cm" svg:y="0.1cm">
            <draw:object draw:notify-on-update-of-ranges="Hoja5.I2:Hoja5.I22 Hoja5.J1:Hoja5.J1 Hoja5.J2:Hoja5.J22 Hoja5.K1:Hoja5.K1 Hoja5.K2:Hoja5.K22 Hoja5.L1:Hoja5.L1 Hoja5.L2:Hoja5.L22 Hoja5.M1:Hoja5.M1 Hoja5.M2:Hoja5.M22 Hoja5.N1:Hoja5.N1 Hoja5.N2:Hoja5.N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2" draw:text-style-name="P1" svg:width="16.005cm" svg:height="9.001cm" svg:x="35.802cm" svg:y="10.556cm">
            <draw:object draw:notify-on-update-of-ranges="Hoja5.I25:Hoja5.I45 Hoja5.J24:Hoja5.J24 Hoja5.J25:Hoja5.J45 Hoja5.K24:Hoja5.K24 Hoja5.K25:Hoja5.K45 Hoja5.L24:Hoja5.L24 Hoja5.L25:Hoja5.L4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1" svg:width="16.005cm" svg:height="9.001cm" svg:x="35.745cm" svg:y="20.367cm">
            <draw:object draw:notify-on-update-of-ranges="Hoja5.I48:Hoja5.I68 Hoja5.J47:Hoja5.J47 Hoja5.J48:Hoja5.J68 Hoja5.K47:Hoja5.K47 Hoja5.K48:Hoja5.K68 Hoja5.L47:Hoja5.L47 Hoja5.L48:Hoja5.L6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" office:value-type="string" calcext:value-type="string">
            <text:p>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dDFIRE</text:p>
          </table:table-cell>
          <table:table-cell table:formula="of:=100*[.C2]" office:value-type="float" office:value="28.5714285714" calcext:value-type="float">
            <text:p>28,5714285714</text:p>
          </table:table-cell>
          <table:table-cell table:formula="of:=100*[.D2]" office:value-type="float" office:value="15" calcext:value-type="float">
            <text:p>15</text:p>
          </table:table-cell>
          <table:table-cell table:formula="of:=100*[.E2]" office:value-type="float" office:value="21.0526315789" calcext:value-type="float">
            <text:p>21,0526315789</text:p>
          </table:table-cell>
          <table:table-cell table:formula="of:=100*[.F2]" office:value-type="float" office:value="25" calcext:value-type="float">
            <text:p>25</text:p>
          </table:table-cell>
          <table:table-cell table:formula="of:=100*[.G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C3]" office:value-type="float" office:value="42.8571428571" calcext:value-type="float">
            <text:p>42,8571428571</text:p>
          </table:table-cell>
          <table:table-cell table:formula="of:=100*[.D3]" office:value-type="float" office:value="40" calcext:value-type="float">
            <text:p>40</text:p>
          </table:table-cell>
          <table:table-cell table:formula="of:=100*[.E3]" office:value-type="float" office:value="10.5263157895" calcext:value-type="float">
            <text:p>10,5263157895</text:p>
          </table:table-cell>
          <table:table-cell table:formula="of:=100*[.F3]" office:value-type="float" office:value="0" calcext:value-type="float">
            <text:p>0</text:p>
          </table:table-cell>
          <table:table-cell table:formula="of:=100*[.G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YDOCK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100*[.C4]" office:value-type="float" office:value="14.2857142857" calcext:value-type="float">
            <text:p>14,2857142857</text:p>
          </table:table-cell>
          <table:table-cell table:formula="of:=100*[.D4]" office:value-type="float" office:value="40" calcext:value-type="float">
            <text:p>40</text:p>
          </table:table-cell>
          <table:table-cell table:formula="of:=100*[.E4]" office:value-type="float" office:value="15.7894736842" calcext:value-type="float">
            <text:p>15,7894736842</text:p>
          </table:table-cell>
          <table:table-cell table:formula="of:=100*[.F4]" office:value-type="float" office:value="0" calcext:value-type="float">
            <text:p>0</text:p>
          </table:table-cell>
          <table:table-cell table:formula="of:=100*[.G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789" calcext:value-type="float">
            <text:p>0,2105263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C5]" office:value-type="float" office:value="14.2857142857" calcext:value-type="float">
            <text:p>14,2857142857</text:p>
          </table:table-cell>
          <table:table-cell table:formula="of:=100*[.D5]" office:value-type="float" office:value="40" calcext:value-type="float">
            <text:p>40</text:p>
          </table:table-cell>
          <table:table-cell table:formula="of:=100*[.E5]" office:value-type="float" office:value="21.0526315789" calcext:value-type="float">
            <text:p>21,0526315789</text:p>
          </table:table-cell>
          <table:table-cell table:formula="of:=100*[.F5]" office:value-type="float" office:value="0" calcext:value-type="float">
            <text:p>0</text:p>
          </table:table-cell>
          <table:table-cell table:formula="of:=100*[.G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BFKV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" calcext:value-type="float">
            <text:p>0,4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C6]" office:value-type="float" office:value="42.8571428571" calcext:value-type="float">
            <text:p>42,8571428571</text:p>
          </table:table-cell>
          <table:table-cell table:formula="of:=100*[.D6]" office:value-type="float" office:value="40" calcext:value-type="float">
            <text:p>40</text:p>
          </table:table-cell>
          <table:table-cell table:formula="of:=100*[.E6]" office:value-type="float" office:value="21.0526315789" calcext:value-type="float">
            <text:p>21,0526315789</text:p>
          </table:table-cell>
          <table:table-cell table:formula="of:=100*[.F6]" office:value-type="float" office:value="25" calcext:value-type="float">
            <text:p>25</text:p>
          </table:table-cell>
          <table:table-cell table:formula="of:=100*[.G6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C8]" office:value-type="float" office:value="28.5714285714" calcext:value-type="float">
            <text:p>28,5714285714</text:p>
          </table:table-cell>
          <table:table-cell table:formula="of:=100*[.D8]" office:value-type="float" office:value="30" calcext:value-type="float">
            <text:p>30</text:p>
          </table:table-cell>
          <table:table-cell table:formula="of:=100*[.E8]" office:value-type="float" office:value="15.7894736842" calcext:value-type="float">
            <text:p>15,7894736842</text:p>
          </table:table-cell>
          <table:table-cell table:formula="of:=100*[.F8]" office:value-type="float" office:value="0" calcext:value-type="float">
            <text:p>0</text:p>
          </table:table-cell>
          <table:table-cell table:formula="of:=100*[.G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DO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" calcext:value-type="float">
            <text:p>0,4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100*[.C9]" office:value-type="float" office:value="28.5714285714" calcext:value-type="float">
            <text:p>28,5714285714</text:p>
          </table:table-cell>
          <table:table-cell table:formula="of:=100*[.D9]" office:value-type="float" office:value="40" calcext:value-type="float">
            <text:p>40</text:p>
          </table:table-cell>
          <table:table-cell table:formula="of:=100*[.E9]" office:value-type="float" office:value="15.7894736842" calcext:value-type="float">
            <text:p>15,7894736842</text:p>
          </table:table-cell>
          <table:table-cell table:formula="of:=100*[.F9]" office:value-type="float" office:value="0" calcext:value-type="float">
            <text:p>0</text:p>
          </table:table-cell>
          <table:table-cell table:formula="of:=100*[.G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" calcext:value-type="float">
            <text:p>0,2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100*[.C10]" office:value-type="float" office:value="28.5714285714" calcext:value-type="float">
            <text:p>28,5714285714</text:p>
          </table:table-cell>
          <table:table-cell table:formula="of:=100*[.D10]" office:value-type="float" office:value="20" calcext:value-type="float">
            <text:p>20</text:p>
          </table:table-cell>
          <table:table-cell table:formula="of:=100*[.E10]" office:value-type="float" office:value="21.0526315789" calcext:value-type="float">
            <text:p>21,0526315789</text:p>
          </table:table-cell>
          <table:table-cell table:formula="of:=100*[.F10]" office:value-type="float" office:value="25" calcext:value-type="float">
            <text:p>25</text:p>
          </table:table-cell>
          <table:table-cell table:formula="of:=100*[.G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P_T2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0526315789474" calcext:value-type="float">
            <text:p>0,0526315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100*[.C11]" office:value-type="float" office:value="42.8571428571" calcext:value-type="float">
            <text:p>42,8571428571</text:p>
          </table:table-cell>
          <table:table-cell table:formula="of:=100*[.D11]" office:value-type="float" office:value="30" calcext:value-type="float">
            <text:p>30</text:p>
          </table:table-cell>
          <table:table-cell table:formula="of:=100*[.E11]" office:value-type="float" office:value="5.26315789474" calcext:value-type="float">
            <text:p>5,2631578947</text:p>
          </table:table-cell>
          <table:table-cell table:formula="of:=100*[.F11]" office:value-type="float" office:value="0" calcext:value-type="float">
            <text:p>0</text:p>
          </table:table-cell>
          <table:table-cell table:formula="of:=100*[.G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P_T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100*[.C12]" office:value-type="float" office:value="42.8571428571" calcext:value-type="float">
            <text:p>42,8571428571</text:p>
          </table:table-cell>
          <table:table-cell table:formula="of:=100*[.D12]" office:value-type="float" office:value="25" calcext:value-type="float">
            <text:p>25</text:p>
          </table:table-cell>
          <table:table-cell table:formula="of:=100*[.E12]" office:value-type="float" office:value="10.5263157895" calcext:value-type="float">
            <text:p>10,5263157895</text:p>
          </table:table-cell>
          <table:table-cell table:formula="of:=100*[.F12]" office:value-type="float" office:value="0" calcext:value-type="float">
            <text:p>0</text:p>
          </table:table-cell>
          <table:table-cell table:formula="of:=100*[.G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PYDO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100*[.C13]" office:value-type="float" office:value="28.5714285714" calcext:value-type="float">
            <text:p>28,5714285714</text:p>
          </table:table-cell>
          <table:table-cell table:formula="of:=100*[.D13]" office:value-type="float" office:value="25" calcext:value-type="float">
            <text:p>25</text:p>
          </table:table-cell>
          <table:table-cell table:formula="of:=100*[.E13]" office:value-type="float" office:value="26.3157894737" calcext:value-type="float">
            <text:p>26,3157894737</text:p>
          </table:table-cell>
          <table:table-cell table:formula="of:=100*[.F13]" office:value-type="float" office:value="0" calcext:value-type="float">
            <text:p>0</text:p>
          </table:table-cell>
          <table:table-cell table:formula="of:=100*[.G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LE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</text:p>
          </table:table-cell>
          <table:table-cell table:formula="of:=100*[.C14]" office:value-type="float" office:value="57.1428571429" calcext:value-type="float">
            <text:p>57,1428571429</text:p>
          </table:table-cell>
          <table:table-cell table:formula="of:=100*[.D14]" office:value-type="float" office:value="15" calcext:value-type="float">
            <text:p>15</text:p>
          </table:table-cell>
          <table:table-cell table:formula="of:=100*[.E14]" office:value-type="float" office:value="21.0526315789" calcext:value-type="float">
            <text:p>21,0526315789</text:p>
          </table:table-cell>
          <table:table-cell table:formula="of:=100*[.F14]" office:value-type="float" office:value="25" calcext:value-type="float">
            <text:p>25</text:p>
          </table:table-cell>
          <table:table-cell table:formula="of:=100*[.G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BT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157894736842" calcext:value-type="float">
            <text:p>0,1578947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T</text:p>
          </table:table-cell>
          <table:table-cell table:formula="of:=100*[.C15]" office:value-type="float" office:value="42.8571428571" calcext:value-type="float">
            <text:p>42,8571428571</text:p>
          </table:table-cell>
          <table:table-cell table:formula="of:=100*[.D15]" office:value-type="float" office:value="30" calcext:value-type="float">
            <text:p>30</text:p>
          </table:table-cell>
          <table:table-cell table:formula="of:=100*[.E15]" office:value-type="float" office:value="15.7894736842" calcext:value-type="float">
            <text:p>15,7894736842</text:p>
          </table:table-cell>
          <table:table-cell table:formula="of:=100*[.F15]" office:value-type="float" office:value="0" calcext:value-type="float">
            <text:p>0</text:p>
          </table:table-cell>
          <table:table-cell table:formula="of:=100*[.G15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100*[.C17]" office:value-type="float" office:value="28.5714285714" calcext:value-type="float">
            <text:p>28,5714285714</text:p>
          </table:table-cell>
          <table:table-cell table:formula="of:=100*[.D17]" office:value-type="float" office:value="25" calcext:value-type="float">
            <text:p>25</text:p>
          </table:table-cell>
          <table:table-cell table:formula="of:=100*[.E17]" office:value-type="float" office:value="26.3157894737" calcext:value-type="float">
            <text:p>26,3157894737</text:p>
          </table:table-cell>
          <table:table-cell table:formula="of:=100*[.F17]" office:value-type="float" office:value="25" calcext:value-type="float">
            <text:p>25</text:p>
          </table:table-cell>
          <table:table-cell table:formula="of:=100*[.G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P_MP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" calcext:value-type="float">
            <text:p>0,3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MPS</text:p>
          </table:table-cell>
          <table:table-cell table:formula="of:=100*[.C18]" office:value-type="float" office:value="42.8571428571" calcext:value-type="float">
            <text:p>42,8571428571</text:p>
          </table:table-cell>
          <table:table-cell table:formula="of:=100*[.D18]" office:value-type="float" office:value="30" calcext:value-type="float">
            <text:p>30</text:p>
          </table:table-cell>
          <table:table-cell table:formula="of:=100*[.E18]" office:value-type="float" office:value="21.0526315789" calcext:value-type="float">
            <text:p>21,0526315789</text:p>
          </table:table-cell>
          <table:table-cell table:formula="of:=100*[.F18]" office:value-type="float" office:value="25" calcext:value-type="float">
            <text:p>25</text:p>
          </table:table-cell>
          <table:table-cell table:formula="of:=100*[.G18]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5" calcext:value-type="float">
            <text:p>0,45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100*[.C19]" office:value-type="float" office:value="28.5714285714" calcext:value-type="float">
            <text:p>28,5714285714</text:p>
          </table:table-cell>
          <table:table-cell table:formula="of:=100*[.D19]" office:value-type="float" office:value="45" calcext:value-type="float">
            <text:p>45</text:p>
          </table:table-cell>
          <table:table-cell table:formula="of:=100*[.E19]" office:value-type="float" office:value="21.0526315789" calcext:value-type="float">
            <text:p>21,0526315789</text:p>
          </table:table-cell>
          <table:table-cell table:formula="of:=100*[.F19]" office:value-type="float" office:value="25" calcext:value-type="float">
            <text:p>25</text:p>
          </table:table-cell>
          <table:table-cell table:formula="of:=100*[.G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CP_BFKV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45" calcext:value-type="float">
            <text:p>0,45</text:p>
          </table:table-cell>
          <table:table-cell office:value-type="float" office:value="0.105263157895" calcext:value-type="float">
            <text:p>0,10526315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BFKV</text:p>
          </table:table-cell>
          <table:table-cell table:formula="of:=100*[.C20]" office:value-type="float" office:value="57.1428571429" calcext:value-type="float">
            <text:p>57,1428571429</text:p>
          </table:table-cell>
          <table:table-cell table:formula="of:=100*[.D20]" office:value-type="float" office:value="45" calcext:value-type="float">
            <text:p>45</text:p>
          </table:table-cell>
          <table:table-cell table:formula="of:=100*[.E20]" office:value-type="float" office:value="10.5263157895" calcext:value-type="float">
            <text:p>10,5263157895</text:p>
          </table:table-cell>
          <table:table-cell table:formula="of:=100*[.F20]" office:value-type="float" office:value="0" calcext:value-type="float">
            <text:p>0</text:p>
          </table:table-cell>
          <table:table-cell table:formula="of:=100*[.G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DOCK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5" calcext:value-type="float">
            <text:p>0,3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SDOCK</text:p>
          </table:table-cell>
          <table:table-cell table:formula="of:=100*[.C21]" office:value-type="float" office:value="28.5714285714" calcext:value-type="float">
            <text:p>28,5714285714</text:p>
          </table:table-cell>
          <table:table-cell table:formula="of:=100*[.D21]" office:value-type="float" office:value="35" calcext:value-type="float">
            <text:p>35</text:p>
          </table:table-cell>
          <table:table-cell table:formula="of:=100*[.E21]" office:value-type="float" office:value="15.7894736842" calcext:value-type="float">
            <text:p>15,7894736842</text:p>
          </table:table-cell>
          <table:table-cell table:formula="of:=100*[.F21]" office:value-type="float" office:value="0" calcext:value-type="float">
            <text:p>0</text:p>
          </table:table-cell>
          <table:table-cell table:formula="of:=100*[.G21]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HLPL</text:p>
          </table:table-cell>
          <table:table-cell table:formula="of:=100*[.C22]" office:value-type="float" office:value="42.8571428571" calcext:value-type="float">
            <text:p>42,8571428571</text:p>
          </table:table-cell>
          <table:table-cell table:formula="of:=100*[.D22]" office:value-type="float" office:value="25" calcext:value-type="float">
            <text:p>25</text:p>
          </table:table-cell>
          <table:table-cell table:formula="of:=100*[.E22]" office:value-type="float" office:value="15.7894736842" calcext:value-type="float">
            <text:p>15,7894736842</text:p>
          </table:table-cell>
          <table:table-cell table:formula="of:=100*[.F22]" office:value-type="float" office:value="0" calcext:value-type="float">
            <text:p>0</text:p>
          </table:table-cell>
          <table:table-cell table:formula="of:=100*[.G22]"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4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588235294118" calcext:value-type="float">
            <text:p>0,0588235294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AP_dDFIRE</text:p>
          </table:table-cell>
          <table:table-cell table:formula="of:=100*[.C25]" office:value-type="float" office:value="33.3333333333" calcext:value-type="float">
            <text:p>33,3333333333</text:p>
          </table:table-cell>
          <table:table-cell table:formula="of:=100*[.D25]" office:value-type="float" office:value="5.88235294118" calcext:value-type="float">
            <text:p>5,8823529412</text:p>
          </table:table-cell>
          <table:table-cell table:formula="of:=100*[.E25]" office:value-type="float" office:value="33.3333333333" calcext:value-type="float">
            <text:p>33,33333333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26]" office:value-type="float" office:value="66.6666666667" calcext:value-type="float">
            <text:p>66,6666666667</text:p>
          </table:table-cell>
          <table:table-cell table:formula="of:=100*[.D26]" office:value-type="float" office:value="17.6470588235" calcext:value-type="float">
            <text:p>17,6470588235</text:p>
          </table:table-cell>
          <table:table-cell table:formula="of:=100*[.E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YDOCK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PYDOCK</text:p>
          </table:table-cell>
          <table:table-cell table:formula="of:=100*[.C27]" office:value-type="float" office:value="22.2222222222" calcext:value-type="float">
            <text:p>22,2222222222</text:p>
          </table:table-cell>
          <table:table-cell table:formula="of:=100*[.D27]" office:value-type="float" office:value="11.7647058824" calcext:value-type="float">
            <text:p>11,7647058824</text:p>
          </table:table-cell>
          <table:table-cell table:formula="of:=100*[.E27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28]" office:value-type="float" office:value="55.5555555556" calcext:value-type="float">
            <text:p>55,5555555556</text:p>
          </table:table-cell>
          <table:table-cell table:formula="of:=100*[.D28]" office:value-type="float" office:value="11.7647058824" calcext:value-type="float">
            <text:p>11,7647058824</text:p>
          </table:table-cell>
          <table:table-cell table:formula="of:=100*[.E28]" office:value-type="float" office:value="11.1111111111" calcext:value-type="float">
            <text:p>11,11111111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BFKV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table:formula="of:=100*[.C29]" office:value-type="float" office:value="66.6666666667" calcext:value-type="float">
            <text:p>66,6666666667</text:p>
          </table:table-cell>
          <table:table-cell table:formula="of:=100*[.D29]" office:value-type="float" office:value="23.5294117647" calcext:value-type="float">
            <text:p>23,5294117647</text:p>
          </table:table-cell>
          <table:table-cell table:formula="of:=100*[.E29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31]" office:value-type="float" office:value="55.5555555556" calcext:value-type="float">
            <text:p>55,5555555556</text:p>
          </table:table-cell>
          <table:table-cell table:formula="of:=100*[.D31]" office:value-type="float" office:value="11.7647058824" calcext:value-type="float">
            <text:p>11,7647058824</text:p>
          </table:table-cell>
          <table:table-cell table:formula="of:=100*[.E31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ZDOCK</text:p>
          </table:table-cell>
          <table:table-cell table:formula="of:=100*[.C32]" office:value-type="float" office:value="33.3333333333" calcext:value-type="float">
            <text:p>33,3333333333</text:p>
          </table:table-cell>
          <table:table-cell table:formula="of:=100*[.D32]" office:value-type="float" office:value="23.5294117647" calcext:value-type="float">
            <text:p>23,5294117647</text:p>
          </table:table-cell>
          <table:table-cell table:formula="of:=100*[.E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33]" office:value-type="float" office:value="33.3333333333" calcext:value-type="float">
            <text:p>33,3333333333</text:p>
          </table:table-cell>
          <table:table-cell table:formula="of:=100*[.D33]" office:value-type="float" office:value="17.6470588235" calcext:value-type="float">
            <text:p>17,6470588235</text:p>
          </table:table-cell>
          <table:table-cell table:formula="of:=100*[.E33]" office:value-type="float" office:value="33.3333333333" calcext:value-type="float">
            <text:p>33,333333333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_T2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P_T2</text:p>
          </table:table-cell>
          <table:table-cell table:formula="of:=100*[.C34]" office:value-type="float" office:value="44.4444444444" calcext:value-type="float">
            <text:p>44,4444444444</text:p>
          </table:table-cell>
          <table:table-cell table:formula="of:=100*[.D34]" office:value-type="float" office:value="23.5294117647" calcext:value-type="float">
            <text:p>23,5294117647</text:p>
          </table:table-cell>
          <table:table-cell table:formula="of:=100*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T1</text:p>
          </table:table-cell>
          <table:table-cell table:formula="of:=100*[.C35]" office:value-type="float" office:value="55.5555555556" calcext:value-type="float">
            <text:p>55,5555555556</text:p>
          </table:table-cell>
          <table:table-cell table:formula="of:=100*[.D35]" office:value-type="float" office:value="11.7647058824" calcext:value-type="float">
            <text:p>11,7647058824</text:p>
          </table:table-cell>
          <table:table-cell table:formula="of:=100*[.E35]" office:value-type="float" office:value="11.1111111111" calcext:value-type="float">
            <text:p>11,11111111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YDOCK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555555555556" calcext:value-type="float">
            <text:p>0,5555555556</text:p>
          </table:table-cell>
          <table:table-cell table:number-columns-repeated="3"/>
          <table:table-cell office:value-type="string" calcext:value-type="string">
            <text:p>PYDOCK</text:p>
          </table:table-cell>
          <table:table-cell table:formula="of:=100*[.C36]" office:value-type="float" office:value="22.2222222222" calcext:value-type="float">
            <text:p>22,2222222222</text:p>
          </table:table-cell>
          <table:table-cell table:formula="of:=100*[.D36]" office:value-type="float" office:value="17.6470588235" calcext:value-type="float">
            <text:p>17,6470588235</text:p>
          </table:table-cell>
          <table:table-cell table:formula="of:=100*[.E36]" office:value-type="float" office:value="55.5555555556" calcext:value-type="float">
            <text:p>55,555555555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ELE</text:p>
          </table:table-cell>
          <table:table-cell table:formula="of:=100*[.C37]" office:value-type="float" office:value="66.6666666667" calcext:value-type="float">
            <text:p>66,6666666667</text:p>
          </table:table-cell>
          <table:table-cell table:formula="of:=100*[.D37]" office:value-type="float" office:value="11.7647058824" calcext:value-type="float">
            <text:p>11,7647058824</text:p>
          </table:table-cell>
          <table:table-cell table:formula="of:=100*[.E37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T</text:p>
          </table:table-cell>
          <table:table-cell table:formula="of:=100*[.C38]" office:value-type="float" office:value="55.5555555556" calcext:value-type="float">
            <text:p>55,5555555556</text:p>
          </table:table-cell>
          <table:table-cell table:formula="of:=100*[.D38]" office:value-type="float" office:value="17.6470588235" calcext:value-type="float">
            <text:p>17,6470588235</text:p>
          </table:table-cell>
          <table:table-cell table:formula="of:=100*[.E38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CP_TSC</text:p>
          </table:table-cell>
          <table:table-cell table:formula="of:=100*[.C40]" office:value-type="float" office:value="33.3333333333" calcext:value-type="float">
            <text:p>33,3333333333</text:p>
          </table:table-cell>
          <table:table-cell table:formula="of:=100*[.D40]" office:value-type="float" office:value="29.4117647059" calcext:value-type="float">
            <text:p>29,4117647059</text:p>
          </table:table-cell>
          <table:table-cell table:formula="of:=100*[.E40]" office:value-type="float" office:value="11.1111111111" calcext:value-type="float">
            <text:p>11,11111111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3"/>
          <table:table-cell office:value-type="string" calcext:value-type="string">
            <text:p>AP_MPS</text:p>
          </table:table-cell>
          <table:table-cell table:formula="of:=100*[.C41]" office:value-type="float" office:value="44.4444444444" calcext:value-type="float">
            <text:p>44,4444444444</text:p>
          </table:table-cell>
          <table:table-cell table:formula="of:=100*[.D41]" office:value-type="float" office:value="29.4117647059" calcext:value-type="float">
            <text:p>29,4117647059</text:p>
          </table:table-cell>
          <table:table-cell table:formula="of:=100*[.E41]" office:value-type="float" office:value="11.1111111111" calcext:value-type="float">
            <text:p>11,111111111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42]" office:value-type="float" office:value="55.5555555556" calcext:value-type="float">
            <text:p>55,5555555556</text:p>
          </table:table-cell>
          <table:table-cell table:formula="of:=100*[.D42]" office:value-type="float" office:value="23.5294117647" calcext:value-type="float">
            <text:p>23,5294117647</text:p>
          </table:table-cell>
          <table:table-cell table:formula="of:=100*[.E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BFKV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235294117647" calcext:value-type="float">
            <text:p>0,2352941176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table:formula="of:=100*[.C43]" office:value-type="float" office:value="55.5555555556" calcext:value-type="float">
            <text:p>55,5555555556</text:p>
          </table:table-cell>
          <table:table-cell table:formula="of:=100*[.D43]" office:value-type="float" office:value="23.5294117647" calcext:value-type="float">
            <text:p>23,5294117647</text:p>
          </table:table-cell>
          <table:table-cell table:formula="of:=100*[.E43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222222222222" calcext:value-type="float">
            <text:p>0,2222222222</text:p>
          </table:table-cell>
          <table:table-cell table:number-columns-repeated="3"/>
          <table:table-cell office:value-type="string" calcext:value-type="string">
            <text:p>SDOCK</text:p>
          </table:table-cell>
          <table:table-cell table:formula="of:=100*[.C44]" office:value-type="float" office:value="33.3333333333" calcext:value-type="float">
            <text:p>33,3333333333</text:p>
          </table:table-cell>
          <table:table-cell table:formula="of:=100*[.D44]" office:value-type="float" office:value="17.6470588235" calcext:value-type="float">
            <text:p>17,6470588235</text:p>
          </table:table-cell>
          <table:table-cell table:formula="of:=100*[.E44]" office:value-type="float" office:value="22.2222222222" calcext:value-type="float">
            <text:p>22,222222222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94117647059" calcext:value-type="float">
            <text:p>0,2941176471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45]" office:value-type="float" office:value="33.3333333333" calcext:value-type="float">
            <text:p>33,3333333333</text:p>
          </table:table-cell>
          <table:table-cell table:formula="of:=100*[.D45]" office:value-type="float" office:value="29.4117647059" calcext:value-type="float">
            <text:p>29,4117647059</text:p>
          </table:table-cell>
          <table:table-cell table:formula="of:=100*[.E45]" office:value-type="float" office:value="33.3333333333" calcext:value-type="float">
            <text:p>33,3333333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4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_dDFIRE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45454545455" calcext:value-type="float">
            <text:p>0,3454545455</text:p>
          </table:table-cell>
          <table:table-cell table:number-columns-repeated="3"/>
          <table:table-cell office:value-type="string" calcext:value-type="string">
            <text:p>AP_dDFIRE</text:p>
          </table:table-cell>
          <table:table-cell table:formula="of:=100*[.C48]" office:value-type="float" office:value="3.63636363636" calcext:value-type="float">
            <text:p>3,6363636364</text:p>
          </table:table-cell>
          <table:table-cell table:formula="of:=100*[.D48]" office:value-type="float" office:value="20" calcext:value-type="float">
            <text:p>20</text:p>
          </table:table-cell>
          <table:table-cell table:formula="of:=100*[.E48]" office:value-type="float" office:value="34.5454545455" calcext:value-type="float">
            <text:p>34,54545454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49]" office:value-type="float" office:value="5.45454545455" calcext:value-type="float">
            <text:p>5,4545454546</text:p>
          </table:table-cell>
          <table:table-cell table:formula="of:=100*[.D49]" office:value-type="float" office:value="20" calcext:value-type="float">
            <text:p>20</text:p>
          </table:table-cell>
          <table:table-cell table:formula="of:=100*[.E49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3"/>
          <table:table-cell office:value-type="string" calcext:value-type="string">
            <text:p>PYDOCK</text:p>
          </table:table-cell>
          <table:table-cell table:formula="of:=100*[.C50]" office:value-type="float" office:value="7.27272727273" calcext:value-type="float">
            <text:p>7,2727272727</text:p>
          </table:table-cell>
          <table:table-cell table:formula="of:=100*[.D50]" office:value-type="float" office:value="20" calcext:value-type="float">
            <text:p>20</text:p>
          </table:table-cell>
          <table:table-cell table:formula="of:=100*[.E50]" office:value-type="float" office:value="41.8181818182" calcext:value-type="float">
            <text:p>41,8181818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51]" office:value-type="float" office:value="5.45454545455" calcext:value-type="float">
            <text:p>5,4545454546</text:p>
          </table:table-cell>
          <table:table-cell table:formula="of:=100*[.D51]" office:value-type="float" office:value="20" calcext:value-type="float">
            <text:p>20</text:p>
          </table:table-cell>
          <table:table-cell table:formula="of:=100*[.E51]" office:value-type="float" office:value="45.4545454545" calcext:value-type="float">
            <text:p>45,4545454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BFKV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table:formula="of:=100*[.C52]" office:value-type="float" office:value="7.27272727273" calcext:value-type="float">
            <text:p>7,2727272727</text:p>
          </table:table-cell>
          <table:table-cell table:formula="of:=100*[.D52]" office:value-type="float" office:value="25.4545454545" calcext:value-type="float">
            <text:p>25,4545454545</text:p>
          </table:table-cell>
          <table:table-cell table:formula="of:=100*[.E52]" office:value-type="float" office:value="38.1818181818" calcext:value-type="float">
            <text:p>38,181818181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P_TB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54]" office:value-type="float" office:value="3.63636363636" calcext:value-type="float">
            <text:p>3,6363636364</text:p>
          </table:table-cell>
          <table:table-cell table:formula="of:=100*[.D54]" office:value-type="float" office:value="20" calcext:value-type="float">
            <text:p>20</text:p>
          </table:table-cell>
          <table:table-cell table:formula="of:=100*[.E54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DO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ZDOCK</text:p>
          </table:table-cell>
          <table:table-cell table:formula="of:=100*[.C55]" office:value-type="float" office:value="5.45454545455" calcext:value-type="float">
            <text:p>5,4545454546</text:p>
          </table:table-cell>
          <table:table-cell table:formula="of:=100*[.D55]" office:value-type="float" office:value="20" calcext:value-type="float">
            <text:p>20</text:p>
          </table:table-cell>
          <table:table-cell table:formula="of:=100*[.E55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HLPL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56]" office:value-type="float" office:value="3.63636363636" calcext:value-type="float">
            <text:p>3,6363636364</text:p>
          </table:table-cell>
          <table:table-cell table:formula="of:=100*[.D56]" office:value-type="float" office:value="20" calcext:value-type="float">
            <text:p>20</text:p>
          </table:table-cell>
          <table:table-cell table:formula="of:=100*[.E56]" office:value-type="float" office:value="38.1818181818" calcext:value-type="float">
            <text:p>38,18181818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AP_T2</text:p>
          </table:table-cell>
          <table:table-cell table:formula="of:=100*[.C57]" office:value-type="float" office:value="7.27272727273" calcext:value-type="float">
            <text:p>7,2727272727</text:p>
          </table:table-cell>
          <table:table-cell table:formula="of:=100*[.D57]" office:value-type="float" office:value="20" calcext:value-type="float">
            <text:p>20</text:p>
          </table:table-cell>
          <table:table-cell table:formula="of:=100*[.E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3"/>
          <table:table-cell office:value-type="string" calcext:value-type="string">
            <text:p>AP_T1</text:p>
          </table:table-cell>
          <table:table-cell table:formula="of:=100*[.C58]" office:value-type="float" office:value="10.9090909091" calcext:value-type="float">
            <text:p>10,9090909091</text:p>
          </table:table-cell>
          <table:table-cell table:formula="of:=100*[.D58]" office:value-type="float" office:value="20" calcext:value-type="float">
            <text:p>20</text:p>
          </table:table-cell>
          <table:table-cell table:formula="of:=100*[.E58]" office:value-type="float" office:value="43.6363636364" calcext:value-type="float">
            <text:p>43,63636363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09090909091" calcext:value-type="float">
            <text:p>0,3090909091</text:p>
          </table:table-cell>
          <table:table-cell table:number-columns-repeated="3"/>
          <table:table-cell office:value-type="string" calcext:value-type="string">
            <text:p>PYDOCK</text:p>
          </table:table-cell>
          <table:table-cell table:formula="of:=100*[.C59]" office:value-type="float" office:value="12.7272727273" calcext:value-type="float">
            <text:p>12,7272727273</text:p>
          </table:table-cell>
          <table:table-cell table:formula="of:=100*[.D59]" office:value-type="float" office:value="21.8181818182" calcext:value-type="float">
            <text:p>21,8181818182</text:p>
          </table:table-cell>
          <table:table-cell table:formula="of:=100*[.E59]" office:value-type="float" office:value="30.9090909091" calcext:value-type="float">
            <text:p>30,90909090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ELE</text:p>
          </table:table-cell>
          <table:table-cell table:formula="of:=100*[.C60]" office:value-type="float" office:value="10.9090909091" calcext:value-type="float">
            <text:p>10,9090909091</text:p>
          </table:table-cell>
          <table:table-cell table:formula="of:=100*[.D60]" office:value-type="float" office:value="21.8181818182" calcext:value-type="float">
            <text:p>21,8181818182</text:p>
          </table:table-cell>
          <table:table-cell table:formula="of:=100*[.E60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B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CP_BT</text:p>
          </table:table-cell>
          <table:table-cell table:formula="of:=100*[.C61]" office:value-type="float" office:value="12.7272727273" calcext:value-type="float">
            <text:p>12,7272727273</text:p>
          </table:table-cell>
          <table:table-cell table:formula="of:=100*[.D61]" office:value-type="float" office:value="21.8181818182" calcext:value-type="float">
            <text:p>21,8181818182</text:p>
          </table:table-cell>
          <table:table-cell table:formula="of:=100*[.E61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3"/>
          <table:table-cell office:value-type="string" calcext:value-type="string">
            <text:p>CP_TSC</text:p>
          </table:table-cell>
          <table:table-cell table:formula="of:=100*[.C63]" office:value-type="float" office:value="7.27272727273" calcext:value-type="float">
            <text:p>7,2727272727</text:p>
          </table:table-cell>
          <table:table-cell table:formula="of:=100*[.D63]" office:value-type="float" office:value="23.6363636364" calcext:value-type="float">
            <text:p>23,6363636364</text:p>
          </table:table-cell>
          <table:table-cell table:formula="of:=100*[.E63]" office:value-type="float" office:value="36.3636363636" calcext:value-type="float">
            <text:p>36,3636363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_MP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3"/>
          <table:table-cell office:value-type="string" calcext:value-type="string">
            <text:p>AP_MPS</text:p>
          </table:table-cell>
          <table:table-cell table:formula="of:=100*[.C64]" office:value-type="float" office:value="7.27272727273" calcext:value-type="float">
            <text:p>7,2727272727</text:p>
          </table:table-cell>
          <table:table-cell table:formula="of:=100*[.D64]" office:value-type="float" office:value="23.6363636364" calcext:value-type="float">
            <text:p>23,6363636364</text:p>
          </table:table-cell>
          <table:table-cell table:formula="of:=100*[.E64]" office:value-type="float" office:value="38.1818181818" calcext:value-type="float">
            <text:p>38,18181818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CP_TB</text:p>
          </table:table-cell>
          <table:table-cell table:formula="of:=100*[.C65]" office:value-type="float" office:value="10.9090909091" calcext:value-type="float">
            <text:p>10,9090909091</text:p>
          </table:table-cell>
          <table:table-cell table:formula="of:=100*[.D65]" office:value-type="float" office:value="23.6363636364" calcext:value-type="float">
            <text:p>23,6363636364</text:p>
          </table:table-cell>
          <table:table-cell table:formula="of:=100*[.E6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BFKV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"/>
          <table:table-cell office:value-type="string" calcext:value-type="string">
            <text:p>CP_BFKV</text:p>
          </table:table-cell>
          <table:table-cell table:formula="of:=100*[.C66]" office:value-type="float" office:value="5.45454545455" calcext:value-type="float">
            <text:p>5,4545454546</text:p>
          </table:table-cell>
          <table:table-cell table:formula="of:=100*[.D66]" office:value-type="float" office:value="23.6363636364" calcext:value-type="float">
            <text:p>23,6363636364</text:p>
          </table:table-cell>
          <table:table-cell table:formula="of:=100*[.E66]" office:value-type="float" office:value="45.4545454545" calcext:value-type="float">
            <text:p>45,4545454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3"/>
          <table:table-cell office:value-type="string" calcext:value-type="string">
            <text:p>SDOCK</text:p>
          </table:table-cell>
          <table:table-cell table:formula="of:=100*[.C67]" office:value-type="float" office:value="12.7272727273" calcext:value-type="float">
            <text:p>12,7272727273</text:p>
          </table:table-cell>
          <table:table-cell table:formula="of:=100*[.D67]" office:value-type="float" office:value="23.6363636364" calcext:value-type="float">
            <text:p>23,6363636364</text:p>
          </table:table-cell>
          <table:table-cell table:formula="of:=100*[.E67]" office:value-type="float" office:value="47.2727272727" calcext:value-type="float">
            <text:p>47,27272727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3"/>
          <table:table-cell office:value-type="string" calcext:value-type="string">
            <text:p>CP_HLPL</text:p>
          </table:table-cell>
          <table:table-cell table:formula="of:=100*[.C68]" office:value-type="float" office:value="5.45454545455" calcext:value-type="float">
            <text:p>5,4545454546</text:p>
          </table:table-cell>
          <table:table-cell table:formula="of:=100*[.D68]" office:value-type="float" office:value="25.4545454545" calcext:value-type="float">
            <text:p>25,4545454545</text:p>
          </table:table-cell>
          <table:table-cell table:formula="of:=100*[.E68]" office:value-type="float" office:value="47.2727272727" calcext:value-type="float">
            <text:p>47,2727272727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uccess_rate_zdock_flex1.txt:CP_BT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" office:value-type="float" office:value="0.714285714286" calcext:value-type="float">
            <text:p>0,7142857143</text:p>
          </table:table-cell>
          <table:table-cell office:value-type="float" office:value="0.857142857143" calcext:value-type="float">
            <text:p>0,85714285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flex2.txt:CP_BT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flex3.txt:CP_BT</text:p>
          </table:table-cell>
          <table:table-cell table:number-columns-repeated="2" office:value-type="float" office:value="0.157894736842" calcext:value-type="float">
            <text:p>0,1578947368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526315789474" calcext:value-type="float">
            <text:p>0,5263157895</text:p>
          </table:table-cell>
          <table:table-cell office:value-type="float" office:value="0.631578947368" calcext:value-type="float">
            <text:p>0,63157894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flex4.txt:CP_B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flex5.txt:CP_B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uccess_rate_zdock_weakbinders.txt:CP_BT</text:p>
          </table:table-cell>
          <table:table-cell office:value-type="float" office:value="0.111111111111" calcext:value-type="float">
            <text:p>0,1111111111</text:p>
          </table:table-cell>
          <table:table-cell table:number-columns-repeated="2" office:value-type="float" office:value="0.222222222222" calcext:value-type="float">
            <text:p>0,2222222222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777777777778" calcext:value-type="float">
            <text:p>0,77777777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mediumbinders.txt:CP_BT</text:p>
          </table:table-cell>
          <table:table-cell office:value-type="float" office:value="0.117647058824" calcext:value-type="float">
            <text:p>0,1176470588</text:p>
          </table:table-cell>
          <table:table-cell office:value-type="float" office:value="0.176470588235" calcext:value-type="float">
            <text:p>0,1764705882</text:p>
          </table:table-cell>
          <table:table-cell office:value-type="float" office:value="0.470588235294" calcext:value-type="float">
            <text:p>0,4705882353</text:p>
          </table:table-cell>
          <table:table-cell office:value-type="float" office:value="0.529411764706" calcext:value-type="float">
            <text:p>0,5294117647</text:p>
          </table:table-cell>
          <table:table-cell office:value-type="float" office:value="0.705882352941" calcext:value-type="float">
            <text:p>0,70588235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cess_rate_zdock_strongbinders.txt:CP_BT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83:Sheet1.F156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jsut_top100.K23:jsut_top100.N28" table:contains-header="false">
          <table:sort>
            <table:sort-by table:field-number="3" table:data-type="automatic"/>
            <table:sort-by table:field-number="3" table:data-type="automatic"/>
          </table:sort>
        </table:database-range>
        <table:database-range table:name="__Anonymous_Sheet_DB__2" table:target-range-address="'flexibility top10'.I19:'flexibility top10'.U24" table:contains-header="false">
          <table:sort>
            <table:sort-by table:field-number="5" table:data-type="automatic"/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3" table:target-range-address="'affinity binders'.N18:'affinity binders'.V23" table:contains-header="fals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1:32:07.313419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15:51:59.055615588</dc:date>
    <meta:generator>LibreOffice/4.3.7.2$Linux_X86_64 LibreOffice_project/430m0$Build-2</meta:generator>
    <meta:editing-duration>PT6H53M19S</meta:editing-duration>
    <meta:editing-cycles>21</meta:editing-cycles>
    <meta:document-statistic meta:table-count="5" meta:cell-count="603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1cm" svg:height="13.394cm" xlink:href=".." xlink:type="simple" chart:class="chart:bar" chart:style-name="ch1">
        <chart:title svg:x="4.617cm" svg:y="0.403cm" chart:style-name="ch2">
          <text:p>Left: Ftdock; Center: Zdock; Rigth: Sdock</text:p>
        </chart:title>
        <chart:legend chart:legend-position="top" svg:x="6.515cm" svg:y="1.367cm" style:legend-expansion="wide" chart:style-name="ch3"/>
        <chart:plot-area chart:style-name="ch4" table:cell-range-address="Sheet1.M6:Sheet1.P38" chart:data-source-has-labels="both" svg:x="0.347cm" svg:y="2.232cm" svg:width="16.697cm" svg:height="10.895cm">
          <chartooo:coordinate-region svg:x="0.968cm" svg:y="2.431cm" svg:width="16.076cm" svg:height="7.906cm"/>
          <chart:axis chart:dimension="x" chart:name="primary-x" chart:style-name="ch5" chartooo:axis-type="auto">
            <chartooo:date-scale/>
            <chart:categories table:cell-range-address="Sheet1.M7:Sheet1.M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N38" chart:label-cell-address="Sheet1.N6:Sheet1.N6" chart:class="chart:bar">
            <chart:data-point chart:repeated="32"/>
          </chart:series>
          <chart:series chart:style-name="ch9" chart:values-cell-range-address="Sheet1.O7:Sheet1.O38" chart:label-cell-address="Sheet1.O6:Sheet1.O6" chart:class="chart:bar">
            <chart:data-point chart:repeated="32"/>
          </chart:series>
          <chart:series chart:style-name="ch10" chart:values-cell-range-address="Sheet1.P7:Sheet1.P38" chart:label-cell-address="Sheet1.P6:Sheet1.P6" chart:class="chart:ba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Sheet1.N6:Sheet1.N6</svg:desc>
                </draw:g>
              </table:table-cell>
              <table:table-cell office:value-type="string">
                <text:p>Top10</text:p>
                <draw:g>
                  <svg:desc>Sheet1.O6:Sheet1.O6</svg:desc>
                </draw:g>
              </table:table-cell>
              <table:table-cell office:value-type="string">
                <text:p>Top100</text:p>
                <draw:g>
                  <svg:desc>Sheet1.P6:Sheet1.P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MJ3h</text:p>
                <draw:g>
                  <svg:desc>Sheet1.M7:Sheet1.M38</svg:desc>
                </draw:g>
              </table:table-cell>
              <table:table-cell office:value-type="float" office:value="3.63636363636">
                <text:p>3.63636363636</text:p>
                <draw:g>
                  <svg:desc>Sheet1.N7:Sheet1.N38</svg:desc>
                </draw:g>
              </table:table-cell>
              <table:table-cell office:value-type="float" office:value="16.3636363636">
                <text:p>16.3636363636</text:p>
                <draw:g>
                  <svg:desc>Sheet1.O7:Sheet1.O38</svg:desc>
                </draw:g>
              </table:table-cell>
              <table:table-cell office:value-type="float" office:value="36.3636363636">
                <text:p>36.3636363636</text:p>
                <draw:g>
                  <svg:desc>Sheet1.P7:Sheet1.P38</svg:desc>
                </draw:g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2cm" xlink:href=".." xlink:type="simple" chart:class="chart:bar" chart:style-name="ch1">
        <chart:legend chart:legend-position="end" svg:x="14.193cm" svg:y="3.704cm" style:legend-expansion="high" chart:style-name="ch2"/>
        <chart:plot-area chart:style-name="ch3" table:cell-range-address="Hoja5.I47:Hoja5.L68" chart:data-source-has-labels="both" svg:x="0.32cm" svg:y="0.18cm" svg:width="13.553cm" svg:height="8.642cm">
          <chartooo:coordinate-region svg:x="0.941cm" svg:y="0.379cm" svg:width="12.932cm" svg:height="6.341cm"/>
          <chart:axis chart:dimension="x" chart:name="primary-x" chart:style-name="ch4" chartooo:axis-type="auto">
            <chartooo:date-scale/>
            <chart:categories table:cell-range-address="Hoja5.I48:Hoja5.I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J48:Hoja5.J68" chart:label-cell-address="Hoja5.J47:Hoja5.J47" chart:class="chart:bar">
            <chart:data-point chart:repeated="21"/>
          </chart:series>
          <chart:series chart:style-name="ch8" chart:values-cell-range-address="Hoja5.K48:Hoja5.K68" chart:label-cell-address="Hoja5.K47:Hoja5.K47" chart:class="chart:bar">
            <chart:data-point chart:repeated="21"/>
          </chart:series>
          <chart:series chart:style-name="ch9" chart:values-cell-range-address="Hoja5.L48:Hoja5.L68" chart:label-cell-address="Hoja5.L47:Hoja5.L47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Hoja5.J47:Hoja5.J47</svg:desc>
                </draw:g>
              </table:table-cell>
              <table:table-cell office:value-type="string">
                <text:p>Top10</text:p>
                <draw:g>
                  <svg:desc>Hoja5.K47:Hoja5.K47</svg:desc>
                </draw:g>
              </table:table-cell>
              <table:table-cell office:value-type="string">
                <text:p>Top100</text:p>
                <draw:g>
                  <svg:desc>Hoja5.L47:Hoja5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  <draw:g>
                  <svg:desc>Hoja5.I48:Hoja5.I68</svg:desc>
                </draw:g>
              </table:table-cell>
              <table:table-cell office:value-type="float" office:value="3.63636363636">
                <text:p>3.63636363636</text:p>
                <draw:g>
                  <svg:desc>Hoja5.J48:Hoja5.J68</svg:desc>
                </draw:g>
              </table:table-cell>
              <table:table-cell office:value-type="float" office:value="20">
                <text:p>20</text:p>
                <draw:g>
                  <svg:desc>Hoja5.K48:Hoja5.K68</svg:desc>
                </draw:g>
              </table:table-cell>
              <table:table-cell office:value-type="float" office:value="34.5454545455">
                <text:p>34.5454545455</text:p>
                <draw:g>
                  <svg:desc>Hoja5.L48:Hoja5.L68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952cm" style:legend-expansion="high" chart:style-name="ch2"/>
        <chart:plot-area chart:style-name="ch3" table:cell-range-address="'affinity binders'.AB3:'affinity binders'.AD35" chart:data-source-has-labels="both" svg:x="0.32cm" svg:y="0.18cm" svg:width="13.6cm" svg:height="8.64cm">
          <chartooo:coordinate-region svg:x="0.941cm" svg:y="0.379cm" svg:width="12.979cm" svg:height="5.651cm"/>
          <chart:axis chart:dimension="x" chart:name="primary-x" chart:style-name="ch4" chartooo:axis-type="auto">
            <chartooo:date-scale/>
            <chart:categories table:cell-range-address="'affinity binders'.AB4:'affinity binders'.A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ffinity binders'.AC4:'affinity binders'.AC35" chart:label-cell-address="'affinity binders'.AC3:'affinity binders'.AC3" chart:class="chart:bar">
            <chart:data-point chart:repeated="32"/>
          </chart:series>
          <chart:series chart:style-name="ch8" chart:values-cell-range-address="'affinity binders'.AD4:'affinity binders'.AD35" chart:label-cell-address="'affinity binders'.AD3:'affinity binders'.AD3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affinity binders'.AC3:'affinity binders'.AC3</svg:desc>
                </draw:g>
              </table:table-cell>
              <table:table-cell office:value-type="string">
                <text:p>Weak</text:p>
                <draw:g>
                  <svg:desc>'affinity binders'.AD3:'affinity binders'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MJ3h</text:p>
                <draw:g>
                  <svg:desc>'affinity binders'.AB4:'affinity binders'.AB35</svg:desc>
                </draw:g>
              </table:table-cell>
              <table:table-cell office:value-type="float" office:value="33.33333333">
                <text:p>33.33333333</text:p>
                <draw:g>
                  <svg:desc>'affinity binders'.AC4:'affinity binders'.AC35</svg:desc>
                </draw:g>
              </table:table-cell>
              <table:table-cell office:value-type="float" office:value="18.91891892">
                <text:p>18.91891892</text:p>
                <draw:g>
                  <svg:desc>'affinity binders'.AD4:'affinity binders'.AD35</svg:desc>
                </draw:g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0.81081081">
                <text:p>10.81081081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">
                <text:p>22.22222222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0.81081081">
                <text:p>10.8108108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11.11111111">
                <text:p>11.11111111</text:p>
              </table:table-cell>
              <table:table-cell office:value-type="float" office:value="24.32432432">
                <text:p>24.3243243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.7027027">
                <text:p>2.7027027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">
                <text:p>22.22222222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1.11111111">
                <text:p>11.11111111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4.32432432">
                <text:p>24.32432432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'flexibility top10'.AL4:'flexibility top10'.AQ35 'flexibility top10'.AM3:'flexibility top10'.AQ3" chart:data-source-has-labels="both" svg:x="0.32cm" svg:y="0.18cm" svg:width="14.235cm" svg:height="8.64cm">
          <chartooo:coordinate-region svg:x="0.941cm" svg:y="0.379cm" svg:width="13.614cm" svg:height="5.651cm"/>
          <chart:axis chart:dimension="x" chart:name="primary-x" chart:style-name="ch4" chartooo:axis-type="auto">
            <chartooo:date-scale/>
            <chart:categories table:cell-range-address="'flexibility top10'.AL4:'flexibility top10'.AL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exibility top10'.AM4:'flexibility top10'.AM35" chart:label-cell-address="'flexibility top10'.AM3:'flexibility top10'.AM3" chart:class="chart:bar">
            <chart:data-point chart:repeated="32"/>
          </chart:series>
          <chart:series chart:style-name="ch8" chart:values-cell-range-address="'flexibility top10'.AN4:'flexibility top10'.AN35" chart:label-cell-address="'flexibility top10'.AN3:'flexibility top10'.AN3" chart:class="chart:bar">
            <chart:data-point chart:repeated="32"/>
          </chart:series>
          <chart:series chart:style-name="ch9" chart:values-cell-range-address="'flexibility top10'.AO4:'flexibility top10'.AO35" chart:label-cell-address="'flexibility top10'.AO3:'flexibility top10'.AO3" chart:class="chart:bar">
            <chart:data-point chart:repeated="32"/>
          </chart:series>
          <chart:series chart:style-name="ch10" chart:values-cell-range-address="'flexibility top10'.AP4:'flexibility top10'.AP35" chart:label-cell-address="'flexibility top10'.AP3:'flexibility top10'.AP3" chart:class="chart:bar">
            <chart:data-point chart:repeated="32"/>
          </chart:series>
          <chart:series chart:style-name="ch11" chart:values-cell-range-address="'flexibility top10'.AQ4:'flexibility top10'.AQ35" chart:label-cell-address="'flexibility top10'.AQ3:'flexibility top10'.AQ3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flexibility top10'.AM3:'flexibility top10'.AM3</svg:desc>
                </draw:g>
              </table:table-cell>
              <table:table-cell office:value-type="string">
                <text:p>f2 </text:p>
                <draw:g>
                  <svg:desc>'flexibility top10'.AN3:'flexibility top10'.AN3</svg:desc>
                </draw:g>
              </table:table-cell>
              <table:table-cell office:value-type="string">
                <text:p>f3</text:p>
                <draw:g>
                  <svg:desc>'flexibility top10'.AO3:'flexibility top10'.AO3</svg:desc>
                </draw:g>
              </table:table-cell>
              <table:table-cell office:value-type="string">
                <text:p>f4</text:p>
                <draw:g>
                  <svg:desc>'flexibility top10'.AP3:'flexibility top10'.AP3</svg:desc>
                </draw:g>
              </table:table-cell>
              <table:table-cell office:value-type="string">
                <text:p>f5</text:p>
                <draw:g>
                  <svg:desc>'flexibility top10'.AQ3:'flexibility top10'.A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MJ3h</text:p>
                <draw:g>
                  <svg:desc>'flexibility top10'.AL4:'flexibility top10'.AL35</svg:desc>
                </draw:g>
              </table:table-cell>
              <table:table-cell office:value-type="float" office:value="14.28571429">
                <text:p>14.28571429</text:p>
                <draw:g>
                  <svg:desc>'flexibility top10'.AM4:'flexibility top10'.AM35</svg:desc>
                </draw:g>
              </table:table-cell>
              <table:table-cell office:value-type="float" office:value="30">
                <text:p>30</text:p>
                <draw:g>
                  <svg:desc>'flexibility top10'.AN4:'flexibility top10'.AN35</svg:desc>
                </draw:g>
              </table:table-cell>
              <table:table-cell office:value-type="float" office:value="15.78947368">
                <text:p>15.78947368</text:p>
                <draw:g>
                  <svg:desc>'flexibility top10'.AO4:'flexibility top10'.AO35</svg:desc>
                </draw:g>
              </table:table-cell>
              <table:table-cell office:value-type="float" office:value="25">
                <text:p>25</text:p>
                <draw:g>
                  <svg:desc>'flexibility top10'.AP4:'flexibility top10'.AP35</svg:desc>
                </draw:g>
              </table:table-cell>
              <table:table-cell office:value-type="float" office:value="0">
                <text:p>0</text:p>
                <draw:g>
                  <svg:desc>'flexibility top10'.AQ4:'flexibility top10'.AQ35</svg:desc>
                </draw:g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5">
                <text:p>35</text:p>
              </table:table-cell>
              <table:table-cell office:value-type="float" office:value="5.26315789">
                <text:p>5.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5">
                <text:p>1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40">
                <text:p>4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40">
                <text:p>4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40">
                <text:p>4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40">
                <text:p>4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5.26315789">
                <text:p>5.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15">
                <text:p>1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5.26315789">
                <text:p>5.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5">
                <text:p>25</text:p>
              </table:table-cell>
              <table:table-cell office:value-type="float" office:value="26.31578947">
                <text:p>26.31578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15">
                <text:p>1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20">
                <text:p>2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5">
                <text:p>45</text:p>
              </table:table-cell>
              <table:table-cell office:value-type="float" office:value="5.26315789">
                <text:p>5.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25">
                <text:p>2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5">
                <text:p>3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5">
                <text:p>25</text:p>
              </table:table-cell>
              <table:table-cell office:value-type="float" office:value="26.31578947">
                <text:p>26.3157894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45">
                <text:p>4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5">
                <text:p>4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55cm" svg:y="0.316cm" chart:style-name="ch2">
          <text:p>Left: Ftdock ; Center:Zdock ; Rigth: Sdock</text:p>
        </chart:title>
        <chart:legend chart:legend-position="top" svg:x="5.82cm" svg:y="1.28cm" style:legend-expansion="wide" chart:style-name="ch3"/>
        <chart:plot-area chart:style-name="ch4" table:cell-range-address="Sheet1.H47:Sheet1.K73" chart:data-source-has-labels="both" svg:x="0.32cm" svg:y="2.058cm" svg:width="15.36cm" svg:height="6.762cm">
          <chartooo:coordinate-region svg:x="1.047cm" svg:y="2.258cm" svg:width="14.633cm" svg:height="3.772cm"/>
          <chart:axis chart:dimension="x" chart:name="primary-x" chart:style-name="ch5" chartooo:axis-type="auto">
            <chartooo:date-scale/>
            <chart:categories table:cell-range-address="Sheet1.H48:Sheet1.H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48:Sheet1.I73" chart:label-cell-address="Sheet1.I47:Sheet1.I47" chart:class="chart:bar">
            <chart:data-point chart:repeated="26"/>
          </chart:series>
          <chart:series chart:style-name="ch9" chart:values-cell-range-address="Sheet1.J48:Sheet1.J73" chart:label-cell-address="Sheet1.J47:Sheet1.J47" chart:class="chart:bar">
            <chart:data-point chart:repeated="26"/>
          </chart:series>
          <chart:series chart:style-name="ch10" chart:values-cell-range-address="Sheet1.K48:Sheet1.K73" chart:label-cell-address="Sheet1.K47:Sheet1.K47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Sheet1.I47:Sheet1.I47</svg:desc>
                </draw:g>
              </table:table-cell>
              <table:table-cell office:value-type="string">
                <text:p>Top10</text:p>
                <draw:g>
                  <svg:desc>Sheet1.J47:Sheet1.J47</svg:desc>
                </draw:g>
              </table:table-cell>
              <table:table-cell office:value-type="string">
                <text:p>Top100</text:p>
                <draw:g>
                  <svg:desc>Sheet1.K47:Sheet1.K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KOIP</text:p>
                <draw:g>
                  <svg:desc>Sheet1.H48:Sheet1.H73</svg:desc>
                </draw:g>
              </table:table-cell>
              <table:table-cell office:value-type="float" office:value="0.0181818181818">
                <text:p>0.0181818181818</text:p>
                <draw:g>
                  <svg:desc>Sheet1.I48:Sheet1.I73</svg:desc>
                </draw:g>
              </table:table-cell>
              <table:table-cell office:value-type="float" office:value="0.127272727273">
                <text:p>0.127272727273</text:p>
                <draw:g>
                  <svg:desc>Sheet1.J48:Sheet1.J73</svg:desc>
                </draw:g>
              </table:table-cell>
              <table:table-cell office:value-type="float" office:value="0.4">
                <text:p>0.4</text:p>
                <draw:g>
                  <svg:desc>Sheet1.K48:Sheet1.K73</svg:desc>
                </draw:g>
              </table:table-cell>
            </table:table-row>
            <table:table-row>
              <table:table-cell office:value-type="string">
                <text:p>PYDOCK3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">
                <text:p>0.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0">
                <text:p>0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">
                <text:p>0.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">
                <text:p>0.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">
                <text:p>0.2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">
                <text:p>0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527272727273">
                <text:p>0.5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13.383cm" xlink:href=".." xlink:type="simple" chart:class="chart:bar" chart:style-name="ch1">
        <chart:title svg:x="4.192cm" svg:y="0.403cm" chart:style-name="ch2">
          <text:p>Left: Ftdock; Center: Zdock; Rigth: Sdock</text:p>
        </chart:title>
        <chart:legend chart:legend-position="top" svg:x="6.09cm" svg:y="1.367cm" style:legend-expansion="wide" chart:style-name="ch3"/>
        <chart:plot-area chart:style-name="ch4" table:cell-range-address="Sheet1.M81:Sheet1.P103" chart:data-source-has-labels="both" svg:x="0.33cm" svg:y="2.232cm" svg:width="15.88cm" svg:height="10.884cm">
          <chartooo:coordinate-region svg:x="0.951cm" svg:y="2.431cm" svg:width="15.259cm" svg:height="8.556cm"/>
          <chart:axis chart:dimension="x" chart:name="primary-x" chart:style-name="ch5" chartooo:axis-type="auto">
            <chartooo:date-scale/>
            <chart:categories table:cell-range-address="Sheet1.M82:Sheet1.M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82:Sheet1.N103" chart:label-cell-address="Sheet1.N81:Sheet1.N81" chart:class="chart:bar">
            <chart:data-point chart:repeated="22"/>
          </chart:series>
          <chart:series chart:style-name="ch9" chart:values-cell-range-address="Sheet1.O82:Sheet1.O103" chart:label-cell-address="Sheet1.O81:Sheet1.O81" chart:class="chart:bar">
            <chart:data-point chart:repeated="22"/>
          </chart:series>
          <chart:series chart:style-name="ch10" chart:values-cell-range-address="Sheet1.P82:Sheet1.P103" chart:label-cell-address="Sheet1.P81:Sheet1.P8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Sheet1.N81:Sheet1.N81</svg:desc>
                </draw:g>
              </table:table-cell>
              <table:table-cell office:value-type="string">
                <text:p>Top10</text:p>
                <draw:g>
                  <svg:desc>Sheet1.O81:Sheet1.O81</svg:desc>
                </draw:g>
              </table:table-cell>
              <table:table-cell office:value-type="string">
                <text:p>Top100</text:p>
                <draw:g>
                  <svg:desc>Sheet1.P81:Sheet1.P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DECK</text:p>
                <draw:g>
                  <svg:desc>Sheet1.M82:Sheet1.M103</svg:desc>
                </draw:g>
              </table:table-cell>
              <table:table-cell office:value-type="float" office:value="1.81818181818">
                <text:p>1.81818181818</text:p>
                <draw:g>
                  <svg:desc>Sheet1.N82:Sheet1.N103</svg:desc>
                </draw:g>
              </table:table-cell>
              <table:table-cell office:value-type="float" office:value="7.27272727273">
                <text:p>7.27272727273</text:p>
                <draw:g>
                  <svg:desc>Sheet1.O82:Sheet1.O103</svg:desc>
                </draw:g>
              </table:table-cell>
              <table:table-cell office:value-type="float" office:value="23.6363636364">
                <text:p>23.6363636364</text:p>
                <draw:g>
                  <svg:desc>Sheet1.P82:Sheet1.P103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6.29cm" xlink:href=".." xlink:type="simple" chart:class="chart:bar" chart:style-name="ch1">
        <chart:title svg:x="4.119cm" svg:y="0.461cm" chart:style-name="ch2">
          <text:p>Left:Ftdock; Center:Zdock; Rigth:Sdock</text:p>
        </chart:title>
        <chart:legend chart:legend-position="top" svg:x="5.819cm" svg:y="1.425cm" style:legend-expansion="wide" chart:style-name="ch3"/>
        <chart:plot-area chart:style-name="ch4" table:cell-range-address="jsut_top100.F2:jsut_top100.I37" chart:data-source-has-labels="both" svg:x="1.33cm" svg:y="2.348cm" svg:width="14.349cm" svg:height="12.636cm">
          <chartooo:coordinate-region svg:x="1.951cm" svg:y="2.547cm" svg:width="13.724cm" svg:height="9.382cm"/>
          <chart:axis chart:dimension="x" chart:name="primary-x" chart:style-name="ch5" chartooo:axis-type="auto">
            <chartooo:date-scale/>
            <chart:title svg:x="7.19cm" svg:y="15.309cm" chart:style-name="ch6">
              <text:p>Scoring functions</text:p>
            </chart:title>
            <chart:categories table:cell-range-address="jsut_top100.F3:jsut_top100.F37"/>
          </chart:axis>
          <chart:axis chart:dimension="y" chart:name="primary-y" chart:style-name="ch7">
            <chart:title svg:x="0.451cm" svg:y="10.536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jsut_top100.G3:jsut_top100.G37" chart:label-cell-address="jsut_top100.G2:jsut_top100.G2" chart:class="chart:bar">
            <chart:data-point chart:repeated="35"/>
          </chart:series>
          <chart:series chart:style-name="ch11" chart:values-cell-range-address="jsut_top100.H3:jsut_top100.H37" chart:label-cell-address="jsut_top100.H2:jsut_top100.H2" chart:class="chart:bar">
            <chart:data-point chart:repeated="35"/>
          </chart:series>
          <chart:series chart:style-name="ch12" chart:values-cell-range-address="jsut_top100.I3:jsut_top100.I37" chart:label-cell-address="jsut_top100.I2:jsut_top100.I2" chart:class="chart:ba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jsut_top100.G2:jsut_top100.G2</svg:desc>
                </draw:g>
              </table:table-cell>
              <table:table-cell office:value-type="string">
                <text:p>Top10</text:p>
                <draw:g>
                  <svg:desc>jsut_top100.H2:jsut_top100.H2</svg:desc>
                </draw:g>
              </table:table-cell>
              <table:table-cell office:value-type="string">
                <text:p>Top100 </text:p>
                <draw:g>
                  <svg:desc>jsut_top100.I2:jsut_top100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KOIP</text:p>
                <draw:g>
                  <svg:desc>jsut_top100.F3:jsut_top100.F37</svg:desc>
                </draw:g>
              </table:table-cell>
              <table:table-cell office:value-type="float" office:value="5.11363636364">
                <text:p>5.11363636364</text:p>
                <draw:g>
                  <svg:desc>jsut_top100.G3:jsut_top100.G37</svg:desc>
                </draw:g>
              </table:table-cell>
              <table:table-cell office:value-type="float" office:value="13.6363636364">
                <text:p>13.6363636364</text:p>
                <draw:g>
                  <svg:desc>jsut_top100.H3:jsut_top100.H37</svg:desc>
                </draw:g>
              </table:table-cell>
              <table:table-cell office:value-type="float" office:value="39.7727272727">
                <text:p>39.7727272727</text:p>
                <draw:g>
                  <svg:desc>jsut_top100.I3:jsut_top100.I37</svg:desc>
                </draw:g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7.7272727273">
                <text:p>47.727272727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11363636364">
                <text:p>5.11363636364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47.7272727273">
                <text:p>47.7272727273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47.7272727273">
                <text:p>47.7272727273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0.4545454545">
                <text:p>20.454545454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.97727272727">
                <text:p>3.97727272727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57.3863636364">
                <text:p>57.3863636364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.84090909091">
                <text:p>2.84090909091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57.9545454545">
                <text:p>57.954545454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6.25">
                <text:p>6.2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2.84090909091">
                <text:p>2.84090909091</text:p>
              </table:table-cell>
              <table:table-cell office:value-type="float" office:value="25">
                <text:p>25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6.238cm" xlink:href=".." xlink:type="simple" chart:class="chart:bar" chart:style-name="ch1">
        <chart:title svg:x="4.053cm" svg:y="0.46cm" chart:style-name="ch2">
          <text:p>Left: Ftdock; Center:Zdock; Rigth:Sdock</text:p>
        </chart:title>
        <chart:legend chart:legend-position="top" svg:x="5.819cm" svg:y="1.424cm" style:legend-expansion="wide" chart:style-name="ch3"/>
        <chart:plot-area chart:style-name="ch4" table:cell-range-address="jsut_top100.P2:jsut_top100.S28" chart:data-source-has-labels="both" svg:x="1.33cm" svg:y="2.346cm" svg:width="14.349cm" svg:height="12.587cm">
          <chartooo:coordinate-region svg:x="1.951cm" svg:y="2.546cm" svg:width="13.728cm" svg:height="9.597cm"/>
          <chart:axis chart:dimension="x" chart:name="primary-x" chart:style-name="ch5" chartooo:axis-type="auto">
            <chartooo:date-scale/>
            <chart:title svg:x="7.19cm" svg:y="15.257cm" chart:style-name="ch6">
              <text:p>Scoring functions</text:p>
            </chart:title>
            <chart:categories table:cell-range-address="jsut_top100.P3:jsut_top100.P28"/>
          </chart:axis>
          <chart:axis chart:dimension="y" chart:name="primary-y" chart:style-name="ch7">
            <chart:title svg:x="0.451cm" svg:y="10.509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jsut_top100.Q3:jsut_top100.Q28" chart:label-cell-address="jsut_top100.Q2:jsut_top100.Q2" chart:class="chart:bar">
            <chart:data-point chart:repeated="26"/>
          </chart:series>
          <chart:series chart:style-name="ch11" chart:values-cell-range-address="jsut_top100.R3:jsut_top100.R28" chart:label-cell-address="jsut_top100.R2:jsut_top100.R2" chart:class="chart:bar">
            <chart:data-point chart:repeated="26"/>
          </chart:series>
          <chart:series chart:style-name="ch12" chart:values-cell-range-address="jsut_top100.S3:jsut_top100.S28" chart:label-cell-address="jsut_top100.S2:jsut_top100.S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jsut_top100.Q2:jsut_top100.Q2</svg:desc>
                </draw:g>
              </table:table-cell>
              <table:table-cell office:value-type="string">
                <text:p>Top10</text:p>
                <draw:g>
                  <svg:desc>jsut_top100.R2:jsut_top100.R2</svg:desc>
                </draw:g>
              </table:table-cell>
              <table:table-cell office:value-type="string">
                <text:p>Top100</text:p>
                <draw:g>
                  <svg:desc>jsut_top100.S2:jsut_top100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KOIP</text:p>
                <draw:g>
                  <svg:desc>jsut_top100.P3:jsut_top100.P28</svg:desc>
                </draw:g>
              </table:table-cell>
              <table:table-cell office:value-type="float" office:value="1.81818181818">
                <text:p>1.81818181818</text:p>
                <draw:g>
                  <svg:desc>jsut_top100.Q3:jsut_top100.Q28</svg:desc>
                </draw:g>
              </table:table-cell>
              <table:table-cell office:value-type="float" office:value="12.7272727273">
                <text:p>12.7272727273</text:p>
                <draw:g>
                  <svg:desc>jsut_top100.R3:jsut_top100.R28</svg:desc>
                </draw:g>
              </table:table-cell>
              <table:table-cell office:value-type="float" office:value="40">
                <text:p>40</text:p>
                <draw:g>
                  <svg:desc>jsut_top100.S3:jsut_top100.S28</svg:desc>
                </draw:g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0">
                <text:p>0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0">
                <text:p>20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">
                <text:p>0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2.7272727273">
                <text:p>52.7272727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aximum="70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67cm" svg:height="12.156cm" xlink:href=".." xlink:type="simple" chart:class="chart:bar" chart:style-name="ch1">
        <chart:title svg:x="5.317cm" svg:y="0.379cm" chart:style-name="ch2">
          <text:p>Left :Ftdock; Center:Zdock; Rigth: Sdock</text:p>
        </chart:title>
        <chart:legend chart:legend-position="top" svg:x="7.074cm" svg:y="1.511cm" style:legend-expansion="wide" chart:style-name="ch3"/>
        <chart:plot-area chart:style-name="ch4" table:cell-range-address="'affinity binders'.S3:'affinity binders'.V23" chart:data-source-has-labels="both" svg:x="1.72cm" svg:y="2.511cm" svg:width="18.73cm" svg:height="8.129cm">
          <chartooo:coordinate-region svg:x="2.553cm" svg:y="2.79cm" svg:width="17.897cm" svg:height="4.769cm"/>
          <chart:axis chart:dimension="x" chart:name="primary-x" chart:style-name="ch5" chartooo:axis-type="auto">
            <chartooo:date-scale/>
            <chart:title svg:x="9.064cm" svg:y="10.883cm" chart:style-name="ch6">
              <text:p>Scoring functions</text:p>
            </chart:title>
            <chart:categories table:cell-range-address="'affinity binders'.S4:'affinity binders'.S23"/>
          </chart:axis>
          <chart:axis chart:dimension="y" chart:name="primary-y" chart:style-name="ch7">
            <chart:title svg:x="0.451cm" svg:y="9.469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'affinity binders'.T4:'affinity binders'.T23" chart:label-cell-address="'affinity binders'.T3:'affinity binders'.T3" chart:class="chart:bar">
            <chart:data-point chart:repeated="20"/>
          </chart:series>
          <chart:series chart:style-name="ch11" chart:values-cell-range-address="'affinity binders'.U4:'affinity binders'.U23" chart:label-cell-address="'affinity binders'.U3:'affinity binders'.U3" chart:class="chart:bar">
            <chart:data-point chart:repeated="20"/>
          </chart:series>
          <chart:series chart:style-name="ch12" chart:values-cell-range-address="'affinity binders'.V4:'affinity binders'.V23" chart:label-cell-address="'affinity binders'.V3:'affinity binders'.V3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affinity binders'.T3:'affinity binders'.T3</svg:desc>
                </draw:g>
              </table:table-cell>
              <table:table-cell office:value-type="string">
                <text:p>Medium</text:p>
                <draw:g>
                  <svg:desc>'affinity binders'.U3:'affinity binders'.U3</svg:desc>
                </draw:g>
              </table:table-cell>
              <table:table-cell office:value-type="string">
                <text:p>Weak</text:p>
                <draw:g>
                  <svg:desc>'affinity binders'.V3:'affinity binders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B</text:p>
                <draw:g>
                  <svg:desc>'affinity binders'.S4:'affinity binders'.S23</svg:desc>
                </draw:g>
              </table:table-cell>
              <table:table-cell office:value-type="float" office:value="66.6666666667">
                <text:p>66.6666666667</text:p>
                <draw:g>
                  <svg:desc>'affinity binders'.T4:'affinity binders'.T23</svg:desc>
                </draw:g>
              </table:table-cell>
              <table:table-cell office:value-type="float" office:value="17.6470588235">
                <text:p>17.6470588235</text:p>
                <draw:g>
                  <svg:desc>'affinity binders'.U4:'affinity binders'.U23</svg:desc>
                </draw:g>
              </table:table-cell>
              <table:table-cell office:value-type="float" office:value="0">
                <text:p>0</text:p>
                <draw:g>
                  <svg:desc>'affinity binders'.V4:'affinity binders'.V23</svg:desc>
                </draw:g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.88235294118">
                <text:p>5.88235294118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55.5555555556">
                <text:p>55.5555555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33.3333333333">
                <text:p>33.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23cm" svg:height="15.821cm" xlink:href=".." xlink:type="simple" chart:class="chart:bar" chart:style-name="ch1">
        <chart:title svg:x="5.336cm" svg:y="0.452cm" chart:style-name="ch2">
          <text:p>Left:Ftdock ; Center :Zdock ;  Rigth:Sdock</text:p>
        </chart:title>
        <chart:legend chart:legend-position="top" svg:x="7.593cm" svg:y="1.584cm" style:legend-expansion="wide" chart:style-name="ch3"/>
        <chart:plot-area chart:style-name="ch4" table:cell-range-address="'flexibility top10'.P4:'flexibility top10'.U24" chart:data-source-has-labels="both" svg:x="1.727cm" svg:y="2.657cm" svg:width="19.072cm" svg:height="11.575cm">
          <chartooo:coordinate-region svg:x="2.56cm" svg:y="2.936cm" svg:width="18.239cm" svg:height="8.215cm"/>
          <chart:axis chart:dimension="x" chart:name="primary-x" chart:style-name="ch5" chartooo:axis-type="auto">
            <chartooo:date-scale/>
            <chart:title svg:x="9.242cm" svg:y="14.548cm" chart:style-name="ch6">
              <text:p>Scoring functions</text:p>
            </chart:title>
            <chart:categories table:cell-range-address="'flexibility top10'.P5:'flexibility top10'.P24"/>
          </chart:axis>
          <chart:axis chart:dimension="y" chart:name="primary-y" chart:style-name="ch7">
            <chart:title svg:x="0.451cm" svg:y="11.404cm" chart:style-name="ch8">
              <text:p>Success rate percentage </text:p>
            </chart:title>
            <chart:grid chart:style-name="ch9" chart:class="major"/>
          </chart:axis>
          <chart:series chart:style-name="ch10" chart:values-cell-range-address="'flexibility top10'.Q5:'flexibility top10'.Q24" chart:label-cell-address="'flexibility top10'.Q4:'flexibility top10'.Q4" chart:class="chart:bar">
            <chart:data-point chart:repeated="20"/>
          </chart:series>
          <chart:series chart:style-name="ch11" chart:values-cell-range-address="'flexibility top10'.R5:'flexibility top10'.R24" chart:label-cell-address="'flexibility top10'.R4:'flexibility top10'.R4" chart:class="chart:bar">
            <chart:data-point chart:repeated="20"/>
          </chart:series>
          <chart:series chart:style-name="ch12" chart:values-cell-range-address="'flexibility top10'.S5:'flexibility top10'.S24" chart:label-cell-address="'flexibility top10'.S4:'flexibility top10'.S4" chart:class="chart:bar">
            <chart:data-point chart:repeated="20"/>
          </chart:series>
          <chart:series chart:style-name="ch13" chart:values-cell-range-address="'flexibility top10'.T5:'flexibility top10'.T24" chart:label-cell-address="'flexibility top10'.T4:'flexibility top10'.T4" chart:class="chart:bar">
            <chart:data-point chart:repeated="20"/>
          </chart:series>
          <chart:series chart:style-name="ch14" chart:values-cell-range-address="'flexibility top10'.U5:'flexibility top10'.U24" chart:label-cell-address="'flexibility top10'.U4:'flexibility top10'.U4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flexibility top10'.Q4:'flexibility top10'.Q4</svg:desc>
                </draw:g>
              </table:table-cell>
              <table:table-cell office:value-type="string">
                <text:p>f2 </text:p>
                <draw:g>
                  <svg:desc>'flexibility top10'.R4:'flexibility top10'.R4</svg:desc>
                </draw:g>
              </table:table-cell>
              <table:table-cell office:value-type="string">
                <text:p>f3</text:p>
                <draw:g>
                  <svg:desc>'flexibility top10'.S4:'flexibility top10'.S4</svg:desc>
                </draw:g>
              </table:table-cell>
              <table:table-cell office:value-type="string">
                <text:p>f4</text:p>
                <draw:g>
                  <svg:desc>'flexibility top10'.T4:'flexibility top10'.T4</svg:desc>
                </draw:g>
              </table:table-cell>
              <table:table-cell office:value-type="string">
                <text:p>f5</text:p>
                <draw:g>
                  <svg:desc>'flexibility top10'.U4:'flexibility top10'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B</text:p>
                <draw:g>
                  <svg:desc>'flexibility top10'.P5:'flexibility top10'.P24</svg:desc>
                </draw:g>
              </table:table-cell>
              <table:table-cell office:value-type="float" office:value="42.8571428571">
                <text:p>42.8571428571</text:p>
                <draw:g>
                  <svg:desc>'flexibility top10'.Q5:'flexibility top10'.Q24</svg:desc>
                </draw:g>
              </table:table-cell>
              <table:table-cell office:value-type="float" office:value="40">
                <text:p>40</text:p>
                <draw:g>
                  <svg:desc>'flexibility top10'.R5:'flexibility top10'.R24</svg:desc>
                </draw:g>
              </table:table-cell>
              <table:table-cell office:value-type="float" office:value="10.5263157895">
                <text:p>10.5263157895</text:p>
                <draw:g>
                  <svg:desc>'flexibility top10'.S5:'flexibility top10'.S24</svg:desc>
                </draw:g>
              </table:table-cell>
              <table:table-cell office:value-type="float" office:value="0">
                <text:p>0</text:p>
                <draw:g>
                  <svg:desc>'flexibility top10'.T5:'flexibility top10'.T24</svg:desc>
                </draw:g>
              </table:table-cell>
              <table:table-cell office:value-type="float" office:value="0">
                <text:p>0</text:p>
                <draw:g>
                  <svg:desc>'flexibility top10'.U5:'flexibility top10'.U24</svg:desc>
                </draw:g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45">
                <text:p>4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5">
                <text:p>3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Hoja5.I1:Hoja5.N22" chart:data-source-has-labels="both" svg:x="0.32cm" svg:y="0.18cm" svg:width="14.235cm" svg:height="8.64cm">
          <chartooo:coordinate-region svg:x="0.941cm" svg:y="0.38cm" svg:width="13.614cm" svg:height="6.338cm"/>
          <chart:axis chart:dimension="x" chart:name="primary-x" chart:style-name="ch4" chartooo:axis-type="auto">
            <chartooo:date-scale/>
            <chart:categories table:cell-range-address="Hoja5.I2:Hoja5.I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J2:Hoja5.J22" chart:label-cell-address="Hoja5.J1:Hoja5.J1" chart:class="chart:bar">
            <chart:data-point chart:repeated="21"/>
          </chart:series>
          <chart:series chart:style-name="ch8" chart:values-cell-range-address="Hoja5.K2:Hoja5.K22" chart:label-cell-address="Hoja5.K1:Hoja5.K1" chart:class="chart:bar">
            <chart:data-point chart:repeated="21"/>
          </chart:series>
          <chart:series chart:style-name="ch9" chart:values-cell-range-address="Hoja5.L2:Hoja5.L22" chart:label-cell-address="Hoja5.L1:Hoja5.L1" chart:class="chart:bar">
            <chart:data-point chart:repeated="21"/>
          </chart:series>
          <chart:series chart:style-name="ch10" chart:values-cell-range-address="Hoja5.M2:Hoja5.M22" chart:label-cell-address="Hoja5.M1:Hoja5.M1" chart:class="chart:bar">
            <chart:data-point chart:repeated="21"/>
          </chart:series>
          <chart:series chart:style-name="ch11" chart:values-cell-range-address="Hoja5.N2:Hoja5.N22" chart:label-cell-address="Hoja5.N1:Hoja5.N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5.J1:Hoja5.J1</svg:desc>
                </draw:g>
              </table:table-cell>
              <table:table-cell office:value-type="string">
                <text:p>f2 </text:p>
                <draw:g>
                  <svg:desc>Hoja5.K1:Hoja5.K1</svg:desc>
                </draw:g>
              </table:table-cell>
              <table:table-cell office:value-type="string">
                <text:p>f3</text:p>
                <draw:g>
                  <svg:desc>Hoja5.L1:Hoja5.L1</svg:desc>
                </draw:g>
              </table:table-cell>
              <table:table-cell office:value-type="string">
                <text:p>f4</text:p>
                <draw:g>
                  <svg:desc>Hoja5.M1:Hoja5.M1</svg:desc>
                </draw:g>
              </table:table-cell>
              <table:table-cell office:value-type="string">
                <text:p>f5</text:p>
                <draw:g>
                  <svg:desc>Hoja5.N1:Hoja5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  <draw:g>
                  <svg:desc>Hoja5.I2:Hoja5.I22</svg:desc>
                </draw:g>
              </table:table-cell>
              <table:table-cell office:value-type="float" office:value="28.5714285714">
                <text:p>28.5714285714</text:p>
                <draw:g>
                  <svg:desc>Hoja5.J2:Hoja5.J22</svg:desc>
                </draw:g>
              </table:table-cell>
              <table:table-cell office:value-type="float" office:value="15">
                <text:p>15</text:p>
                <draw:g>
                  <svg:desc>Hoja5.K2:Hoja5.K22</svg:desc>
                </draw:g>
              </table:table-cell>
              <table:table-cell office:value-type="float" office:value="21.0526315789">
                <text:p>21.0526315789</text:p>
                <draw:g>
                  <svg:desc>Hoja5.L2:Hoja5.L22</svg:desc>
                </draw:g>
              </table:table-cell>
              <table:table-cell office:value-type="float" office:value="25">
                <text:p>25</text:p>
                <draw:g>
                  <svg:desc>Hoja5.M2:Hoja5.M22</svg:desc>
                </draw:g>
              </table:table-cell>
              <table:table-cell office:value-type="float" office:value="0">
                <text:p>0</text:p>
                <draw:g>
                  <svg:desc>Hoja5.N2:Hoja5.N22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45">
                <text:p>4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5">
                <text:p>3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2cm" xlink:href=".." xlink:type="simple" chart:class="chart:bar" chart:style-name="ch1">
        <chart:legend chart:legend-position="end" svg:x="14.034cm" svg:y="3.704cm" style:legend-expansion="high" chart:style-name="ch2"/>
        <chart:plot-area chart:style-name="ch3" table:cell-range-address="Hoja5.I24:Hoja5.L45" chart:data-source-has-labels="both" svg:x="0.32cm" svg:y="0.18cm" svg:width="13.394cm" svg:height="8.642cm">
          <chartooo:coordinate-region svg:x="0.941cm" svg:y="0.379cm" svg:width="12.773cm" svg:height="6.341cm"/>
          <chart:axis chart:dimension="x" chart:name="primary-x" chart:style-name="ch4" chartooo:axis-type="auto">
            <chartooo:date-scale/>
            <chart:categories table:cell-range-address="Hoja5.I25:Hoja5.I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J25:Hoja5.J45" chart:label-cell-address="Hoja5.J24:Hoja5.J24" chart:class="chart:bar">
            <chart:data-point chart:repeated="21"/>
          </chart:series>
          <chart:series chart:style-name="ch8" chart:values-cell-range-address="Hoja5.K25:Hoja5.K45" chart:label-cell-address="Hoja5.K24:Hoja5.K24" chart:class="chart:bar">
            <chart:data-point chart:repeated="21"/>
          </chart:series>
          <chart:series chart:style-name="ch9" chart:values-cell-range-address="Hoja5.L25:Hoja5.L45" chart:label-cell-address="Hoja5.L24:Hoja5.L2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5.J24:Hoja5.J24</svg:desc>
                </draw:g>
              </table:table-cell>
              <table:table-cell office:value-type="string">
                <text:p>Medium</text:p>
                <draw:g>
                  <svg:desc>Hoja5.K24:Hoja5.K24</svg:desc>
                </draw:g>
              </table:table-cell>
              <table:table-cell office:value-type="string">
                <text:p>Weak</text:p>
                <draw:g>
                  <svg:desc>Hoja5.L24:Hoja5.L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  <draw:g>
                  <svg:desc>Hoja5.I25:Hoja5.I45</svg:desc>
                </draw:g>
              </table:table-cell>
              <table:table-cell office:value-type="float" office:value="33.3333333333">
                <text:p>33.3333333333</text:p>
                <draw:g>
                  <svg:desc>Hoja5.J25:Hoja5.J45</svg:desc>
                </draw:g>
              </table:table-cell>
              <table:table-cell office:value-type="float" office:value="5.88235294118">
                <text:p>5.88235294118</text:p>
                <draw:g>
                  <svg:desc>Hoja5.K25:Hoja5.K45</svg:desc>
                </draw:g>
              </table:table-cell>
              <table:table-cell office:value-type="float" office:value="33.3333333333">
                <text:p>33.3333333333</text:p>
                <draw:g>
                  <svg:desc>Hoja5.L25:Hoja5.L45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55.5555555556">
                <text:p>55.5555555556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33.3333333333">
                <text:p>33.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